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1.2256in"/>
    </style:style>
    <style:style style:name="co11" style:family="table-column">
      <style:table-column-properties fo:break-before="auto" style:column-width="1.4646in"/>
    </style:style>
    <style:style style:name="co12" style:family="table-column">
      <style:table-column-properties fo:break-before="auto" style:column-width="1.5937in"/>
    </style:style>
    <style:style style:name="co13" style:family="table-column">
      <style:table-column-properties fo:break-before="auto" style:column-width="1.3791in"/>
    </style:style>
    <style:style style:name="co14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7" style:family="table-cell" style:parent-style-name="Default">
      <style:table-cell-properties fo:background-color="#ccff00" style:text-align-source="fix" style:repeat-content="false" style:vertical-align="middle"/>
      <style:paragraph-properties fo:text-align="end" fo:margin-left="0in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weight="bold" style:font-name-asian="Droid Sans Fallback" style:font-weight-asian="bold" style:font-name-complex="FreeSans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33ff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name-asian="Droid Sans Fallback" style:font-weight-asian="bold" style:font-name-complex="FreeSans" style:font-weight-complex="bold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1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language="pt" fo:country="PT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pt" fo:country="PT" style:font-name-asian="Droid Sans Fallback" style:font-name-complex="FreeSans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fo:color="#800000"/>
    </style:style>
    <style:style style:name="T1" style:family="text">
      <style:text-properties style:text-position="sub"/>
    </style:style>
    <style:style style:name="T2" style:family="text">
      <style:text-properties style:font-name-asian="Droid Sans Fallback"/>
    </style:style>
    <style:style style:name="T3" style:family="text">
      <style:text-properties style:font-name-asian="Droid Sans Fallback" style:text-position="sub"/>
    </style:style>
    <style:style style:name="T4" style:family="text">
      <style:text-properties style:text-position="-33%"/>
    </style:style>
    <style:style style:name="T5" style:family="text">
      <style:text-properties style:font-name-asian="Droid Sans Fallback" style:text-position="-33%"/>
    </style:style>
    <style:style style:name="T6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6"/>
        <table:table-column table:style-name="co1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column table:style-name="co1" table:default-cell-style-name="ce24"/>
        <table:table-column table:style-name="co11" table:default-cell-style-name="ce24"/>
        <table:table-column table:style-name="co12" table:number-columns-repeated="2" table:default-cell-style-name="ce29"/>
        <table:table-column table:style-name="co11" table:default-cell-style-name="ce24"/>
        <table:table-column table:style-name="co13" table:default-cell-style-name="ce24"/>
        <table:table-column table:style-name="co11" table:default-cell-style-name="ce24"/>
        <table:table-column table:style-name="co13" table:default-cell-style-name="ce24"/>
        <table:table-column table:style-name="co1" table:default-cell-style-name="ce24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9"/>
          <table:table-cell table:style-name="Default" table:number-columns-repeated="2"/>
          <table:table-cell table:number-columns-repeated="12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4" table:number-rows-spanned="1">
            <text:p>CALIBRAÇÃO</text:p>
          </table:table-cell>
          <table:covered-table-cell table:number-columns-repeated="13"/>
          <table:table-cell table:number-columns-repeated="3"/>
          <table:table-cell table:style-name="ce8" office:value-type="string" calcext:value-type="string" table:number-columns-spanned="2" table:number-rows-spanned="1">
            <text:p>EFICIÊNCIAS</text:p>
          </table:table-cell>
          <table:covered-table-cell table:style-name="Default"/>
          <table:table-cell table:number-columns-repeated="12"/>
          <table:table-cell table:style-name="Default" table:number-columns-repeated="9"/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Designação do Pico</text:p>
          </table:table-cell>
          <table:table-cell table:style-name="ce5" office:value-type="string" calcext:value-type="string">
            <text:p>Centroide (Chn)</text:p>
          </table:table-cell>
          <table:table-cell table:style-name="ce5" office:value-type="string" calcext:value-type="string">
            <text:p>Err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ROI NET</text:p>
          </table:table-cell>
          <table:table-cell table:style-name="ce5" office:value-type="string" calcext:value-type="string">
            <text:p>Erro do ROI NET</text:p>
          </table:table-cell>
          <table:table-cell table:style-name="ce5" office:value-type="string" calcext:value-type="string">
            <text:p>ROI INT</text:p>
          </table:table-cell>
          <table:table-cell table:style-name="ce5" office:value-type="string" calcext:value-type="string">
            <text:p>Erro do ROI INT</text:p>
          </table:table-cell>
          <table:table-cell table:style-name="ce3" office:value-type="string" calcext:value-type="string" table:number-columns-spanned="2" table:number-rows-spanned="1">
            <text:p>Limite Canal (Chn)</text:p>
          </table:table-cell>
          <table:covered-table-cell/>
          <table:table-cell table:style-name="ce3" office:value-type="string" calcext:value-type="string" table:number-columns-spanned="2" table:number-rows-spanned="1">
            <text:p>Limite Tensão (V)</text:p>
          </table:table-cell>
          <table:covered-table-cell/>
          <table:table-cell table:style-name="ce5" office:value-type="string" calcext:value-type="string">
            <text:p>Correção Ruído</text:p>
          </table:table-cell>
          <table:table-cell table:style-name="ce5" office:value-type="string" calcext:value-type="string">
            <text:p>Erro da Correção</text:p>
          </table:table-cell>
          <table:table-cell table:number-columns-repeated="3"/>
          <table:table-cell table:style-name="ce1" office:value-type="string" calcext:value-type="string">
            <text:p>Σ<text:span text:style-name="T4">total</text:span></text:p>
          </table:table-cell>
          <table:table-cell table:style-name="ce17" office:value-type="string" calcext:value-type="string">
            <text:p><text:span text:style-name="T2">ε</text:span><text:span text:style-name="T3">Σ</text:span><text:span text:style-name="T5">total</text:span></text:p>
          </table:table-cell>
          <table:table-cell table:number-columns-repeated="12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511 keV</text:p>
          </table:table-cell>
          <table:table-cell office:value-type="float" office:value="298.58" calcext:value-type="float">
            <text:p>298.58</text:p>
          </table:table-cell>
          <table:table-cell table:formula="of:=[.F4]/2.355/SQRT([.G4])" office:value-type="float" office:value="0.0626830515085147" calcext:value-type="float">
            <text:p>0.0626830515</text:p>
          </table:table-cell>
          <table:table-cell office:value-type="float" office:value="25.84" calcext:value-type="float">
            <text:p>25.84</text:p>
          </table:table-cell>
          <table:table-cell office:value-type="float" office:value="30641" calcext:value-type="float">
            <text:p>30641</text:p>
          </table:table-cell>
          <table:table-cell office:value-type="float" office:value="348" calcext:value-type="float">
            <text:p>348</text:p>
          </table:table-cell>
          <table:table-cell office:value-type="float" office:value="37173" calcext:value-type="float">
            <text:p>37173</text:p>
          </table:table-cell>
          <table:table-cell office:value-type="float" office:value="193" calcext:value-type="float">
            <text:p>193</text:p>
          </table:table-cell>
          <table:table-cell office:value-type="float" office:value="260" calcext:value-type="float">
            <text:p>260</text:p>
          </table:table-cell>
          <table:table-cell office:value-type="float" office:value="336" calcext:value-type="float">
            <text:p>336</text:p>
          </table:table-cell>
          <table:table-cell office:value-type="float" office:value="2.3" calcext:value-type="float">
            <text:p>2.3</text:p>
          </table:table-cell>
          <table:table-cell office:value-type="float" office:value="2.84" calcext:value-type="float">
            <text:p>2.84</text:p>
          </table:table-cell>
          <table:table-cell table:formula="of:=[.G4]/[.I4]" office:value-type="float" office:value="0.824281064213273" calcext:value-type="float">
            <text:p>0.8242810642</text:p>
          </table:table-cell>
          <table:table-cell table:formula="of:=SQRT([.H4]^2*(1/[.I4])^2+[.J4]^2*([.G4]/[.I4]^2)^2)" office:value-type="float" office:value="0.0102934596817778" calcext:value-type="float">
            <text:p>0.0102934597</text:p>
          </table:table-cell>
          <table:table-cell table:number-columns-repeated="2"/>
          <table:table-cell table:style-name="ce5" office:value-type="string" calcext:value-type="string">
            <text:p>Detetor A</text:p>
          </table:table-cell>
          <table:table-cell table:style-name="Default" table:formula="of:=[.X27]/[.R27]*100" office:value-type="float" office:value="42.2549334570705" calcext:value-type="float">
            <text:p>42.2549334571</text:p>
          </table:table-cell>
          <table:table-cell table:style-name="Default" table:formula="of:=SQRT([.Y27]^2*(1/[.R27])^2+[.S27]^2*([.X27]/[.R27]^2)^2)*100" office:value-type="float" office:value="1.43151056272221" calcext:value-type="float">
            <text:p>1.4315105627</text:p>
          </table:table-cell>
          <table:table-cell table:number-columns-repeated="12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covered-table-cell table:style-name="ce4"/>
          <table:table-cell office:value-type="string" calcext:value-type="string">
            <text:p>1274 keV</text:p>
          </table:table-cell>
          <table:table-cell office:value-type="float" office:value="704.28" calcext:value-type="float">
            <text:p>704.28</text:p>
          </table:table-cell>
          <table:table-cell table:formula="of:=[.F5]/2.355/SQRT([.G5])" office:value-type="float" office:value="0.242386253333907" calcext:value-type="float">
            <text:p>0.2423862533</text:p>
          </table:table-cell>
          <table:table-cell office:value-type="float" office:value="44.48" calcext:value-type="float">
            <text:p>44.48</text:p>
          </table:table-cell>
          <table:table-cell office:value-type="float" office:value="6072" calcext:value-type="float">
            <text:p>6072</text:p>
          </table:table-cell>
          <table:table-cell office:value-type="float" office:value="197" calcext:value-type="float">
            <text:p>197</text:p>
          </table:table-cell>
          <table:table-cell office:value-type="float" office:value="7524" calcext:value-type="float">
            <text:p>7524</text:p>
          </table:table-cell>
          <table:table-cell office:value-type="float" office:value="87" calcext:value-type="float">
            <text:p>87</text:p>
          </table:table-cell>
          <table:table-cell table:style-name="ce12" table:number-columns-repeated="4"/>
          <table:table-cell table:number-columns-repeated="4"/>
          <table:table-cell table:style-name="ce5" office:value-type="string" calcext:value-type="string">
            <text:p>Detetor B</text:p>
          </table:table-cell>
          <table:table-cell table:style-name="Default" table:formula="of:=[.X27]/[.P27]*100" office:value-type="float" office:value="39.9064645039475" calcext:value-type="float">
            <text:p>39.9064645039</text:p>
          </table:table-cell>
          <table:table-cell table:style-name="Default" table:formula="of:=SQRT([.Y27]^2*(1/[.P27])^2+[.Q27]^2*([.X27]/[.P27]^2)^2)*100" office:value-type="float" office:value="1.423483432455" calcext:value-type="float">
            <text:p>1.4234834325</text:p>
          </table:table-cell>
          <table:table-cell table:number-columns-repeated="12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B</text:p>
          </table:table-cell>
          <table:table-cell office:value-type="string" calcext:value-type="string">
            <text:p>511 keV</text:p>
          </table:table-cell>
          <table:table-cell office:value-type="float" office:value="261.65" calcext:value-type="float">
            <text:p>261.65</text:p>
          </table:table-cell>
          <table:table-cell table:formula="of:=[.F6]/2.355/SQRT([.G6])" office:value-type="float" office:value="0.0170357849062236" calcext:value-type="float">
            <text:p>0.0170357849</text:p>
          </table:table-cell>
          <table:table-cell office:value-type="float" office:value="23.41" calcext:value-type="float">
            <text:p>23.41</text:p>
          </table:table-cell>
          <table:table-cell office:value-type="float" office:value="340484" calcext:value-type="float">
            <text:p>340484</text:p>
          </table:table-cell>
          <table:table-cell office:value-type="float" office:value="1106" calcext:value-type="float">
            <text:p>1106</text:p>
          </table:table-cell>
          <table:table-cell office:value-type="float" office:value="410146" calcext:value-type="float">
            <text:p>410146</text:p>
          </table:table-cell>
          <table:table-cell office:value-type="float" office:value="640" calcext:value-type="float">
            <text:p>640</text:p>
          </table:table-cell>
          <table:table-cell office:value-type="float" office:value="224" calcext:value-type="float">
            <text:p>224</text:p>
          </table:table-cell>
          <table:table-cell office:value-type="float" office:value="292" calcext:value-type="float">
            <text:p>292</text:p>
          </table:table-cell>
          <table:table-cell office:value-type="float" office:value="1.96" calcext:value-type="float">
            <text:p>1.96</text:p>
          </table:table-cell>
          <table:table-cell office:value-type="float" office:value="2.34" calcext:value-type="float">
            <text:p>2.34</text:p>
          </table:table-cell>
          <table:table-cell table:formula="of:=[.G6]/[.I6]" office:value-type="float" office:value="0.830153164970523" calcext:value-type="float">
            <text:p>0.830153165</text:p>
          </table:table-cell>
          <table:table-cell table:formula="of:=SQRT([.H6]^2*(1/[.I6])^2+[.J6]^2*([.G6]/[.I6]^2)^2)" office:value-type="float" office:value="0.00299160231051819" calcext:value-type="float">
            <text:p>0.0029916023</text:p>
          </table:table-cell>
          <table:table-cell table:number-columns-repeated="3"/>
          <table:table-cell table:style-name="Default" table:number-columns-repeated="2"/>
          <table:table-cell table:number-columns-repeated="12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covered-table-cell table:style-name="ce4"/>
          <table:table-cell office:value-type="string" calcext:value-type="string">
            <text:p>1274 keV</text:p>
          </table:table-cell>
          <table:table-cell office:value-type="float" office:value="617.29" calcext:value-type="float">
            <text:p>617.29</text:p>
          </table:table-cell>
          <table:table-cell table:formula="of:=[.F7]/2.355/SQRT([.G7])" office:value-type="float" office:value="0.069198214730925" calcext:value-type="float">
            <text:p>0.0691982147</text:p>
          </table:table-cell>
          <table:table-cell office:value-type="float" office:value="40.17" calcext:value-type="float">
            <text:p>40.17</text:p>
          </table:table-cell>
          <table:table-cell office:value-type="float" office:value="60762" calcext:value-type="float">
            <text:p>60762</text:p>
          </table:table-cell>
          <table:table-cell office:value-type="float" office:value="572" calcext:value-type="float">
            <text:p>572</text:p>
          </table:table-cell>
          <table:table-cell office:value-type="float" office:value="76410" calcext:value-type="float">
            <text:p>76410</text:p>
          </table:table-cell>
          <table:table-cell office:value-type="float" office:value="276" calcext:value-type="float">
            <text:p>276</text:p>
          </table:table-cell>
          <table:table-cell table:style-name="ce12" table:number-columns-repeated="4"/>
          <table:table-cell table:number-columns-repeated="5"/>
          <table:table-cell table:style-name="Default" table:number-columns-repeated="2"/>
          <table:table-cell table:number-columns-repeated="12"/>
          <table:table-cell table:style-name="ce22" office:value-type="string" calcext:value-type="string">
            <text:p>Pico</text:p>
          </table:table-cell>
          <table:table-cell table:style-name="ce22" office:value-type="string" calcext:value-type="string">
            <text:p>Centróide</text:p>
          </table:table-cell>
          <table:table-cell table:style-name="ce22" office:value-type="string" calcext:value-type="string">
            <text:p>FWHM</text:p>
          </table:table-cell>
          <table:table-cell table:style-name="ce22" office:value-type="string" calcext:value-type="string">
            <text:p>ROI NET</text:p>
          </table:table-cell>
          <table:table-cell table:style-name="ce22" office:value-type="string" calcext:value-type="string">
            <text:p>ROI INT</text:p>
          </table:table-cell>
          <table:table-cell table:style-name="ce31" office:value-type="string" calcext:value-type="string" table:number-columns-spanned="2" table:number-rows-spanned="1">
            <text:p>Limite Canal (Chn)</text:p>
          </table:table-cell>
          <table:covered-table-cell table:style-name="ce22"/>
          <table:table-cell table:style-name="ce31" office:value-type="string" calcext:value-type="string" table:number-columns-spanned="2" table:number-rows-spanned="1">
            <text:p>Limite Tensão (V)</text:p>
          </table:table-cell>
          <table:covered-table-cell table:style-name="ce22"/>
          <table:table-cell table:style-name="ce22" office:value-type="string" calcext:value-type="string">
            <text:p>Corr. de ruído (CSI)</text:p>
          </table:table-cell>
          <table:table-cell table:style-name="ce24"/>
          <table:table-cell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12"/>
          <table:table-cell table:style-name="ce23" office:value-type="string" calcext:value-type="string">
            <text:p>A – 511 keV</text:p>
          </table:table-cell>
          <table:table-cell table:style-name="ce26" table:formula="of:=&quot;$ &quot; &amp;MROUND([.D4];0.01) &amp; &quot; \pm &quot; &amp;MROUND([.E4];0.01)&amp; &quot; $&quot;" office:value-type="string" office:string-value="$ 298.58 \pm 0.06 $" calcext:value-type="string">
            <text:p>$ 298.58 \pm 0.06 $</text:p>
          </table:table-cell>
          <table:table-cell table:style-name="ce23" office:value-type="float" office:value="25.84" calcext:value-type="float">
            <text:p>25.84</text:p>
          </table:table-cell>
          <table:table-cell table:style-name="ce23" table:formula="of:=&quot;$ &quot; &amp;MROUND([.G4];0.01) &amp; &quot; \pm &quot; &amp;MROUND([.H4];0.01)&amp; &quot; $&quot;" office:value-type="string" office:string-value="$ 30641 \pm 348 $" calcext:value-type="string">
            <text:p>$ 30641 \pm 348 $</text:p>
          </table:table-cell>
          <table:table-cell table:style-name="ce30" table:formula="of:=&quot;$ &quot; &amp;MROUND([.I4];0.01) &amp; &quot; \pm &quot; &amp;MROUND([.J4];0.01)&amp; &quot; $&quot;" office:value-type="string" office:string-value="$ 37173 \pm 193 $" calcext:value-type="string">
            <text:p>$ 37173 \pm 193 $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336" calcext:value-type="float">
            <text:p>336</text:p>
          </table:table-cell>
          <table:table-cell table:style-name="ce23" office:value-type="float" office:value="2.3" calcext:value-type="float">
            <text:p>2.3</text:p>
          </table:table-cell>
          <table:table-cell table:style-name="ce23" office:value-type="float" office:value="2.84" calcext:value-type="float">
            <text:p>2.84</text:p>
          </table:table-cell>
          <table:table-cell table:style-name="ce23" table:formula="of:=&quot;$ &quot; &amp;MROUND([.O4];0.01) &amp; &quot; \pm &quot; &amp;MROUND([.P4];0.01)&amp; &quot; $&quot;" office:value-type="string" office:string-value="$ 0.82 \pm 0.01 $" calcext:value-type="string">
            <text:p>$ 0.82 \pm 0.01 $</text:p>
          </table:table-cell>
          <table:table-cell table:style-name="ce24"/>
          <table:table-cell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12"/>
          <table:table-cell table:style-name="ce23" office:value-type="string" calcext:value-type="string">
            <text:p>A- 1274 keV</text:p>
          </table:table-cell>
          <table:table-cell table:style-name="ce26" table:formula="of:=&quot;$ &quot; &amp;MROUND([.D5];0.01) &amp; &quot; \pm &quot; &amp;MROUND([.E5];0.01)&amp; &quot; $&quot;" office:value-type="string" office:string-value="$ 704.28 \pm 0.24 $" calcext:value-type="string">
            <text:p>$ 704.28 \pm 0.24 $</text:p>
          </table:table-cell>
          <table:table-cell table:style-name="ce23" office:value-type="float" office:value="44.48" calcext:value-type="float">
            <text:p>44.48</text:p>
          </table:table-cell>
          <table:table-cell table:style-name="ce23" table:formula="of:=&quot;$ &quot; &amp;MROUND([.G5];0.01) &amp; &quot; \pm &quot; &amp;MROUND([.H5];0.01)&amp; &quot; $&quot;" office:value-type="string" office:string-value="$ 6072 \pm 197 $" calcext:value-type="string">
            <text:p>$ 6072 \pm 197 $</text:p>
          </table:table-cell>
          <table:table-cell table:style-name="ce30" table:formula="of:=&quot;$ &quot; &amp;MROUND([.I5];0.01) &amp; &quot; \pm &quot; &amp;MROUND([.J5];0.01)&amp; &quot; $&quot;" office:value-type="string" office:string-value="$ 7524 \pm 87 $" calcext:value-type="string">
            <text:p>$ 7524 \pm 87 $</text:p>
          </table:table-cell>
          <table:table-cell table:style-name="ce25" table:number-columns-repeated="2"/>
          <table:table-cell table:style-name="ce23" table:number-columns-repeated="3"/>
          <table:table-cell table:style-name="ce24"/>
          <table:table-cell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12"/>
          <table:table-cell table:style-name="ce23" office:value-type="string" calcext:value-type="string">
            <text:p>B- 511 keV</text:p>
          </table:table-cell>
          <table:table-cell table:style-name="ce26" table:formula="of:=&quot;$ &quot; &amp;MROUND([.D6];0.01) &amp; &quot; \pm &quot; &amp;MROUND([.E6];0.01)&amp; &quot; $&quot;" office:value-type="string" office:string-value="$ 261.65 \pm 0.02 $" calcext:value-type="string">
            <text:p>$ 261.65 \pm 0.02 $</text:p>
          </table:table-cell>
          <table:table-cell table:style-name="ce23" office:value-type="float" office:value="23.41" calcext:value-type="float">
            <text:p>23.41</text:p>
          </table:table-cell>
          <table:table-cell table:style-name="ce23" table:formula="of:=&quot;$ &quot; &amp;MROUND([.G6];0.01) &amp; &quot; \pm &quot; &amp;MROUND([.H6];0.01)&amp; &quot; $&quot;" office:value-type="string" office:string-value="$ 340484 \pm 1106 $" calcext:value-type="string">
            <text:p>$ 340484 \pm 1106 $</text:p>
          </table:table-cell>
          <table:table-cell table:style-name="ce30" table:formula="of:=&quot;$ &quot; &amp;MROUND([.I6];0.01) &amp; &quot; \pm &quot; &amp;MROUND([.J6];0.01)&amp; &quot; $&quot;" office:value-type="string" office:string-value="$ 410146 \pm 640 $" calcext:value-type="string">
            <text:p>$ 410146 \pm 640 $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292" calcext:value-type="float">
            <text:p>292</text:p>
          </table:table-cell>
          <table:table-cell table:style-name="ce23" office:value-type="float" office:value="1.96" calcext:value-type="float">
            <text:p>1.96</text:p>
          </table:table-cell>
          <table:table-cell table:style-name="ce23" office:value-type="float" office:value="2.34" calcext:value-type="float">
            <text:p>2.34</text:p>
          </table:table-cell>
          <table:table-cell table:style-name="ce23" table:formula="of:=&quot;$ &quot; &amp;MROUND([.O6];0.01) &amp; &quot; \pm &quot; &amp;MROUND([.P6];0.01)&amp; &quot; $&quot;" office:value-type="string" office:string-value="$ 0.83 \pm 0 $" calcext:value-type="string">
            <text:p>$ 0.83 \pm 0 $</text:p>
          </table:table-cell>
          <table:table-cell table:style-name="ce24"/>
          <table:table-cell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12"/>
          <table:table-cell table:style-name="ce23" office:value-type="string" calcext:value-type="string">
            <text:p>B – 1274 keV</text:p>
          </table:table-cell>
          <table:table-cell table:style-name="ce26" table:formula="of:=&quot;$ &quot; &amp;MROUND([.D7];0.01) &amp; &quot; \pm &quot; &amp;MROUND([.E7];0.01)&amp; &quot; $&quot;" office:value-type="string" office:string-value="$ 617.29 \pm 0.07 $" calcext:value-type="string">
            <text:p>$ 617.29 \pm 0.07 $</text:p>
          </table:table-cell>
          <table:table-cell table:style-name="ce23" office:value-type="float" office:value="40.17" calcext:value-type="float">
            <text:p>40.17</text:p>
          </table:table-cell>
          <table:table-cell table:style-name="ce23" table:formula="of:=&quot;$ &quot; &amp;MROUND([.G7];0.01) &amp; &quot; \pm &quot; &amp;MROUND([.H7];0.01)&amp; &quot; $&quot;" office:value-type="string" office:string-value="$ 60762 \pm 572 $" calcext:value-type="string">
            <text:p>$ 60762 \pm 572 $</text:p>
          </table:table-cell>
          <table:table-cell table:style-name="ce30" table:formula="of:=&quot;$ &quot; &amp;MROUND([.I7];0.01) &amp; &quot; \pm &quot; &amp;MROUND([.J7];0.01)&amp; &quot; $&quot;" office:value-type="string" office:string-value="$ 76410 \pm 276 $" calcext:value-type="string">
            <text:p>$ 76410 \pm 276 $</text:p>
          </table:table-cell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4"/>
          <table:table-cell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14"/>
          <table:table-cell table:style-name="ce24" table:number-columns-repeated="2"/>
          <table:table-cell table:number-columns-repeated="5"/>
          <table:table-cell table:style-name="ce24" table:number-columns-repeated="2"/>
          <table:table-cell/>
        </table:table-row>
        <table:table-row table:style-name="ro1">
          <table:table-cell table:number-columns-repeated="2"/>
          <table:table-cell table:style-name="ce8" office:value-type="string" calcext:value-type="string" table:number-columns-spanned="13" table:number-rows-spanned="1">
            <text:p>NÃO CORRIGIDO</text:p>
          </table:table-cell>
          <table:covered-table-cell table:number-columns-repeated="12"/>
          <table:table-cell table:style-name="ce13" office:value-type="string" calcext:value-type="string" table:number-columns-spanned="6" table:number-rows-spanned="1">
            <text:p>CORRIGIDO COM RUIDOS</text:p>
          </table:table-cell>
          <table:covered-table-cell table:number-columns-repeated="3"/>
          <table:covered-table-cell table:number-columns-repeated="2" table:style-name="Default"/>
          <table:table-cell table:style-name="ce19" office:value-type="string" calcext:value-type="string" table:number-columns-spanned="4" table:number-rows-spanned="1">
            <text:p>COINCIDENCIAS FORTUITAS</text:p>
          </table:table-cell>
          <table:covered-table-cell table:number-columns-repeated="3"/>
          <table:table-cell table:style-name="ce20" office:value-type="string" calcext:value-type="string" table:number-columns-spanned="5" table:number-rows-spanned="1">
            <text:p>Calculo dos momentos</text:p>
          </table:table-cell>
          <table:covered-table-cell table:number-columns-repeated="4"/>
          <table:table-cell table:number-columns-repeated="3"/>
          <table:table-cell table:style-name="ce1" office:value-type="string" calcext:value-type="string">
            <text:p>θ (º)</text:p>
          </table:table-cell>
          <table:table-cell table:style-name="ce5" office:value-type="string" calcext:value-type="string">
            <text:p>Tempo aquisição (s)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Rc1corr</text:p>
          </table:table-cell>
          <table:table-cell table:style-name="ce5" office:value-type="string" calcext:value-type="string">
            <text:p>Rc2corr</text:p>
          </table:table-cell>
          <table:table-cell table:style-name="ce5" office:value-type="string" calcext:value-type="string">
            <text:p>Rc3corr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τ (s)</text:p>
          </table:table-cell>
          <table:table-cell table:style-name="ce5" office:value-type="string" calcext:value-type="string">
            <text:p>t_aquisição (s)</text:p>
          </table:table-cell>
          <table:table-cell table:style-name="ce1" office:value-type="string" calcext:value-type="string">
            <text:p>θ (º)</text:p>
          </table:table-cell>
          <table:table-cell table:style-name="ce5" office:value-type="string" calcext:value-type="string">
            <text:p>C1</text:p>
          </table:table-cell>
          <table:table-cell table:style-name="ce1" office:value-type="string" calcext:value-type="string">
            <text:p>ε<text:span text:style-name="T1">C1</text:span></text:p>
          </table:table-cell>
          <table:table-cell table:style-name="ce5" office:value-type="string" calcext:value-type="string">
            <text:p>C2</text:p>
          </table:table-cell>
          <table:table-cell table:style-name="ce11" office:value-type="string" calcext:value-type="string">
            <text:p><text:span text:style-name="T2">ε</text:span><text:span text:style-name="T3">C2</text:span></text:p>
          </table:table-cell>
          <table:table-cell table:style-name="ce5" office:value-type="string" calcext:value-type="string">
            <text:p>C3</text:p>
          </table:table-cell>
          <table:table-cell table:style-name="ce11" office:value-type="string" calcext:value-type="string">
            <text:p><text:span text:style-name="T2">ε</text:span><text:span text:style-name="T3">C3</text:span></text:p>
          </table:table-cell>
          <table:table-cell table:style-name="ce5" office:value-type="string" calcext:value-type="string">
            <text:p>R<text:span text:style-name="T4">C1</text:span></text:p>
          </table:table-cell>
          <table:table-cell table:style-name="ce11" office:value-type="string" calcext:value-type="string">
            <text:p><text:span text:style-name="T2">ε</text:span><text:span text:style-name="T3">RC1</text:span></text:p>
          </table:table-cell>
          <table:table-cell table:style-name="ce5" office:value-type="string" calcext:value-type="string">
            <text:p>R<text:span text:style-name="T4">C2</text:span></text:p>
          </table:table-cell>
          <table:table-cell table:style-name="ce11" office:value-type="string" calcext:value-type="string">
            <text:p><text:span text:style-name="T2">ε</text:span><text:span text:style-name="T3">RC2</text:span></text:p>
          </table:table-cell>
          <table:table-cell table:style-name="ce5" office:value-type="string" calcext:value-type="string">
            <text:p>R<text:span text:style-name="T4">C3</text:span></text:p>
          </table:table-cell>
          <table:table-cell table:style-name="ce11" office:value-type="string" calcext:value-type="string">
            <text:p><text:span text:style-name="T2">ε</text:span><text:span text:style-name="T3">RC3</text:span></text:p>
          </table:table-cell>
          <table:table-cell table:style-name="ce5" office:value-type="string" calcext:value-type="string">
            <text:p>R<text:span text:style-name="T4">C1corr</text:span></text:p>
          </table:table-cell>
          <table:table-cell table:style-name="ce11" office:value-type="string" calcext:value-type="string">
            <text:p><text:span text:style-name="T2">ε</text:span><text:span text:style-name="T3">RC1corr</text:span></text:p>
          </table:table-cell>
          <table:table-cell table:style-name="ce5" office:value-type="string" calcext:value-type="string">
            <text:p>R<text:span text:style-name="T4">C2corr</text:span></text:p>
          </table:table-cell>
          <table:table-cell table:style-name="ce11" office:value-type="string" calcext:value-type="string">
            <text:p><text:span text:style-name="T2">ε</text:span><text:span text:style-name="T3">RC2corr</text:span></text:p>
          </table:table-cell>
          <table:table-cell table:style-name="ce15" office:value-type="string" calcext:value-type="string">
            <text:p>R<text:span text:style-name="T4">CF+R</text:span></text:p>
          </table:table-cell>
          <table:table-cell table:style-name="ce18" office:value-type="string" calcext:value-type="string">
            <text:p><text:span text:style-name="T2">ε</text:span><text:span text:style-name="T3">RCF+R</text:span></text:p>
          </table:table-cell>
          <table:table-cell table:style-name="ce5" office:value-type="string" calcext:value-type="string">
            <text:p>R<text:span text:style-name="T4">CF</text:span></text:p>
          </table:table-cell>
          <table:table-cell table:style-name="ce11" office:value-type="string" calcext:value-type="string">
            <text:p><text:span text:style-name="T2">ε</text:span><text:span text:style-name="T3">RCF</text:span></text:p>
          </table:table-cell>
          <table:table-cell table:style-name="ce5" office:value-type="string" calcext:value-type="string">
            <text:p>R<text:span text:style-name="T4">C3corr</text:span></text:p>
          </table:table-cell>
          <table:table-cell table:style-name="ce11" office:value-type="string" calcext:value-type="string">
            <text:p><text:span text:style-name="T2">ε</text:span><text:span text:style-name="T3">RC3corr</text:span></text:p>
          </table:table-cell>
          <table:table-cell table:style-name="ce1" office:value-type="string" calcext:value-type="string">
            <text:p>θ (º)</text:p>
          </table:table-cell>
          <table:table-cell table:style-name="ce5" office:value-type="string" calcext:value-type="string">
            <text:p>(θ-0)*R<text:span text:style-name="T4">C3corr</text:span></text:p>
          </table:table-cell>
          <table:table-cell table:style-name="ce5" office:value-type="string" calcext:value-type="string">
            <text:p>(θ-<text:span text:style-name="T6">θ</text:span>)²*R<text:span text:style-name="T4">C3corr</text:span></text:p>
          </table:table-cell>
          <table:table-cell table:style-name="ce5" office:value-type="string" calcext:value-type="string">
            <text:p>(θ-<text:span text:style-name="T6">θ</text:span>)³*R<text:span text:style-name="T4">C3corr</text:span></text:p>
          </table:table-cell>
          <table:table-cell table:style-name="ce5" office:value-type="string" calcext:value-type="string">
            <text:p>(θ-<text:span text:style-name="T6">θ</text:span>)⁴*R<text:span text:style-name="T4">C3corr</text:span>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120" calcext:value-type="float">
            <text:p>120</text:p>
          </table:table-cell>
          <table:table-cell table:formula="of:=&quot;$ &quot; &amp;MROUND([.D15];0.01) &amp; &quot; \pm &quot; &amp;MROUND([.E15];1)&amp; &quot; $&quot;" office:value-type="string" office:string-value="$ 14942 \pm 122 $" calcext:value-type="string">
            <text:p>$ 14942 \pm 122 $</text:p>
          </table:table-cell>
          <table:table-cell table:formula="of:=&quot;$ &quot; &amp;MROUND([.F15];0.01) &amp; &quot; \pm &quot; &amp;MROUND([.G15];1)&amp; &quot; $&quot;" office:value-type="string" office:string-value="$ 13664 \pm 117 $" calcext:value-type="string">
            <text:p>$ 13664 \pm 117 $</text:p>
          </table:table-cell>
          <table:table-cell table:formula="of:=&quot;$ &quot; &amp;MROUND([.H15];0.01) &amp; &quot; \pm &quot; &amp;MROUND([.I15];1)&amp; &quot; $&quot;" office:value-type="string" office:string-value="$ 148 \pm 12 $" calcext:value-type="string">
            <text:p>$ 148 \pm 12 $</text:p>
          </table:table-cell>
          <table:table-cell table:formula="of:=&quot;$ &quot; &amp;MROUND([.P15];0.01) &amp; &quot; \pm &quot; &amp;MROUND([.Q15];0.01)&amp; &quot; $&quot;" office:value-type="string" office:string-value="$ 102.64 \pm 1.53 $" calcext:value-type="string">
            <text:p>$ 102.64 \pm 1.53 $</text:p>
          </table:table-cell>
          <table:table-cell table:formula="of:=&quot;$ &quot; &amp;MROUND([.R15];0.01) &amp; &quot; \pm &quot; &amp;MROUND([.S15];0.01)&amp; &quot; $&quot;" office:value-type="string" office:string-value="$ 94.53 \pm 0.88 $" calcext:value-type="string">
            <text:p>$ 94.53 \pm 0.88 $</text:p>
          </table:table-cell>
          <table:table-cell table:formula="of:=&quot;$ &quot; &amp;MROUND([.X15];0.01) &amp; &quot; \pm &quot; &amp;MROUND([.Y15];0.01)&amp; &quot; $&quot;" office:value-type="string" office:string-value="$ 1.06 \pm 0.1 $" calcext:value-type="string">
            <text:p>$ 1.06 \pm 0.1 $</text:p>
          </table:table-cell>
          <table:table-cell table:number-columns-repeated="2"/>
          <table:table-cell table:style-name="ce32" table:number-columns-spanned="2" table:number-rows-spanned="1"/>
          <table:covered-table-cell table:style-name="ce33"/>
        </table:table-row>
        <table:table-row table:style-name="ro1">
          <table:table-cell table:style-name="ce2" office:value-type="float" office:value="0.000006" calcext:value-type="float">
            <text:p>6.00E-006</text:p>
          </table:table-cell>
          <table:table-cell office:value-type="float" office:value="120" calcext:value-type="float">
            <text:p>120</text:p>
          </table:table-cell>
          <table:table-cell office:value-type="float" office:value="-20" calcext:value-type="float">
            <text:p>-20</text:p>
          </table:table-cell>
          <table:table-cell office:value-type="float" office:value="14942" calcext:value-type="float">
            <text:p>14942</text:p>
          </table:table-cell>
          <table:table-cell table:formula="of:=SQRT([.D15])" office:value-type="float" office:value="122.237473795886" calcext:value-type="float">
            <text:p>122.2374737959</text:p>
          </table:table-cell>
          <table:table-cell office:value-type="float" office:value="13664" calcext:value-type="float">
            <text:p>13664</text:p>
          </table:table-cell>
          <table:table-cell table:formula="of:=SQRT([.F15])" office:value-type="float" office:value="116.89311356962" calcext:value-type="float">
            <text:p>116.8931135696</text:p>
          </table:table-cell>
          <table:table-cell office:value-type="float" office:value="148" calcext:value-type="float">
            <text:p>148</text:p>
          </table:table-cell>
          <table:table-cell table:formula="of:=SQRT([.H15])" office:value-type="float" office:value="12.1655250605964" calcext:value-type="float">
            <text:p>12.1655250606</text:p>
          </table:table-cell>
          <table:table-cell table:formula="of:=[.D15]/[.B15]" office:value-type="float" office:value="124.516666666667" calcext:value-type="float">
            <text:p>124.5166666667</text:p>
          </table:table-cell>
          <table:table-cell table:formula="of:=[.E15]/[.B15]" office:value-type="float" office:value="1.01864561496572" calcext:value-type="float">
            <text:p>1.018645615</text:p>
          </table:table-cell>
          <table:table-cell table:formula="of:=[.F15]/[.B15]" office:value-type="float" office:value="113.866666666667" calcext:value-type="float">
            <text:p>113.8666666667</text:p>
          </table:table-cell>
          <table:table-cell table:formula="of:=[.G15]/[.B15]" office:value-type="float" office:value="0.974109279746831" calcext:value-type="float">
            <text:p>0.9741092797</text:p>
          </table:table-cell>
          <table:table-cell table:formula="of:=[.H15]/[.B15]" office:value-type="float" office:value="1.23333333333333" calcext:value-type="float">
            <text:p>1.2333333333</text:p>
          </table:table-cell>
          <table:table-cell table:formula="of:=[.I15]/[.B15]" office:value-type="float" office:value="0.10137937550497" calcext:value-type="float">
            <text:p>0.1013793755</text:p>
          </table:table-cell>
          <table:table-cell table:formula="of:=[.J15]*[.O$4]" office:value-type="float" office:value="102.636730512289" calcext:value-type="float">
            <text:p>102.6367305123</text:p>
          </table:table-cell>
          <table:table-cell table:formula="of:=SQRT([.K15]^2*[.O$4]^2+[.P$4]^2*[.J15]^2)" office:value-type="float" office:value="1.53224873448758" calcext:value-type="float">
            <text:p>1.5322487345</text:p>
          </table:table-cell>
          <table:table-cell table:formula="of:=[.L15]*[.O$6]" office:value-type="float" office:value="94.5267737179769" calcext:value-type="float">
            <text:p>94.526773718</text:p>
          </table:table-cell>
          <table:table-cell table:formula="of:=SQRT([.M15]^2*[.O$6]^2+[.P$6]^2*[.L15]^2)" office:value-type="float" office:value="0.877478788022143" calcext:value-type="float">
            <text:p>0.877478788</text:p>
          </table:table-cell>
          <table:table-cell table:formula="of:=([.A$15])*(([.J15]-[.P15])*[.L15]+([.L15]-[.R15])*[.J15]+2*[.P15]*[.R15])" office:value-type="float" office:value="0.145820234406095" calcext:value-type="float">
            <text:p>0.1458202344</text:p>
          </table:table-cell>
          <table:table-cell/>
          <table:table-cell table:formula="of:=2*[.J15]*[.L15]*[.A$15]" office:value-type="float" office:value="0.170139573333333" calcext:value-type="float">
            <text:p>0.1701395733</text:p>
          </table:table-cell>
          <table:table-cell table:formula="of:=2*[.A$15]*SQRT([.K15]^2*[.L15]^2+[.M15]^2*[.J15]^2)" office:value-type="float" office:value="0.00201391257563756" calcext:value-type="float">
            <text:p>0.0020139126</text:p>
          </table:table-cell>
          <table:table-cell table:formula="of:=[.N15]-[.V15]" office:value-type="float" office:value="1.06319376" calcext:value-type="float">
            <text:p>1.06319376</text:p>
          </table:table-cell>
          <table:table-cell table:formula="of:=SQRT([.W15]^2+[.O15]^2)" office:value-type="float" office:value="0.10139937683063" calcext:value-type="float">
            <text:p>0.1013993768</text:p>
          </table:table-cell>
          <table:table-cell office:value-type="float" office:value="-20" calcext:value-type="float">
            <text:p>-20</text:p>
          </table:table-cell>
          <table:table-cell table:formula="of:=[.Z15]*[.X15]" office:value-type="float" office:value="-21.2638752" calcext:value-type="float">
            <text:p>-21.2638752</text:p>
          </table:table-cell>
          <table:table-cell table:formula="of:=([.Z15]-[.AA$44])^2*[.X15]" office:value-type="float" office:value="397.992747981694" calcext:value-type="float">
            <text:p>397.9927479817</text:p>
          </table:table-cell>
          <table:table-cell table:formula="of:=([.Z15]-[.AA$44])^3*[.X15]" office:value-type="float" office:value="-7700.28019613208" calcext:value-type="float">
            <text:p>-7700.2801961321</text:p>
          </table:table-cell>
          <table:table-cell table:formula="of:=([.Z15]-[.AA$44])^4*[.X15]" office:value-type="float" office:value="148983.405852589" calcext:value-type="float">
            <text:p>148983.405852589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90" calcext:value-type="float">
            <text:p>90</text:p>
          </table:table-cell>
          <table:table-cell table:formula="of:=&quot;$ &quot; &amp;MROUND([.D16];0.01) &amp; &quot; \pm &quot; &amp;MROUND([.E16];1)&amp; &quot; $&quot;" office:value-type="string" office:string-value="$ 11185 \pm 106 $" calcext:value-type="string">
            <text:p>$ 11185 \pm 106 $</text:p>
          </table:table-cell>
          <table:table-cell table:formula="of:=&quot;$ &quot; &amp;MROUND([.F16];0.01) &amp; &quot; \pm &quot; &amp;MROUND([.G16];1)&amp; &quot; $&quot;" office:value-type="string" office:string-value="$ 10271 \pm 101 $" calcext:value-type="string">
            <text:p>$ 10271 \pm 101 $</text:p>
          </table:table-cell>
          <table:table-cell table:formula="of:=&quot;$ &quot; &amp;MROUND([.H16];0.01) &amp; &quot; \pm &quot; &amp;MROUND([.I16];1)&amp; &quot; $&quot;" office:value-type="string" office:string-value="$ 727 \pm 27 $" calcext:value-type="string">
            <text:p>$ 727 \pm 27 $</text:p>
          </table:table-cell>
          <table:table-cell table:formula="of:=&quot;$ &quot; &amp;MROUND([.P16];0.01) &amp; &quot; \pm &quot; &amp;MROUND([.Q16];0.01)&amp; &quot; $&quot;" office:value-type="string" office:string-value="$ 102.44 \pm 1.6 $" calcext:value-type="string">
            <text:p>$ 102.44 \pm 1.6 $</text:p>
          </table:table-cell>
          <table:table-cell table:formula="of:=&quot;$ &quot; &amp;MROUND([.R16];0.01) &amp; &quot; \pm &quot; &amp;MROUND([.S16];0.01)&amp; &quot; $&quot;" office:value-type="string" office:string-value="$ 94.74 \pm 1 $" calcext:value-type="string">
            <text:p>$ 94.74 \pm 1 $</text:p>
          </table:table-cell>
          <table:table-cell table:formula="of:=&quot;$ &quot; &amp;MROUND([.X16];0.01) &amp; &quot; \pm &quot; &amp;MROUND([.Y16];0.01)&amp; &quot; $&quot;" office:value-type="string" office:string-value="$ 7.91 \pm 0.3 $" calcext:value-type="string">
            <text:p>$ 7.91 \pm 0.3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-15" calcext:value-type="float">
            <text:p>-15</text:p>
          </table:table-cell>
          <table:table-cell office:value-type="float" office:value="11185" calcext:value-type="float">
            <text:p>11185</text:p>
          </table:table-cell>
          <table:table-cell table:formula="of:=SQRT([.D16])" office:value-type="float" office:value="105.759160359753" calcext:value-type="float">
            <text:p>105.7591603598</text:p>
          </table:table-cell>
          <table:table-cell office:value-type="float" office:value="10271" calcext:value-type="float">
            <text:p>10271</text:p>
          </table:table-cell>
          <table:table-cell table:formula="of:=SQRT([.F16])" office:value-type="float" office:value="101.345942197998" calcext:value-type="float">
            <text:p>101.345942198</text:p>
          </table:table-cell>
          <table:table-cell office:value-type="float" office:value="727" calcext:value-type="float">
            <text:p>727</text:p>
          </table:table-cell>
          <table:table-cell table:formula="of:=SQRT([.H16])" office:value-type="float" office:value="26.9629375254255" calcext:value-type="float">
            <text:p>26.9629375254</text:p>
          </table:table-cell>
          <table:table-cell table:formula="of:=[.D16]/[.B16]" office:value-type="float" office:value="124.277777777778" calcext:value-type="float">
            <text:p>124.2777777778</text:p>
          </table:table-cell>
          <table:table-cell table:formula="of:=[.E16]/[.B16]" office:value-type="float" office:value="1.17510178177504" calcext:value-type="float">
            <text:p>1.1751017818</text:p>
          </table:table-cell>
          <table:table-cell table:formula="of:=[.F16]/[.B16]" office:value-type="float" office:value="114.122222222222" calcext:value-type="float">
            <text:p>114.1222222222</text:p>
          </table:table-cell>
          <table:table-cell table:formula="of:=[.G16]/[.B16]" office:value-type="float" office:value="1.1260660244222" calcext:value-type="float">
            <text:p>1.1260660244</text:p>
          </table:table-cell>
          <table:table-cell table:formula="of:=[.H16]/[.B16]" office:value-type="float" office:value="8.07777777777778" calcext:value-type="float">
            <text:p>8.0777777778</text:p>
          </table:table-cell>
          <table:table-cell table:formula="of:=[.I16]/[.B16]" office:value-type="float" office:value="0.29958819472695" calcext:value-type="float">
            <text:p>0.2995881947</text:p>
          </table:table-cell>
          <table:table-cell table:formula="of:=[.J16]*[.O$4]" office:value-type="float" office:value="102.439818924727" calcext:value-type="float">
            <text:p>102.4398189247</text:p>
          </table:table-cell>
          <table:table-cell table:formula="of:=SQRT([.K16]^2*[.O$4]^2+[.P$4]^2*[.J16]^2)" office:value-type="float" office:value="1.60458392308721" calcext:value-type="float">
            <text:p>1.6045839231</text:p>
          </table:table-cell>
          <table:table-cell table:formula="of:=[.L16]*[.O$6]" office:value-type="float" office:value="94.7389239712471" calcext:value-type="float">
            <text:p>94.7389239712</text:p>
          </table:table-cell>
          <table:table-cell table:formula="of:=SQRT([.M16]^2*[.O$6]^2+[.P$6]^2*[.L16]^2)" office:value-type="float" office:value="0.995200617768832" calcext:value-type="float">
            <text:p>0.9952006178</text:p>
          </table:table-cell>
          <table:table-cell table:formula="of:=([.A$15])*(([.J16]-[.P16])*[.L16]+([.L16]-[.R16])*[.J16]+2*[.P16]*[.R16])" office:value-type="float" office:value="0.145867116355313" calcext:value-type="float">
            <text:p>0.1458671164</text:p>
          </table:table-cell>
          <table:table-cell/>
          <table:table-cell table:formula="of:=2*[.J16]*[.L16]*[.A$15]" office:value-type="float" office:value="0.170194274074074" calcext:value-type="float">
            <text:p>0.1701942741</text:p>
          </table:table-cell>
          <table:table-cell table:formula="of:=2*[.A$15]*SQRT([.K16]^2*[.L16]^2+[.M16]^2*[.J16]^2)" office:value-type="float" office:value="0.00232592103446525" calcext:value-type="float">
            <text:p>0.002325921</text:p>
          </table:table-cell>
          <table:table-cell table:formula="of:=[.N16]-[.V16]" office:value-type="float" office:value="7.9075835037037" calcext:value-type="float">
            <text:p>7.9075835037</text:p>
          </table:table-cell>
          <table:table-cell table:formula="of:=SQRT([.W16]^2+[.O16]^2)" office:value-type="float" office:value="0.29959722349917" calcext:value-type="float">
            <text:p>0.2995972235</text:p>
          </table:table-cell>
          <table:table-cell office:value-type="float" office:value="-15" calcext:value-type="float">
            <text:p>-15</text:p>
          </table:table-cell>
          <table:table-cell table:formula="of:=[.Z16]*[.X16]" office:value-type="float" office:value="-118.613752555556" calcext:value-type="float">
            <text:p>-118.6137525556</text:p>
          </table:table-cell>
          <table:table-cell table:formula="of:=([.Z16]-[.AA$44])^2*[.X16]" office:value-type="float" office:value="1627.84789777216" calcext:value-type="float">
            <text:p>1627.8478977722</text:p>
          </table:table-cell>
          <table:table-cell table:formula="of:=([.Z16]-[.AA$44])^3*[.X16]" office:value-type="float" office:value="-23356.0201436257" calcext:value-type="float">
            <text:p>-23356.0201436257</text:p>
          </table:table-cell>
          <table:table-cell table:formula="of:=([.Z16]-[.AA$44])^4*[.X16]" office:value-type="float" office:value="335107.277342075" calcext:value-type="float">
            <text:p>335107.277342075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60" calcext:value-type="float">
            <text:p>60</text:p>
          </table:table-cell>
          <table:table-cell table:formula="of:=&quot;$ &quot; &amp;MROUND([.D17];0.01) &amp; &quot; \pm &quot; &amp;MROUND([.E17];1)&amp; &quot; $&quot;" office:value-type="string" office:string-value="$ 7448 \pm 86 $" calcext:value-type="string">
            <text:p>$ 7448 \pm 86 $</text:p>
          </table:table-cell>
          <table:table-cell table:formula="of:=&quot;$ &quot; &amp;MROUND([.F17];0.01) &amp; &quot; \pm &quot; &amp;MROUND([.G17];1)&amp; &quot; $&quot;" office:value-type="string" office:string-value="$ 6802 \pm 82 $" calcext:value-type="string">
            <text:p>$ 6802 \pm 82 $</text:p>
          </table:table-cell>
          <table:table-cell table:formula="of:=&quot;$ &quot; &amp;MROUND([.H17];0.01) &amp; &quot; \pm &quot; &amp;MROUND([.I17];1)&amp; &quot; $&quot;" office:value-type="string" office:string-value="$ 831 \pm 29 $" calcext:value-type="string">
            <text:p>$ 831 \pm 29 $</text:p>
          </table:table-cell>
          <table:table-cell table:formula="of:=&quot;$ &quot; &amp;MROUND([.P17];0.01) &amp; &quot; \pm &quot; &amp;MROUND([.Q17];0.01)&amp; &quot; $&quot;" office:value-type="string" office:string-value="$ 102.32 \pm 1.74 $" calcext:value-type="string">
            <text:p>$ 102.32 \pm 1.74 $</text:p>
          </table:table-cell>
          <table:table-cell table:formula="of:=&quot;$ &quot; &amp;MROUND([.R17];0.01) &amp; &quot; \pm &quot; &amp;MROUND([.S17];0.01)&amp; &quot; $&quot;" office:value-type="string" office:string-value="$ 94.11 \pm 1.19 $" calcext:value-type="string">
            <text:p>$ 94.11 \pm 1.19 $</text:p>
          </table:table-cell>
          <table:table-cell table:formula="of:=&quot;$ &quot; &amp;MROUND([.X17];0.01) &amp; &quot; \pm &quot; &amp;MROUND([.Y17];0.01)&amp; &quot; $&quot;" office:value-type="string" office:string-value="$ 13.68 \pm 0.48 $" calcext:value-type="string">
            <text:p>$ 13.68 \pm 0.48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12" calcext:value-type="float">
            <text:p>-12</text:p>
          </table:table-cell>
          <table:table-cell office:value-type="float" office:value="7448" calcext:value-type="float">
            <text:p>7448</text:p>
          </table:table-cell>
          <table:table-cell table:formula="of:=SQRT([.D17])" office:value-type="float" office:value="86.3017960415657" calcext:value-type="float">
            <text:p>86.3017960416</text:p>
          </table:table-cell>
          <table:table-cell office:value-type="float" office:value="6802" calcext:value-type="float">
            <text:p>6802</text:p>
          </table:table-cell>
          <table:table-cell table:formula="of:=SQRT([.F17])" office:value-type="float" office:value="82.4742384020611" calcext:value-type="float">
            <text:p>82.4742384021</text:p>
          </table:table-cell>
          <table:table-cell office:value-type="float" office:value="831" calcext:value-type="float">
            <text:p>831</text:p>
          </table:table-cell>
          <table:table-cell table:formula="of:=SQRT([.H17])" office:value-type="float" office:value="28.8270706107991" calcext:value-type="float">
            <text:p>28.8270706108</text:p>
          </table:table-cell>
          <table:table-cell table:formula="of:=[.D17]/[.B17]" office:value-type="float" office:value="124.133333333333" calcext:value-type="float">
            <text:p>124.1333333333</text:p>
          </table:table-cell>
          <table:table-cell table:formula="of:=[.E17]/[.B17]" office:value-type="float" office:value="1.43836326735943" calcext:value-type="float">
            <text:p>1.4383632674</text:p>
          </table:table-cell>
          <table:table-cell table:formula="of:=[.F17]/[.B17]" office:value-type="float" office:value="113.366666666667" calcext:value-type="float">
            <text:p>113.3666666667</text:p>
          </table:table-cell>
          <table:table-cell table:formula="of:=[.G17]/[.B17]" office:value-type="float" office:value="1.37457064003435" calcext:value-type="float">
            <text:p>1.37457064</text:p>
          </table:table-cell>
          <table:table-cell table:formula="of:=[.H17]/[.B17]" office:value-type="float" office:value="13.85" calcext:value-type="float">
            <text:p>13.85</text:p>
          </table:table-cell>
          <table:table-cell table:formula="of:=[.I17]/[.B17]" office:value-type="float" office:value="0.480451176846652" calcext:value-type="float">
            <text:p>0.4804511768</text:p>
          </table:table-cell>
          <table:table-cell table:formula="of:=[.J17]*[.O$4]" office:value-type="float" office:value="102.320756104341" calcext:value-type="float">
            <text:p>102.3207561043</text:p>
          </table:table-cell>
          <table:table-cell table:formula="of:=SQRT([.K17]^2*[.O$4]^2+[.P$4]^2*[.J17]^2)" office:value-type="float" office:value="1.74308884327639" calcext:value-type="float">
            <text:p>1.7430888433</text:p>
          </table:table-cell>
          <table:table-cell table:formula="of:=[.L17]*[.O$6]" office:value-type="float" office:value="94.1116971354916" calcext:value-type="float">
            <text:p>94.1116971355</text:p>
          </table:table-cell>
          <table:table-cell table:formula="of:=SQRT([.M17]^2*[.O$6]^2+[.P$6]^2*[.L17]^2)" office:value-type="float" office:value="1.19043692578846" calcext:value-type="float">
            <text:p>1.1904369258</text:p>
          </table:table-cell>
          <table:table-cell table:formula="of:=([.A$15])*(([.J17]-[.P17])*[.L17]+([.L17]-[.R17])*[.J17]+2*[.P17]*[.R17])" office:value-type="float" office:value="0.144732976447975" calcext:value-type="float">
            <text:p>0.1447329764</text:p>
          </table:table-cell>
          <table:table-cell/>
          <table:table-cell table:formula="of:=2*[.J17]*[.L17]*[.A$15]" office:value-type="float" office:value="0.168870986666667" calcext:value-type="float">
            <text:p>0.1688709867</text:p>
          </table:table-cell>
          <table:table-cell table:formula="of:=2*[.A$15]*SQRT([.K17]^2*[.L17]^2+[.M17]^2*[.J17]^2)" office:value-type="float" office:value="0.00283220265282459" calcext:value-type="float">
            <text:p>0.0028322027</text:p>
          </table:table-cell>
          <table:table-cell table:formula="of:=[.N17]-[.V17]" office:value-type="float" office:value="13.6811290133333" calcext:value-type="float">
            <text:p>13.6811290133</text:p>
          </table:table-cell>
          <table:table-cell table:formula="of:=SQRT([.W17]^2+[.O17]^2)" office:value-type="float" office:value="0.480459524523346" calcext:value-type="float">
            <text:p>0.4804595245</text:p>
          </table:table-cell>
          <table:table-cell office:value-type="float" office:value="-12" calcext:value-type="float">
            <text:p>-12</text:p>
          </table:table-cell>
          <table:table-cell table:formula="of:=[.Z17]*[.X17]" office:value-type="float" office:value="-164.17354816" calcext:value-type="float">
            <text:p>-164.17354816</text:p>
          </table:table-cell>
          <table:table-cell table:formula="of:=([.Z17]-[.AA$44])^2*[.X17]" office:value-type="float" office:value="1761.75103554976" calcext:value-type="float">
            <text:p>1761.7510355498</text:p>
          </table:table-cell>
          <table:table-cell table:formula="of:=([.Z17]-[.AA$44])^3*[.X17]" office:value-type="float" office:value="-19991.9811673066" calcext:value-type="float">
            <text:p>-19991.9811673066</text:p>
          </table:table-cell>
          <table:table-cell table:formula="of:=([.Z17]-[.AA$44])^4*[.X17]" office:value-type="float" office:value="226864.808323625" calcext:value-type="float">
            <text:p>226864.808323625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style-name="ce27" office:value-type="float" office:value="30" calcext:value-type="float">
            <text:p>30</text:p>
          </table:table-cell>
          <table:table-cell table:formula="of:=&quot;$ &quot; &amp;MROUND([.D18];0.01) &amp; &quot; \pm &quot; &amp;MROUND([.E18];1)&amp; &quot; $&quot;" office:value-type="string" office:string-value="$ 3789 \pm 62 $" calcext:value-type="string">
            <text:p>$ 3789 \pm 62 $</text:p>
          </table:table-cell>
          <table:table-cell table:formula="of:=&quot;$ &quot; &amp;MROUND([.F18];0.01) &amp; &quot; \pm &quot; &amp;MROUND([.G18];1)&amp; &quot; $&quot;" office:value-type="string" office:string-value="$ 3678 \pm 61 $" calcext:value-type="string">
            <text:p>$ 3678 \pm 61 $</text:p>
          </table:table-cell>
          <table:table-cell table:formula="of:=&quot;$ &quot; &amp;MROUND([.H18];0.01) &amp; &quot; \pm &quot; &amp;MROUND([.I18];1)&amp; &quot; $&quot;" office:value-type="string" office:string-value="$ 658 \pm 26 $" calcext:value-type="string">
            <text:p>$ 658 \pm 26 $</text:p>
          </table:table-cell>
          <table:table-cell table:formula="of:=&quot;$ &quot; &amp;MROUND([.P18];0.01) &amp; &quot; \pm &quot; &amp;MROUND([.Q18];0.01)&amp; &quot; $&quot;" office:value-type="string" office:string-value="$ 104.11 \pm 2.13 $" calcext:value-type="string">
            <text:p>$ 104.11 \pm 2.13 $</text:p>
          </table:table-cell>
          <table:table-cell table:formula="of:=&quot;$ &quot; &amp;MROUND([.R18];0.01) &amp; &quot; \pm &quot; &amp;MROUND([.S18];0.01)&amp; &quot; $&quot;" office:value-type="string" office:string-value="$ 101.78 \pm 1.72 $" calcext:value-type="string">
            <text:p>$ 101.78 \pm 1.72 $</text:p>
          </table:table-cell>
          <table:table-cell table:formula="of:=&quot;$ &quot; &amp;MROUND([.X18];0.01) &amp; &quot; \pm &quot; &amp;MROUND([.Y18];0.01)&amp; &quot; $&quot;" office:value-type="string" office:string-value="$ 21.75 \pm 0.86 $" calcext:value-type="string">
            <text:p>$ 21.75 \pm 0.86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3789" calcext:value-type="float">
            <text:p>3789</text:p>
          </table:table-cell>
          <table:table-cell table:formula="of:=SQRT([.D18])" office:value-type="float" office:value="61.5548535860496" calcext:value-type="float">
            <text:p>61.554853586</text:p>
          </table:table-cell>
          <table:table-cell office:value-type="float" office:value="3678" calcext:value-type="float">
            <text:p>3678</text:p>
          </table:table-cell>
          <table:table-cell table:formula="of:=SQRT([.F18])" office:value-type="float" office:value="60.6465168002252" calcext:value-type="float">
            <text:p>60.6465168002</text:p>
          </table:table-cell>
          <table:table-cell office:value-type="float" office:value="658" calcext:value-type="float">
            <text:p>658</text:p>
          </table:table-cell>
          <table:table-cell table:formula="of:=SQRT([.H18])" office:value-type="float" office:value="25.6515106767613" calcext:value-type="float">
            <text:p>25.6515106768</text:p>
          </table:table-cell>
          <table:table-cell table:formula="of:=[.D18]/[.B18]" office:value-type="float" office:value="126.3" calcext:value-type="float">
            <text:p>126.3</text:p>
          </table:table-cell>
          <table:table-cell table:formula="of:=[.E18]/[.B18]" office:value-type="float" office:value="2.05182845286832" calcext:value-type="float">
            <text:p>2.0518284529</text:p>
          </table:table-cell>
          <table:table-cell table:formula="of:=[.F18]/[.B18]" office:value-type="float" office:value="122.6" calcext:value-type="float">
            <text:p>122.6</text:p>
          </table:table-cell>
          <table:table-cell table:formula="of:=[.G18]/[.B18]" office:value-type="float" office:value="2.02155056000751" calcext:value-type="float">
            <text:p>2.02155056</text:p>
          </table:table-cell>
          <table:table-cell table:formula="of:=[.H18]/[.B18]" office:value-type="float" office:value="21.9333333333333" calcext:value-type="float">
            <text:p>21.9333333333</text:p>
          </table:table-cell>
          <table:table-cell table:formula="of:=[.I18]/[.B18]" office:value-type="float" office:value="0.855050355892044" calcext:value-type="float">
            <text:p>0.8550503559</text:p>
          </table:table-cell>
          <table:table-cell table:formula="of:=[.J18]*[.O$4]" office:value-type="float" office:value="104.106698410136" calcext:value-type="float">
            <text:p>104.1066984101</text:p>
          </table:table-cell>
          <table:table-cell table:formula="of:=SQRT([.K18]^2*[.O$4]^2+[.P$4]^2*[.J18]^2)" office:value-type="float" office:value="2.13321485860365" calcext:value-type="float">
            <text:p>2.1332148586</text:p>
          </table:table-cell>
          <table:table-cell table:formula="of:=[.L18]*[.O$6]" office:value-type="float" office:value="101.776778025386" calcext:value-type="float">
            <text:p>101.7767780254</text:p>
          </table:table-cell>
          <table:table-cell table:formula="of:=SQRT([.M18]^2*[.O$6]^2+[.P$6]^2*[.L18]^2)" office:value-type="float" office:value="1.71780801352538" calcext:value-type="float">
            <text:p>1.7178080135</text:p>
          </table:table-cell>
          <table:table-cell table:formula="of:=([.A$15])*(([.J18]-[.P18])*[.L18]+([.L18]-[.R18])*[.J18]+2*[.P18]*[.R18])" office:value-type="float" office:value="0.159252962282397" calcext:value-type="float">
            <text:p>0.1592529623</text:p>
          </table:table-cell>
          <table:table-cell/>
          <table:table-cell table:formula="of:=2*[.J18]*[.L18]*[.A$15]" office:value-type="float" office:value="0.18581256" calcext:value-type="float">
            <text:p>0.18581256</text:p>
          </table:table-cell>
          <table:table-cell table:formula="of:=2*[.A$15]*SQRT([.K18]^2*[.L18]^2+[.M18]^2*[.J18]^2)" office:value-type="float" office:value="0.00430110433186641" calcext:value-type="float">
            <text:p>0.0043011043</text:p>
          </table:table-cell>
          <table:table-cell table:formula="of:=[.N18]-[.V18]" office:value-type="float" office:value="21.7475207733333" calcext:value-type="float">
            <text:p>21.7475207733</text:p>
          </table:table-cell>
          <table:table-cell table:formula="of:=SQRT([.W18]^2+[.O18]^2)" office:value-type="float" office:value="0.855061173606652" calcext:value-type="float">
            <text:p>0.8550611736</text:p>
          </table:table-cell>
          <table:table-cell office:value-type="float" office:value="-10" calcext:value-type="float">
            <text:p>-10</text:p>
          </table:table-cell>
          <table:table-cell table:formula="of:=[.Z18]*[.X18]" office:value-type="float" office:value="-217.475207733333" calcext:value-type="float">
            <text:p>-217.4752077333</text:p>
          </table:table-cell>
          <table:table-cell table:formula="of:=([.Z18]-[.AA$44])^2*[.X18]" office:value-type="float" office:value="1900.32406976249" calcext:value-type="float">
            <text:p>1900.3240697625</text:p>
          </table:table-cell>
          <table:table-cell table:formula="of:=([.Z18]-[.AA$44])^3*[.X18]" office:value-type="float" office:value="-17763.8307498635" calcext:value-type="float">
            <text:p>-17763.8307498635</text:p>
          </table:table-cell>
          <table:table-cell table:formula="of:=([.Z18]-[.AA$44])^4*[.X18]" office:value-type="float" office:value="166052.563313181" calcext:value-type="float">
            <text:p>166052.563313181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table:formula="of:=&quot;$ &quot; &amp;MROUND([.D19];0.01) &amp; &quot; \pm &quot; &amp;MROUND([.E19];1)&amp; &quot; $&quot;" office:value-type="string" office:string-value="$ 3659 \pm 60 $" calcext:value-type="string">
            <text:p>$ 3659 \pm 60 $</text:p>
          </table:table-cell>
          <table:table-cell table:formula="of:=&quot;$ &quot; &amp;MROUND([.F19];0.01) &amp; &quot; \pm &quot; &amp;MROUND([.G19];1)&amp; &quot; $&quot;" office:value-type="string" office:string-value="$ 3582 \pm 60 $" calcext:value-type="string">
            <text:p>$ 3582 \pm 60 $</text:p>
          </table:table-cell>
          <table:table-cell table:formula="of:=&quot;$ &quot; &amp;MROUND([.H19];0.01) &amp; &quot; \pm &quot; &amp;MROUND([.I19];1)&amp; &quot; $&quot;" office:value-type="string" office:string-value="$ 729 \pm 27 $" calcext:value-type="string">
            <text:p>$ 729 \pm 27 $</text:p>
          </table:table-cell>
          <table:table-cell table:formula="of:=&quot;$ &quot; &amp;MROUND([.P19];0.01) &amp; &quot; \pm &quot; &amp;MROUND([.Q19];0.01)&amp; &quot; $&quot;" office:value-type="string" office:string-value="$ 100.53 \pm 2.08 $" calcext:value-type="string">
            <text:p>$ 100.53 \pm 2.08 $</text:p>
          </table:table-cell>
          <table:table-cell table:formula="of:=&quot;$ &quot; &amp;MROUND([.R19];0.01) &amp; &quot; \pm &quot; &amp;MROUND([.S19];0.01)&amp; &quot; $&quot;" office:value-type="string" office:string-value="$ 99.12 \pm 1.69 $" calcext:value-type="string">
            <text:p>$ 99.12 \pm 1.69 $</text:p>
          </table:table-cell>
          <table:table-cell table:formula="of:=&quot;$ &quot; &amp;MROUND([.X19];0.01) &amp; &quot; \pm &quot; &amp;MROUND([.Y19];0.01)&amp; &quot; $&quot;" office:value-type="string" office:string-value="$ 24.13 \pm 0.9 $" calcext:value-type="string">
            <text:p>$ 24.13 \pm 0.9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9" calcext:value-type="float">
            <text:p>-9</text:p>
          </table:table-cell>
          <table:table-cell office:value-type="float" office:value="3659" calcext:value-type="float">
            <text:p>3659</text:p>
          </table:table-cell>
          <table:table-cell table:formula="of:=SQRT([.D19])" office:value-type="float" office:value="60.4896685393465" calcext:value-type="float">
            <text:p>60.4896685393</text:p>
          </table:table-cell>
          <table:table-cell office:value-type="float" office:value="3582" calcext:value-type="float">
            <text:p>3582</text:p>
          </table:table-cell>
          <table:table-cell table:formula="of:=SQRT([.F19])" office:value-type="float" office:value="59.84981202978" calcext:value-type="float">
            <text:p>59.8498120298</text:p>
          </table:table-cell>
          <table:table-cell office:value-type="float" office:value="729" calcext:value-type="float">
            <text:p>729</text:p>
          </table:table-cell>
          <table:table-cell table:formula="of:=SQRT([.H19])" office:value-type="float" office:value="27" calcext:value-type="float">
            <text:p>27</text:p>
          </table:table-cell>
          <table:table-cell table:formula="of:=[.D19]/[.B19]" office:value-type="float" office:value="121.966666666667" calcext:value-type="float">
            <text:p>121.9666666667</text:p>
          </table:table-cell>
          <table:table-cell table:formula="of:=[.E19]/[.B19]" office:value-type="float" office:value="2.01632228464488" calcext:value-type="float">
            <text:p>2.0163222846</text:p>
          </table:table-cell>
          <table:table-cell table:formula="of:=[.F19]/[.B19]" office:value-type="float" office:value="119.4" calcext:value-type="float">
            <text:p>119.4</text:p>
          </table:table-cell>
          <table:table-cell table:formula="of:=[.G19]/[.B19]" office:value-type="float" office:value="1.994993734326" calcext:value-type="float">
            <text:p>1.9949937343</text:p>
          </table:table-cell>
          <table:table-cell table:formula="of:=[.H19]/[.B19]" office:value-type="float" office:value="24.3" calcext:value-type="float">
            <text:p>24.3</text:p>
          </table:table-cell>
          <table:table-cell table:formula="of:=[.I19]/[.B19]" office:value-type="float" office:value="0.9" calcext:value-type="float">
            <text:p>0.9</text:p>
          </table:table-cell>
          <table:table-cell table:formula="of:=[.J19]*[.O$4]" office:value-type="float" office:value="100.534813798546" calcext:value-type="float">
            <text:p>100.5348137985</text:p>
          </table:table-cell>
          <table:table-cell table:formula="of:=SQRT([.K19]^2*[.O$4]^2+[.P$4]^2*[.J19]^2)" office:value-type="float" office:value="2.0829006997987" calcext:value-type="float">
            <text:p>2.0829006998</text:p>
          </table:table-cell>
          <table:table-cell table:formula="of:=[.L19]*[.O$6]" office:value-type="float" office:value="99.1202878974804" calcext:value-type="float">
            <text:p>99.1202878975</text:p>
          </table:table-cell>
          <table:table-cell table:formula="of:=SQRT([.M19]^2*[.O$6]^2+[.P$6]^2*[.L19]^2)" office:value-type="float" office:value="1.69423255374374" calcext:value-type="float">
            <text:p>1.6942325537</text:p>
          </table:table-cell>
          <table:table-cell table:formula="of:=([.A$15])*(([.J19]-[.P19])*[.L19]+([.L19]-[.R19])*[.J19]+2*[.P19]*[.R19])" office:value-type="float" office:value="0.149774948960523" calcext:value-type="float">
            <text:p>0.149774949</text:p>
          </table:table-cell>
          <table:table-cell/>
          <table:table-cell table:formula="of:=2*[.J19]*[.L19]*[.A$15]" office:value-type="float" office:value="0.17475384" calcext:value-type="float">
            <text:p>0.17475384</text:p>
          </table:table-cell>
          <table:table-cell table:formula="of:=2*[.A$15]*SQRT([.K19]^2*[.L19]^2+[.M19]^2*[.J19]^2)" office:value-type="float" office:value="0.00410754193395515" calcext:value-type="float">
            <text:p>0.0041075419</text:p>
          </table:table-cell>
          <table:table-cell table:formula="of:=[.N19]-[.V19]" office:value-type="float" office:value="24.12524616" calcext:value-type="float">
            <text:p>24.12524616</text:p>
          </table:table-cell>
          <table:table-cell table:formula="of:=SQRT([.W19]^2+[.O19]^2)" office:value-type="float" office:value="0.900009373229379" calcext:value-type="float">
            <text:p>0.9000093732</text:p>
          </table:table-cell>
          <table:table-cell office:value-type="float" office:value="-9" calcext:value-type="float">
            <text:p>-9</text:p>
          </table:table-cell>
          <table:table-cell table:formula="of:=[.Z19]*[.X19]" office:value-type="float" office:value="-217.12721544" calcext:value-type="float">
            <text:p>-217.12721544</text:p>
          </table:table-cell>
          <table:table-cell table:formula="of:=([.Z19]-[.AA$44])^2*[.X19]" office:value-type="float" office:value="1681.18229046349" calcext:value-type="float">
            <text:p>1681.1822904635</text:p>
          </table:table-cell>
          <table:table-cell table:formula="of:=([.Z19]-[.AA$44])^3*[.X19]" office:value-type="float" office:value="-14034.1570785706" calcext:value-type="float">
            <text:p>-14034.1570785706</text:p>
          </table:table-cell>
          <table:table-cell table:formula="of:=([.Z19]-[.AA$44])^4*[.X19]" office:value-type="float" office:value="117154.199174732" calcext:value-type="float">
            <text:p>117154.19917473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table:formula="of:=&quot;$ &quot; &amp;MROUND([.D20];0.01) &amp; &quot; \pm &quot; &amp;MROUND([.E20];1)&amp; &quot; $&quot;" office:value-type="string" office:string-value="$ 3760 \pm 61 $" calcext:value-type="string">
            <text:p>$ 3760 \pm 61 $</text:p>
          </table:table-cell>
          <table:table-cell table:formula="of:=&quot;$ &quot; &amp;MROUND([.F20];0.01) &amp; &quot; \pm &quot; &amp;MROUND([.G20];1)&amp; &quot; $&quot;" office:value-type="string" office:string-value="$ 3647 \pm 60 $" calcext:value-type="string">
            <text:p>$ 3647 \pm 60 $</text:p>
          </table:table-cell>
          <table:table-cell table:formula="of:=&quot;$ &quot; &amp;MROUND([.H20];0.01) &amp; &quot; \pm &quot; &amp;MROUND([.I20];1)&amp; &quot; $&quot;" office:value-type="string" office:string-value="$ 811 \pm 28 $" calcext:value-type="string">
            <text:p>$ 811 \pm 28 $</text:p>
          </table:table-cell>
          <table:table-cell table:formula="of:=&quot;$ &quot; &amp;MROUND([.P20];0.01) &amp; &quot; \pm &quot; &amp;MROUND([.Q20];0.01)&amp; &quot; $&quot;" office:value-type="string" office:string-value="$ 103.31 \pm 2.12 $" calcext:value-type="string">
            <text:p>$ 103.31 \pm 2.12 $</text:p>
          </table:table-cell>
          <table:table-cell table:formula="of:=&quot;$ &quot; &amp;MROUND([.R20];0.01) &amp; &quot; \pm &quot; &amp;MROUND([.S20];0.01)&amp; &quot; $&quot;" office:value-type="string" office:string-value="$ 100.92 \pm 1.71 $" calcext:value-type="string">
            <text:p>$ 100.92 \pm 1.71 $</text:p>
          </table:table-cell>
          <table:table-cell table:formula="of:=&quot;$ &quot; &amp;MROUND([.X20];0.01) &amp; &quot; \pm &quot; &amp;MROUND([.Y20];0.01)&amp; &quot; $&quot;" office:value-type="string" office:string-value="$ 26.85 \pm 0.95 $" calcext:value-type="string">
            <text:p>$ 26.85 \pm 0.95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3760" calcext:value-type="float">
            <text:p>3760</text:p>
          </table:table-cell>
          <table:table-cell table:formula="of:=SQRT([.D20])" office:value-type="float" office:value="61.3188388670236" calcext:value-type="float">
            <text:p>61.318838867</text:p>
          </table:table-cell>
          <table:table-cell office:value-type="float" office:value="3647" calcext:value-type="float">
            <text:p>3647</text:p>
          </table:table-cell>
          <table:table-cell table:formula="of:=SQRT([.F20])" office:value-type="float" office:value="60.390396587537" calcext:value-type="float">
            <text:p>60.3903965875</text:p>
          </table:table-cell>
          <table:table-cell office:value-type="float" office:value="811" calcext:value-type="float">
            <text:p>811</text:p>
          </table:table-cell>
          <table:table-cell table:formula="of:=SQRT([.H20])" office:value-type="float" office:value="28.4780617317963" calcext:value-type="float">
            <text:p>28.4780617318</text:p>
          </table:table-cell>
          <table:table-cell table:formula="of:=[.D20]/[.B20]" office:value-type="float" office:value="125.333333333333" calcext:value-type="float">
            <text:p>125.3333333333</text:p>
          </table:table-cell>
          <table:table-cell table:formula="of:=[.E20]/[.B20]" office:value-type="float" office:value="2.04396129556745" calcext:value-type="float">
            <text:p>2.0439612956</text:p>
          </table:table-cell>
          <table:table-cell table:formula="of:=[.F20]/[.B20]" office:value-type="float" office:value="121.566666666667" calcext:value-type="float">
            <text:p>121.5666666667</text:p>
          </table:table-cell>
          <table:table-cell table:formula="of:=[.G20]/[.B20]" office:value-type="float" office:value="2.01301321958457" calcext:value-type="float">
            <text:p>2.0130132196</text:p>
          </table:table-cell>
          <table:table-cell table:formula="of:=[.H20]/[.B20]" office:value-type="float" office:value="27.0333333333333" calcext:value-type="float">
            <text:p>27.0333333333</text:p>
          </table:table-cell>
          <table:table-cell table:formula="of:=[.I20]/[.B20]" office:value-type="float" office:value="0.949268724393209" calcext:value-type="float">
            <text:p>0.9492687244</text:p>
          </table:table-cell>
          <table:table-cell table:formula="of:=[.J20]*[.O$4]" office:value-type="float" office:value="103.309893381397" calcext:value-type="float">
            <text:p>103.3098933814</text:p>
          </table:table-cell>
          <table:table-cell table:formula="of:=SQRT([.K20]^2*[.O$4]^2+[.P$4]^2*[.J20]^2)" office:value-type="float" office:value="2.12201306097464" calcext:value-type="float">
            <text:p>2.122013061</text:p>
          </table:table-cell>
          <table:table-cell table:formula="of:=[.L20]*[.O$6]" office:value-type="float" office:value="100.91895308825" calcext:value-type="float">
            <text:p>100.9189530883</text:p>
          </table:table-cell>
          <table:table-cell table:formula="of:=SQRT([.M20]^2*[.O$6]^2+[.P$6]^2*[.L20]^2)" office:value-type="float" office:value="1.71022477470738" calcext:value-type="float">
            <text:p>1.7102247747</text:p>
          </table:table-cell>
          <table:table-cell table:formula="of:=([.A$15])*(([.J20]-[.P20])*[.L20]+([.L20]-[.R20])*[.J20]+2*[.P20]*[.R20])" office:value-type="float" office:value="0.156702093116423" calcext:value-type="float">
            <text:p>0.1567020931</text:p>
          </table:table-cell>
          <table:table-cell/>
          <table:table-cell table:formula="of:=2*[.J20]*[.L20]*[.A$15]" office:value-type="float" office:value="0.182836266666667" calcext:value-type="float">
            <text:p>0.1828362667</text:p>
          </table:table-cell>
          <table:table-cell table:formula="of:=2*[.A$15]*SQRT([.K20]^2*[.L20]^2+[.M20]^2*[.J20]^2)" office:value-type="float" office:value="0.00424934226628075" calcext:value-type="float">
            <text:p>0.0042493423</text:p>
          </table:table-cell>
          <table:table-cell table:formula="of:=[.N20]-[.V20]" office:value-type="float" office:value="26.8504970666667" calcext:value-type="float">
            <text:p>26.8504970667</text:p>
          </table:table-cell>
          <table:table-cell table:formula="of:=SQRT([.W20]^2+[.O20]^2)" office:value-type="float" office:value="0.949278235303437" calcext:value-type="float">
            <text:p>0.9492782353</text:p>
          </table:table-cell>
          <table:table-cell office:value-type="float" office:value="-8" calcext:value-type="float">
            <text:p>-8</text:p>
          </table:table-cell>
          <table:table-cell table:formula="of:=[.Z20]*[.X20]" office:value-type="float" office:value="-214.803976533333" calcext:value-type="float">
            <text:p>-214.8039765333</text:p>
          </table:table-cell>
          <table:table-cell table:formula="of:=([.Z20]-[.AA$44])^2*[.X20]" office:value-type="float" office:value="1449.65890274334" calcext:value-type="float">
            <text:p>1449.6589027434</text:p>
          </table:table-cell>
          <table:table-cell table:formula="of:=([.Z20]-[.AA$44])^3*[.X20]" office:value-type="float" office:value="-10651.7895046387" calcext:value-type="float">
            <text:p>-10651.7895046387</text:p>
          </table:table-cell>
          <table:table-cell table:formula="of:=([.Z20]-[.AA$44])^4*[.X20]" office:value-type="float" office:value="78267.1147236206" calcext:value-type="float">
            <text:p>78267.1147236206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style-name="ce27" office:value-type="float" office:value="30" calcext:value-type="float">
            <text:p>30</text:p>
          </table:table-cell>
          <table:table-cell table:formula="of:=&quot;$ &quot; &amp;MROUND([.D21];0.01) &amp; &quot; \pm &quot; &amp;MROUND([.E21];1)&amp; &quot; $&quot;" office:value-type="string" office:string-value="$ 3843 \pm 62 $" calcext:value-type="string">
            <text:p>$ 3843 \pm 62 $</text:p>
          </table:table-cell>
          <table:table-cell table:formula="of:=&quot;$ &quot; &amp;MROUND([.F21];0.01) &amp; &quot; \pm &quot; &amp;MROUND([.G21];1)&amp; &quot; $&quot;" office:value-type="string" office:string-value="$ 3372 \pm 58 $" calcext:value-type="string">
            <text:p>$ 3372 \pm 58 $</text:p>
          </table:table-cell>
          <table:table-cell table:formula="of:=&quot;$ &quot; &amp;MROUND([.H21];0.01) &amp; &quot; \pm &quot; &amp;MROUND([.I21];1)&amp; &quot; $&quot;" office:value-type="string" office:string-value="$ 830 \pm 29 $" calcext:value-type="string">
            <text:p>$ 830 \pm 29 $</text:p>
          </table:table-cell>
          <table:table-cell table:formula="of:=&quot;$ &quot; &amp;MROUND([.P21];0.01) &amp; &quot; \pm &quot; &amp;MROUND([.Q21];0.01)&amp; &quot; $&quot;" office:value-type="string" office:string-value="$ 105.59 \pm 2.15 $" calcext:value-type="string">
            <text:p>$ 105.59 \pm 2.15 $</text:p>
          </table:table-cell>
          <table:table-cell table:formula="of:=&quot;$ &quot; &amp;MROUND([.R21];0.01) &amp; &quot; \pm &quot; &amp;MROUND([.S21];0.01)&amp; &quot; $&quot;" office:value-type="string" office:string-value="$ 93.31 \pm 1.64 $" calcext:value-type="string">
            <text:p>$ 93.31 \pm 1.64 $</text:p>
          </table:table-cell>
          <table:table-cell table:formula="of:=&quot;$ &quot; &amp;MROUND([.X21];0.01) &amp; &quot; \pm &quot; &amp;MROUND([.Y21];0.01)&amp; &quot; $&quot;" office:value-type="string" office:string-value="$ 27.49 \pm 0.96 $" calcext:value-type="string">
            <text:p>$ 27.49 \pm 0.96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office:value-type="float" office:value="3843" calcext:value-type="float">
            <text:p>3843</text:p>
          </table:table-cell>
          <table:table-cell table:formula="of:=SQRT([.D21])" office:value-type="float" office:value="61.9919349593155" calcext:value-type="float">
            <text:p>61.9919349593</text:p>
          </table:table-cell>
          <table:table-cell office:value-type="float" office:value="3372" calcext:value-type="float">
            <text:p>3372</text:p>
          </table:table-cell>
          <table:table-cell table:formula="of:=SQRT([.F21])" office:value-type="float" office:value="58.0689245638319" calcext:value-type="float">
            <text:p>58.0689245638</text:p>
          </table:table-cell>
          <table:table-cell office:value-type="float" office:value="830" calcext:value-type="float">
            <text:p>830</text:p>
          </table:table-cell>
          <table:table-cell table:formula="of:=SQRT([.H21])" office:value-type="float" office:value="28.8097205817759" calcext:value-type="float">
            <text:p>28.8097205818</text:p>
          </table:table-cell>
          <table:table-cell table:formula="of:=[.D21]/[.B21]" office:value-type="float" office:value="128.1" calcext:value-type="float">
            <text:p>128.1</text:p>
          </table:table-cell>
          <table:table-cell table:formula="of:=[.E21]/[.B21]" office:value-type="float" office:value="2.06639783197718" calcext:value-type="float">
            <text:p>2.066397832</text:p>
          </table:table-cell>
          <table:table-cell table:formula="of:=[.F21]/[.B21]" office:value-type="float" office:value="112.4" calcext:value-type="float">
            <text:p>112.4</text:p>
          </table:table-cell>
          <table:table-cell table:formula="of:=[.G21]/[.B21]" office:value-type="float" office:value="1.9356308187944" calcext:value-type="float">
            <text:p>1.9356308188</text:p>
          </table:table-cell>
          <table:table-cell table:formula="of:=[.H21]/[.B21]" office:value-type="float" office:value="27.6666666666667" calcext:value-type="float">
            <text:p>27.6666666667</text:p>
          </table:table-cell>
          <table:table-cell table:formula="of:=[.I21]/[.B21]" office:value-type="float" office:value="0.960324019392529" calcext:value-type="float">
            <text:p>0.9603240194</text:p>
          </table:table-cell>
          <table:table-cell table:formula="of:=[.J21]*[.O$4]" office:value-type="float" office:value="105.59040432572" calcext:value-type="float">
            <text:p>105.5904043257</text:p>
          </table:table-cell>
          <table:table-cell table:formula="of:=SQRT([.K21]^2*[.O$4]^2+[.P$4]^2*[.J21]^2)" office:value-type="float" office:value="2.15404063237177" calcext:value-type="float">
            <text:p>2.1540406324</text:p>
          </table:table-cell>
          <table:table-cell table:formula="of:=[.L21]*[.O$6]" office:value-type="float" office:value="93.3092157426868" calcext:value-type="float">
            <text:p>93.3092157427</text:p>
          </table:table-cell>
          <table:table-cell table:formula="of:=SQRT([.M21]^2*[.O$6]^2+[.P$6]^2*[.L21]^2)" office:value-type="float" office:value="1.64167582779831" calcext:value-type="float">
            <text:p>1.6416758278</text:p>
          </table:table-cell>
          <table:table-cell table:formula="of:=([.A$15])*(([.J21]-[.P21])*[.L21]+([.L21]-[.R21])*[.J21]+2*[.P21]*[.R21])" office:value-type="float" office:value="0.148084341913939" calcext:value-type="float">
            <text:p>0.1480843419</text:p>
          </table:table-cell>
          <table:table-cell/>
          <table:table-cell table:formula="of:=2*[.J21]*[.L21]*[.A$15]" office:value-type="float" office:value="0.17278128" calcext:value-type="float">
            <text:p>0.17278128</text:p>
          </table:table-cell>
          <table:table-cell table:formula="of:=2*[.A$15]*SQRT([.K21]^2*[.L21]^2+[.M21]^2*[.J21]^2)" office:value-type="float" office:value="0.00407695463992427" calcext:value-type="float">
            <text:p>0.0040769546</text:p>
          </table:table-cell>
          <table:table-cell table:formula="of:=[.N21]-[.V21]" office:value-type="float" office:value="27.4938853866667" calcext:value-type="float">
            <text:p>27.4938853867</text:p>
          </table:table-cell>
          <table:table-cell table:formula="of:=SQRT([.W21]^2+[.O21]^2)" office:value-type="float" office:value="0.960332673494638" calcext:value-type="float">
            <text:p>0.9603326735</text:p>
          </table:table-cell>
          <table:table-cell office:value-type="float" office:value="-7" calcext:value-type="float">
            <text:p>-7</text:p>
          </table:table-cell>
          <table:table-cell table:formula="of:=[.Z21]*[.X21]" office:value-type="float" office:value="-192.457197706667" calcext:value-type="float">
            <text:p>-192.4571977067</text:p>
          </table:table-cell>
          <table:table-cell table:formula="of:=([.Z21]-[.AA$44])^2*[.X21]" office:value-type="float" office:value="1107.85073290828" calcext:value-type="float">
            <text:p>1107.8507329083</text:p>
          </table:table-cell>
          <table:table-cell table:formula="of:=([.Z21]-[.AA$44])^3*[.X21]" office:value-type="float" office:value="-7032.4040450724" calcext:value-type="float">
            <text:p>-7032.4040450724</text:p>
          </table:table-cell>
          <table:table-cell table:formula="of:=([.Z21]-[.AA$44])^4*[.X21]" office:value-type="float" office:value="44640.2256045128" calcext:value-type="float">
            <text:p>44640.2256045128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table:formula="of:=&quot;$ &quot; &amp;MROUND([.D22];0.01) &amp; &quot; \pm &quot; &amp;MROUND([.E22];1)&amp; &quot; $&quot;" office:value-type="string" office:string-value="$ 3680 \pm 61 $" calcext:value-type="string">
            <text:p>$ 3680 \pm 61 $</text:p>
          </table:table-cell>
          <table:table-cell table:formula="of:=&quot;$ &quot; &amp;MROUND([.F22];0.01) &amp; &quot; \pm &quot; &amp;MROUND([.G22];1)&amp; &quot; $&quot;" office:value-type="string" office:string-value="$ 3411 \pm 58 $" calcext:value-type="string">
            <text:p>$ 3411 \pm 58 $</text:p>
          </table:table-cell>
          <table:table-cell table:formula="of:=&quot;$ &quot; &amp;MROUND([.H22];0.01) &amp; &quot; \pm &quot; &amp;MROUND([.I22];1)&amp; &quot; $&quot;" office:value-type="string" office:string-value="$ 905 \pm 30 $" calcext:value-type="string">
            <text:p>$ 905 \pm 30 $</text:p>
          </table:table-cell>
          <table:table-cell table:formula="of:=&quot;$ &quot; &amp;MROUND([.P22];0.01) &amp; &quot; \pm &quot; &amp;MROUND([.Q22];0.01)&amp; &quot; $&quot;" office:value-type="string" office:string-value="$ 101.11 \pm 2.09 $" calcext:value-type="string">
            <text:p>$ 101.11 \pm 2.09 $</text:p>
          </table:table-cell>
          <table:table-cell table:formula="of:=&quot;$ &quot; &amp;MROUND([.R22];0.01) &amp; &quot; \pm &quot; &amp;MROUND([.S22];0.01)&amp; &quot; $&quot;" office:value-type="string" office:string-value="$ 94.39 \pm 1.65 $" calcext:value-type="string">
            <text:p>$ 94.39 \pm 1.65 $</text:p>
          </table:table-cell>
          <table:table-cell table:formula="of:=&quot;$ &quot; &amp;MROUND([.X22];0.01) &amp; &quot; \pm &quot; &amp;MROUND([.Y22];0.01)&amp; &quot; $&quot;" office:value-type="string" office:string-value="$ 30 \pm 1 $" calcext:value-type="string">
            <text:p>$ 30 \pm 1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3680" calcext:value-type="float">
            <text:p>3680</text:p>
          </table:table-cell>
          <table:table-cell table:formula="of:=SQRT([.D22])" office:value-type="float" office:value="60.6630035524124" calcext:value-type="float">
            <text:p>60.6630035524</text:p>
          </table:table-cell>
          <table:table-cell office:value-type="float" office:value="3411" calcext:value-type="float">
            <text:p>3411</text:p>
          </table:table-cell>
          <table:table-cell table:formula="of:=SQRT([.F22])" office:value-type="float" office:value="58.4037670017954" calcext:value-type="float">
            <text:p>58.4037670018</text:p>
          </table:table-cell>
          <table:table-cell office:value-type="float" office:value="905" calcext:value-type="float">
            <text:p>905</text:p>
          </table:table-cell>
          <table:table-cell table:formula="of:=SQRT([.H22])" office:value-type="float" office:value="30.0832179129826" calcext:value-type="float">
            <text:p>30.083217913</text:p>
          </table:table-cell>
          <table:table-cell table:formula="of:=[.D22]/[.B22]" office:value-type="float" office:value="122.666666666667" calcext:value-type="float">
            <text:p>122.6666666667</text:p>
          </table:table-cell>
          <table:table-cell table:formula="of:=[.E22]/[.B22]" office:value-type="float" office:value="2.02210011841375" calcext:value-type="float">
            <text:p>2.0221001184</text:p>
          </table:table-cell>
          <table:table-cell table:formula="of:=[.F22]/[.B22]" office:value-type="float" office:value="113.7" calcext:value-type="float">
            <text:p>113.7</text:p>
          </table:table-cell>
          <table:table-cell table:formula="of:=[.G22]/[.B22]" office:value-type="float" office:value="1.94679223339318" calcext:value-type="float">
            <text:p>1.9467922334</text:p>
          </table:table-cell>
          <table:table-cell table:formula="of:=[.H22]/[.B22]" office:value-type="float" office:value="30.1666666666667" calcext:value-type="float">
            <text:p>30.1666666667</text:p>
          </table:table-cell>
          <table:table-cell table:formula="of:=[.I22]/[.B22]" office:value-type="float" office:value="1.00277393043276" calcext:value-type="float">
            <text:p>1.0027739304</text:p>
          </table:table-cell>
          <table:table-cell table:formula="of:=[.J22]*[.O$4]" office:value-type="float" office:value="101.111810543495" calcext:value-type="float">
            <text:p>101.1118105435</text:p>
          </table:table-cell>
          <table:table-cell table:formula="of:=SQRT([.K22]^2*[.O$4]^2+[.P$4]^2*[.J22]^2)" office:value-type="float" office:value="2.09104592228468" calcext:value-type="float">
            <text:p>2.0910459223</text:p>
          </table:table-cell>
          <table:table-cell table:formula="of:=[.L22]*[.O$6]" office:value-type="float" office:value="94.3884148571484" calcext:value-type="float">
            <text:p>94.3884148571</text:p>
          </table:table-cell>
          <table:table-cell table:formula="of:=SQRT([.M22]^2*[.O$6]^2+[.P$6]^2*[.L22]^2)" office:value-type="float" office:value="1.6515427503777" calcext:value-type="float">
            <text:p>1.6515427504</text:p>
          </table:table-cell>
          <table:table-cell table:formula="of:=([.A$15])*(([.J22]-[.P22])*[.L22]+([.L22]-[.R22])*[.J22]+2*[.P22]*[.R22])" office:value-type="float" office:value="0.143443451758808" calcext:value-type="float">
            <text:p>0.1434434518</text:p>
          </table:table-cell>
          <table:table-cell/>
          <table:table-cell table:formula="of:=2*[.J22]*[.L22]*[.A$15]" office:value-type="float" office:value="0.1673664" calcext:value-type="float">
            <text:p>0.1673664</text:p>
          </table:table-cell>
          <table:table-cell table:formula="of:=2*[.A$15]*SQRT([.K22]^2*[.L22]^2+[.M22]^2*[.J22]^2)" office:value-type="float" office:value="0.0039779310240375" calcext:value-type="float">
            <text:p>0.003977931</text:p>
          </table:table-cell>
          <table:table-cell table:formula="of:=[.N22]-[.V22]" office:value-type="float" office:value="29.9993002666667" calcext:value-type="float">
            <text:p>29.9993002667</text:p>
          </table:table-cell>
          <table:table-cell table:formula="of:=SQRT([.W22]^2+[.O22]^2)" office:value-type="float" office:value="1.00278182048279" calcext:value-type="float">
            <text:p>1.0027818205</text:p>
          </table:table-cell>
          <table:table-cell office:value-type="float" office:value="-6" calcext:value-type="float">
            <text:p>-6</text:p>
          </table:table-cell>
          <table:table-cell table:formula="of:=[.Z22]*[.X22]" office:value-type="float" office:value="-179.9958016" calcext:value-type="float">
            <text:p>-179.9958016</text:p>
          </table:table-cell>
          <table:table-cell table:formula="of:=([.Z22]-[.AA$44])^2*[.X22]" office:value-type="float" office:value="857.945794813205" calcext:value-type="float">
            <text:p>857.9457948132</text:p>
          </table:table-cell>
          <table:table-cell table:formula="of:=([.Z22]-[.AA$44])^3*[.X22]" office:value-type="float" office:value="-4588.11412885409" calcext:value-type="float">
            <text:p>-4588.1141288541</text:p>
          </table:table-cell>
          <table:table-cell table:formula="of:=([.Z22]-[.AA$44])^4*[.X22]" office:value-type="float" office:value="24536.2718561652" calcext:value-type="float">
            <text:p>24536.2718561652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table:formula="of:=&quot;$ &quot; &amp;MROUND([.D23];0.01) &amp; &quot; \pm &quot; &amp;MROUND([.E23];1)&amp; &quot; $&quot;" office:value-type="string" office:string-value="$ 3594 \pm 60 $" calcext:value-type="string">
            <text:p>$ 3594 \pm 60 $</text:p>
          </table:table-cell>
          <table:table-cell table:formula="of:=&quot;$ &quot; &amp;MROUND([.F23];0.01) &amp; &quot; \pm &quot; &amp;MROUND([.G23];1)&amp; &quot; $&quot;" office:value-type="string" office:string-value="$ 3217 \pm 57 $" calcext:value-type="string">
            <text:p>$ 3217 \pm 57 $</text:p>
          </table:table-cell>
          <table:table-cell table:formula="of:=&quot;$ &quot; &amp;MROUND([.H23];0.01) &amp; &quot; \pm &quot; &amp;MROUND([.I23];1)&amp; &quot; $&quot;" office:value-type="string" office:string-value="$ 961 \pm 31 $" calcext:value-type="string">
            <text:p>$ 961 \pm 31 $</text:p>
          </table:table-cell>
          <table:table-cell table:formula="of:=&quot;$ &quot; &amp;MROUND([.P23];0.01) &amp; &quot; \pm &quot; &amp;MROUND([.Q23];0.01)&amp; &quot; $&quot;" office:value-type="string" office:string-value="$ 98.75 \pm 2.06 $" calcext:value-type="string">
            <text:p>$ 98.75 \pm 2.06 $</text:p>
          </table:table-cell>
          <table:table-cell table:formula="of:=&quot;$ &quot; &amp;MROUND([.R23];0.01) &amp; &quot; \pm &quot; &amp;MROUND([.S23];0.01)&amp; &quot; $&quot;" office:value-type="string" office:string-value="$ 89.02 \pm 1.6 $" calcext:value-type="string">
            <text:p>$ 89.02 \pm 1.6 $</text:p>
          </table:table-cell>
          <table:table-cell table:formula="of:=&quot;$ &quot; &amp;MROUND([.X23];0.01) &amp; &quot; \pm &quot; &amp;MROUND([.Y23];0.01)&amp; &quot; $&quot;" office:value-type="string" office:string-value="$ 31.88 \pm 1.03 $" calcext:value-type="string">
            <text:p>$ 31.88 \pm 1.03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5" calcext:value-type="float">
            <text:p>-5</text:p>
          </table:table-cell>
          <table:table-cell office:value-type="float" office:value="3594" calcext:value-type="float">
            <text:p>3594</text:p>
          </table:table-cell>
          <table:table-cell table:formula="of:=SQRT([.D23])" office:value-type="float" office:value="59.9499791492875" calcext:value-type="float">
            <text:p>59.9499791493</text:p>
          </table:table-cell>
          <table:table-cell office:value-type="float" office:value="3217" calcext:value-type="float">
            <text:p>3217</text:p>
          </table:table-cell>
          <table:table-cell table:formula="of:=SQRT([.F23])" office:value-type="float" office:value="56.7186036499489" calcext:value-type="float">
            <text:p>56.7186036499</text:p>
          </table:table-cell>
          <table:table-cell office:value-type="float" office:value="961" calcext:value-type="float">
            <text:p>961</text:p>
          </table:table-cell>
          <table:table-cell table:formula="of:=SQRT([.H23])" office:value-type="float" office:value="31" calcext:value-type="float">
            <text:p>31</text:p>
          </table:table-cell>
          <table:table-cell table:formula="of:=[.D23]/[.B23]" office:value-type="float" office:value="119.8" calcext:value-type="float">
            <text:p>119.8</text:p>
          </table:table-cell>
          <table:table-cell table:formula="of:=[.E23]/[.B23]" office:value-type="float" office:value="1.99833263830958" calcext:value-type="float">
            <text:p>1.9983326383</text:p>
          </table:table-cell>
          <table:table-cell table:formula="of:=[.F23]/[.B23]" office:value-type="float" office:value="107.233333333333" calcext:value-type="float">
            <text:p>107.2333333333</text:p>
          </table:table-cell>
          <table:table-cell table:formula="of:=[.G23]/[.B23]" office:value-type="float" office:value="1.89062012166496" calcext:value-type="float">
            <text:p>1.8906201217</text:p>
          </table:table-cell>
          <table:table-cell table:formula="of:=[.H23]/[.B23]" office:value-type="float" office:value="32.0333333333333" calcext:value-type="float">
            <text:p>32.0333333333</text:p>
          </table:table-cell>
          <table:table-cell table:formula="of:=[.I23]/[.B23]" office:value-type="float" office:value="1.03333333333333" calcext:value-type="float">
            <text:p>1.0333333333</text:p>
          </table:table-cell>
          <table:table-cell table:formula="of:=[.J23]*[.O$4]" office:value-type="float" office:value="98.7488714927501" calcext:value-type="float">
            <text:p>98.7488714928</text:p>
          </table:table-cell>
          <table:table-cell table:formula="of:=SQRT([.K23]^2*[.O$4]^2+[.P$4]^2*[.J23]^2)" office:value-type="float" office:value="2.05764486132316" calcext:value-type="float">
            <text:p>2.0576448613</text:p>
          </table:table-cell>
          <table:table-cell table:formula="of:=[.L23]*[.O$6]" office:value-type="float" office:value="89.0200910570057" calcext:value-type="float">
            <text:p>89.020091057</text:p>
          </table:table-cell>
          <table:table-cell table:formula="of:=SQRT([.M23]^2*[.O$6]^2+[.P$6]^2*[.L23]^2)" office:value-type="float" office:value="1.60195380371842" calcext:value-type="float">
            <text:p>1.6019538037</text:p>
          </table:table-cell>
          <table:table-cell table:formula="of:=([.A$15])*(([.J23]-[.P23])*[.L23]+([.L23]-[.R23])*[.J23]+2*[.P23]*[.R23])" office:value-type="float" office:value="0.132123577014523" calcext:value-type="float">
            <text:p>0.132123577</text:p>
          </table:table-cell>
          <table:table-cell/>
          <table:table-cell table:formula="of:=2*[.J23]*[.L23]*[.A$15]" office:value-type="float" office:value="0.15415864" calcext:value-type="float">
            <text:p>0.15415864</text:p>
          </table:table-cell>
          <table:table-cell table:formula="of:=2*[.A$15]*SQRT([.K23]^2*[.L23]^2+[.M23]^2*[.J23]^2)" office:value-type="float" office:value="0.00374161194681294" calcext:value-type="float">
            <text:p>0.0037416119</text:p>
          </table:table-cell>
          <table:table-cell table:formula="of:=[.N23]-[.V23]" office:value-type="float" office:value="31.8791746933333" calcext:value-type="float">
            <text:p>31.8791746933</text:p>
          </table:table-cell>
          <table:table-cell table:formula="of:=SQRT([.W23]^2+[.O23]^2)" office:value-type="float" office:value="1.03334010734014" calcext:value-type="float">
            <text:p>1.0333401073</text:p>
          </table:table-cell>
          <table:table-cell office:value-type="float" office:value="-5" calcext:value-type="float">
            <text:p>-5</text:p>
          </table:table-cell>
          <table:table-cell table:formula="of:=[.Z23]*[.X23]" office:value-type="float" office:value="-159.395873466667" calcext:value-type="float">
            <text:p>-159.3958734667</text:p>
          </table:table-cell>
          <table:table-cell table:formula="of:=([.Z23]-[.AA$44])^2*[.X23]" office:value-type="float" office:value="602.620958303379" calcext:value-type="float">
            <text:p>602.6209583034</text:p>
          </table:table-cell>
          <table:table-cell table:formula="of:=([.Z23]-[.AA$44])^3*[.X23]" office:value-type="float" office:value="-2620.06950751714" calcext:value-type="float">
            <text:p>-2620.0695075172</text:p>
          </table:table-cell>
          <table:table-cell table:formula="of:=([.Z23]-[.AA$44])^4*[.X23]" office:value-type="float" office:value="11391.5125745845" calcext:value-type="float">
            <text:p>11391.5125745845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table:style-name="ce27" office:value-type="float" office:value="30" calcext:value-type="float">
            <text:p>30</text:p>
          </table:table-cell>
          <table:table-cell table:formula="of:=&quot;$ &quot; &amp;MROUND([.D24];0.01) &amp; &quot; \pm &quot; &amp;MROUND([.E24];1)&amp; &quot; $&quot;" office:value-type="string" office:string-value="$ 3600 \pm 60 $" calcext:value-type="string">
            <text:p>$ 3600 \pm 60 $</text:p>
          </table:table-cell>
          <table:table-cell table:formula="of:=&quot;$ &quot; &amp;MROUND([.F24];0.01) &amp; &quot; \pm &quot; &amp;MROUND([.G24];1)&amp; &quot; $&quot;" office:value-type="string" office:string-value="$ 3354 \pm 58 $" calcext:value-type="string">
            <text:p>$ 3354 \pm 58 $</text:p>
          </table:table-cell>
          <table:table-cell table:formula="of:=&quot;$ &quot; &amp;MROUND([.H24];0.01) &amp; &quot; \pm &quot; &amp;MROUND([.I24];1)&amp; &quot; $&quot;" office:value-type="string" office:string-value="$ 995 \pm 32 $" calcext:value-type="string">
            <text:p>$ 995 \pm 32 $</text:p>
          </table:table-cell>
          <table:table-cell table:formula="of:=&quot;$ &quot; &amp;MROUND([.P24];0.01) &amp; &quot; \pm &quot; &amp;MROUND([.Q24];0.01)&amp; &quot; $&quot;" office:value-type="string" office:string-value="$ 98.91 \pm 2.06 $" calcext:value-type="string">
            <text:p>$ 98.91 \pm 2.06 $</text:p>
          </table:table-cell>
          <table:table-cell table:formula="of:=&quot;$ &quot; &amp;MROUND([.R24];0.01) &amp; &quot; \pm &quot; &amp;MROUND([.S24];0.01)&amp; &quot; $&quot;" office:value-type="string" office:string-value="$ 92.81 \pm 1.64 $" calcext:value-type="string">
            <text:p>$ 92.81 \pm 1.64 $</text:p>
          </table:table-cell>
          <table:table-cell table:formula="of:=&quot;$ &quot; &amp;MROUND([.X24];0.01) &amp; &quot; \pm &quot; &amp;MROUND([.Y24];0.01)&amp; &quot; $&quot;" office:value-type="string" office:string-value="$ 33.01 \pm 1.05 $" calcext:value-type="string">
            <text:p>$ 33.01 \pm 1.05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3600" calcext:value-type="float">
            <text:p>3600</text:p>
          </table:table-cell>
          <table:table-cell table:formula="of:=SQRT([.D24])" office:value-type="float" office:value="60" calcext:value-type="float">
            <text:p>60</text:p>
          </table:table-cell>
          <table:table-cell office:value-type="float" office:value="3354" calcext:value-type="float">
            <text:p>3354</text:p>
          </table:table-cell>
          <table:table-cell table:formula="of:=SQRT([.F24])" office:value-type="float" office:value="57.913728942281" calcext:value-type="float">
            <text:p>57.9137289423</text:p>
          </table:table-cell>
          <table:table-cell office:value-type="float" office:value="995" calcext:value-type="float">
            <text:p>995</text:p>
          </table:table-cell>
          <table:table-cell table:formula="of:=SQRT([.H24])" office:value-type="float" office:value="31.543620591175" calcext:value-type="float">
            <text:p>31.5436205912</text:p>
          </table:table-cell>
          <table:table-cell table:formula="of:=[.D24]/[.B24]" office:value-type="float" office:value="120" calcext:value-type="float">
            <text:p>120</text:p>
          </table:table-cell>
          <table:table-cell table:formula="of:=[.E24]/[.B24]" office:value-type="float" office:value="2" calcext:value-type="float">
            <text:p>2</text:p>
          </table:table-cell>
          <table:table-cell table:formula="of:=[.F24]/[.B24]" office:value-type="float" office:value="111.8" calcext:value-type="float">
            <text:p>111.8</text:p>
          </table:table-cell>
          <table:table-cell table:formula="of:=[.G24]/[.B24]" office:value-type="float" office:value="1.93045763140937" calcext:value-type="float">
            <text:p>1.9304576314</text:p>
          </table:table-cell>
          <table:table-cell table:formula="of:=[.H24]/[.B24]" office:value-type="float" office:value="33.1666666666667" calcext:value-type="float">
            <text:p>33.1666666667</text:p>
          </table:table-cell>
          <table:table-cell table:formula="of:=[.I24]/[.B24]" office:value-type="float" office:value="1.05145401970583" calcext:value-type="float">
            <text:p>1.0514540197</text:p>
          </table:table-cell>
          <table:table-cell table:formula="of:=[.J24]*[.O$4]" office:value-type="float" office:value="98.9137277055928" calcext:value-type="float">
            <text:p>98.9137277056</text:p>
          </table:table-cell>
          <table:table-cell table:formula="of:=SQRT([.K24]^2*[.O$4]^2+[.P$4]^2*[.J24]^2)" office:value-type="float" office:value="2.05997902592619" calcext:value-type="float">
            <text:p>2.0599790259</text:p>
          </table:table-cell>
          <table:table-cell table:formula="of:=[.L24]*[.O$6]" office:value-type="float" office:value="92.8111238437044" calcext:value-type="float">
            <text:p>92.8111238437</text:p>
          </table:table-cell>
          <table:table-cell table:formula="of:=SQRT([.M24]^2*[.O$6]^2+[.P$6]^2*[.L24]^2)" office:value-type="float" office:value="1.63710492225992" calcext:value-type="float">
            <text:p>1.6371049223</text:p>
          </table:table-cell>
          <table:table-cell table:formula="of:=([.A$15])*(([.J24]-[.P24])*[.L24]+([.L24]-[.R24])*[.J24]+2*[.P24]*[.R24])" office:value-type="float" office:value="0.137980193070736" calcext:value-type="float">
            <text:p>0.1379801931</text:p>
          </table:table-cell>
          <table:table-cell/>
          <table:table-cell table:formula="of:=2*[.J24]*[.L24]*[.A$15]" office:value-type="float" office:value="0.160992" calcext:value-type="float">
            <text:p>0.160992</text:p>
          </table:table-cell>
          <table:table-cell table:formula="of:=2*[.A$15]*SQRT([.K24]^2*[.L24]^2+[.M24]^2*[.J24]^2)" office:value-type="float" office:value="0.00386357065937715" calcext:value-type="float">
            <text:p>0.0038635707</text:p>
          </table:table-cell>
          <table:table-cell table:formula="of:=[.N24]-[.V24]" office:value-type="float" office:value="33.0056746666667" calcext:value-type="float">
            <text:p>33.0056746667</text:p>
          </table:table-cell>
          <table:table-cell table:formula="of:=SQRT([.W24]^2+[.O24]^2)" office:value-type="float" office:value="1.05146111803233" calcext:value-type="float">
            <text:p>1.051461118</text:p>
          </table:table-cell>
          <table:table-cell office:value-type="float" office:value="-4" calcext:value-type="float">
            <text:p>-4</text:p>
          </table:table-cell>
          <table:table-cell table:formula="of:=[.Z24]*[.X24]" office:value-type="float" office:value="-132.022698666667" calcext:value-type="float">
            <text:p>-132.0226986667</text:p>
          </table:table-cell>
          <table:table-cell table:formula="of:=([.Z24]-[.AA$44])^2*[.X24]" office:value-type="float" office:value="369.917678243944" calcext:value-type="float">
            <text:p>369.9176782439</text:p>
          </table:table-cell>
          <table:table-cell table:formula="of:=([.Z24]-[.AA$44])^3*[.X24]" office:value-type="float" office:value="-1238.40678459454" calcext:value-type="float">
            <text:p>-1238.4067845945</text:p>
          </table:table-cell>
          <table:table-cell table:formula="of:=([.Z24]-[.AA$44])^4*[.X24]" office:value-type="float" office:value="4145.92611904969" calcext:value-type="float">
            <text:p>4145.9261190497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table:formula="of:=&quot;$ &quot; &amp;MROUND([.D25];0.01) &amp; &quot; \pm &quot; &amp;MROUND([.E25];1)&amp; &quot; $&quot;" office:value-type="string" office:string-value="$ 3764 \pm 61 $" calcext:value-type="string">
            <text:p>$ 3764 \pm 61 $</text:p>
          </table:table-cell>
          <table:table-cell table:formula="of:=&quot;$ &quot; &amp;MROUND([.F25];0.01) &amp; &quot; \pm &quot; &amp;MROUND([.G25];1)&amp; &quot; $&quot;" office:value-type="string" office:string-value="$ 3417 \pm 58 $" calcext:value-type="string">
            <text:p>$ 3417 \pm 58 $</text:p>
          </table:table-cell>
          <table:table-cell table:formula="of:=&quot;$ &quot; &amp;MROUND([.H25];0.01) &amp; &quot; \pm &quot; &amp;MROUND([.I25];1)&amp; &quot; $&quot;" office:value-type="string" office:string-value="$ 1146 \pm 34 $" calcext:value-type="string">
            <text:p>$ 1146 \pm 34 $</text:p>
          </table:table-cell>
          <table:table-cell table:formula="of:=&quot;$ &quot; &amp;MROUND([.P25];0.01) &amp; &quot; \pm &quot; &amp;MROUND([.Q25];0.01)&amp; &quot; $&quot;" office:value-type="string" office:string-value="$ 103.42 \pm 2.12 $" calcext:value-type="string">
            <text:p>$ 103.42 \pm 2.12 $</text:p>
          </table:table-cell>
          <table:table-cell table:formula="of:=&quot;$ &quot; &amp;MROUND([.R25];0.01) &amp; &quot; \pm &quot; &amp;MROUND([.S25];0.01)&amp; &quot; $&quot;" office:value-type="string" office:string-value="$ 94.55 \pm 1.65 $" calcext:value-type="string">
            <text:p>$ 94.55 \pm 1.65 $</text:p>
          </table:table-cell>
          <table:table-cell table:formula="of:=&quot;$ &quot; &amp;MROUND([.X25];0.01) &amp; &quot; \pm &quot; &amp;MROUND([.Y25];0.01)&amp; &quot; $&quot;" office:value-type="string" office:string-value="$ 38.03 \pm 1.13 $" calcext:value-type="string">
            <text:p>$ 38.03 \pm 1.13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</text:p>
          </table:table-cell>
          <table:table-cell office:value-type="float" office:value="3764" calcext:value-type="float">
            <text:p>3764</text:p>
          </table:table-cell>
          <table:table-cell table:formula="of:=SQRT([.D25])" office:value-type="float" office:value="61.3514466007119" calcext:value-type="float">
            <text:p>61.3514466007</text:p>
          </table:table-cell>
          <table:table-cell office:value-type="float" office:value="3417" calcext:value-type="float">
            <text:p>3417</text:p>
          </table:table-cell>
          <table:table-cell table:formula="of:=SQRT([.F25])" office:value-type="float" office:value="58.4551109827019" calcext:value-type="float">
            <text:p>58.4551109827</text:p>
          </table:table-cell>
          <table:table-cell office:value-type="float" office:value="1146" calcext:value-type="float">
            <text:p>1146</text:p>
          </table:table-cell>
          <table:table-cell table:formula="of:=SQRT([.H25])" office:value-type="float" office:value="33.8526217596215" calcext:value-type="float">
            <text:p>33.8526217596</text:p>
          </table:table-cell>
          <table:table-cell table:formula="of:=[.D25]/[.B25]" office:value-type="float" office:value="125.466666666667" calcext:value-type="float">
            <text:p>125.4666666667</text:p>
          </table:table-cell>
          <table:table-cell table:formula="of:=[.E25]/[.B25]" office:value-type="float" office:value="2.04504822002373" calcext:value-type="float">
            <text:p>2.04504822</text:p>
          </table:table-cell>
          <table:table-cell table:formula="of:=[.F25]/[.B25]" office:value-type="float" office:value="113.9" calcext:value-type="float">
            <text:p>113.9</text:p>
          </table:table-cell>
          <table:table-cell table:formula="of:=[.G25]/[.B25]" office:value-type="float" office:value="1.9485036994234" calcext:value-type="float">
            <text:p>1.9485036994</text:p>
          </table:table-cell>
          <table:table-cell table:formula="of:=[.H25]/[.B25]" office:value-type="float" office:value="38.2" calcext:value-type="float">
            <text:p>38.2</text:p>
          </table:table-cell>
          <table:table-cell table:formula="of:=[.I25]/[.B25]" office:value-type="float" office:value="1.12842072532072" calcext:value-type="float">
            <text:p>1.1284207253</text:p>
          </table:table-cell>
          <table:table-cell table:formula="of:=[.J25]*[.O$4]" office:value-type="float" office:value="103.419797523292" calcext:value-type="float">
            <text:p>103.4197975233</text:p>
          </table:table-cell>
          <table:table-cell table:formula="of:=SQRT([.K25]^2*[.O$4]^2+[.P$4]^2*[.J25]^2)" office:value-type="float" office:value="2.12355887761301" calcext:value-type="float">
            <text:p>2.1235588776</text:p>
          </table:table-cell>
          <table:table-cell table:formula="of:=[.L25]*[.O$6]" office:value-type="float" office:value="94.5544454901425" calcext:value-type="float">
            <text:p>94.5544454901</text:p>
          </table:table-cell>
          <table:table-cell table:formula="of:=SQRT([.M25]^2*[.O$6]^2+[.P$6]^2*[.L25]^2)" office:value-type="float" office:value="1.65305632324099" calcext:value-type="float">
            <text:p>1.6530563232</text:p>
          </table:table-cell>
          <table:table-cell table:formula="of:=([.A$15])*(([.J25]-[.P25])*[.L25]+([.L25]-[.R25])*[.J25]+2*[.P25]*[.R25])" office:value-type="float" office:value="0.146975783097815" calcext:value-type="float">
            <text:p>0.1469757831</text:p>
          </table:table-cell>
          <table:table-cell/>
          <table:table-cell table:formula="of:=2*[.J25]*[.L25]*[.A$15]" office:value-type="float" office:value="0.17148784" calcext:value-type="float">
            <text:p>0.17148784</text:p>
          </table:table-cell>
          <table:table-cell table:formula="of:=2*[.A$15]*SQRT([.K25]^2*[.L25]^2+[.M25]^2*[.J25]^2)" office:value-type="float" office:value="0.0040520845319251" calcext:value-type="float">
            <text:p>0.0040520845</text:p>
          </table:table-cell>
          <table:table-cell table:formula="of:=[.N25]-[.V25]" office:value-type="float" office:value="38.02851216" calcext:value-type="float">
            <text:p>38.02851216</text:p>
          </table:table-cell>
          <table:table-cell table:formula="of:=SQRT([.W25]^2+[.O25]^2)" office:value-type="float" office:value="1.12842800068165" calcext:value-type="float">
            <text:p>1.1284280007</text:p>
          </table:table-cell>
          <table:table-cell office:value-type="float" office:value="-3" calcext:value-type="float">
            <text:p>-3</text:p>
          </table:table-cell>
          <table:table-cell table:formula="of:=[.Z25]*[.X25]" office:value-type="float" office:value="-114.08553648" calcext:value-type="float">
            <text:p>-114.08553648</text:p>
          </table:table-cell>
          <table:table-cell table:formula="of:=([.Z25]-[.AA$44])^2*[.X25]" office:value-type="float" office:value="209.617680863975" calcext:value-type="float">
            <text:p>209.617680864</text:p>
          </table:table-cell>
          <table:table-cell table:formula="of:=([.Z25]-[.AA$44])^3*[.X25]" office:value-type="float" office:value="-492.138340597996" calcext:value-type="float">
            <text:p>-492.138340598</text:p>
          </table:table-cell>
          <table:table-cell table:formula="of:=([.Z25]-[.AA$44])^4*[.X25]" office:value-type="float" office:value="1155.43758183126" calcext:value-type="float">
            <text:p>1155.4375818313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table:formula="of:=&quot;$ &quot; &amp;MROUND([.D26];0.01) &amp; &quot; \pm &quot; &amp;MROUND([.E26];1)&amp; &quot; $&quot;" office:value-type="string" office:string-value="$ 3680 \pm 61 $" calcext:value-type="string">
            <text:p>$ 3680 \pm 61 $</text:p>
          </table:table-cell>
          <table:table-cell table:formula="of:=&quot;$ &quot; &amp;MROUND([.F26];0.01) &amp; &quot; \pm &quot; &amp;MROUND([.G26];1)&amp; &quot; $&quot;" office:value-type="string" office:string-value="$ 3560 \pm 60 $" calcext:value-type="string">
            <text:p>$ 3560 \pm 60 $</text:p>
          </table:table-cell>
          <table:table-cell table:formula="of:=&quot;$ &quot; &amp;MROUND([.H26];0.01) &amp; &quot; \pm &quot; &amp;MROUND([.I26];1)&amp; &quot; $&quot;" office:value-type="string" office:string-value="$ 1243 \pm 35 $" calcext:value-type="string">
            <text:p>$ 1243 \pm 35 $</text:p>
          </table:table-cell>
          <table:table-cell table:formula="of:=&quot;$ &quot; &amp;MROUND([.P26];0.01) &amp; &quot; \pm &quot; &amp;MROUND([.Q26];0.01)&amp; &quot; $&quot;" office:value-type="string" office:string-value="$ 101.11 \pm 2.09 $" calcext:value-type="string">
            <text:p>$ 101.11 \pm 2.09 $</text:p>
          </table:table-cell>
          <table:table-cell table:formula="of:=&quot;$ &quot; &amp;MROUND([.R26];0.01) &amp; &quot; \pm &quot; &amp;MROUND([.S26];0.01)&amp; &quot; $&quot;" office:value-type="string" office:string-value="$ 98.51 \pm 1.69 $" calcext:value-type="string">
            <text:p>$ 98.51 \pm 1.69 $</text:p>
          </table:table-cell>
          <table:table-cell table:formula="of:=&quot;$ &quot; &amp;MROUND([.X26];0.01) &amp; &quot; \pm &quot; &amp;MROUND([.Y26];0.01)&amp; &quot; $&quot;" office:value-type="string" office:string-value="$ 41.26 \pm 1.18 $" calcext:value-type="string">
            <text:p>$ 41.26 \pm 1.18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3680" calcext:value-type="float">
            <text:p>3680</text:p>
          </table:table-cell>
          <table:table-cell table:formula="of:=SQRT([.D26])" office:value-type="float" office:value="60.6630035524124" calcext:value-type="float">
            <text:p>60.6630035524</text:p>
          </table:table-cell>
          <table:table-cell office:value-type="float" office:value="3560" calcext:value-type="float">
            <text:p>3560</text:p>
          </table:table-cell>
          <table:table-cell table:formula="of:=SQRT([.F26])" office:value-type="float" office:value="59.6657355607052" calcext:value-type="float">
            <text:p>59.6657355607</text:p>
          </table:table-cell>
          <table:table-cell office:value-type="float" office:value="1243" calcext:value-type="float">
            <text:p>1243</text:p>
          </table:table-cell>
          <table:table-cell table:formula="of:=SQRT([.H26])" office:value-type="float" office:value="35.2562051276084" calcext:value-type="float">
            <text:p>35.2562051276</text:p>
          </table:table-cell>
          <table:table-cell table:formula="of:=[.D26]/[.B26]" office:value-type="float" office:value="122.666666666667" calcext:value-type="float">
            <text:p>122.6666666667</text:p>
          </table:table-cell>
          <table:table-cell table:formula="of:=[.E26]/[.B26]" office:value-type="float" office:value="2.02210011841375" calcext:value-type="float">
            <text:p>2.0221001184</text:p>
          </table:table-cell>
          <table:table-cell table:formula="of:=[.F26]/[.B26]" office:value-type="float" office:value="118.666666666667" calcext:value-type="float">
            <text:p>118.6666666667</text:p>
          </table:table-cell>
          <table:table-cell table:formula="of:=[.G26]/[.B26]" office:value-type="float" office:value="1.98885785202351" calcext:value-type="float">
            <text:p>1.988857852</text:p>
          </table:table-cell>
          <table:table-cell table:formula="of:=[.H26]/[.B26]" office:value-type="float" office:value="41.4333333333333" calcext:value-type="float">
            <text:p>41.4333333333</text:p>
          </table:table-cell>
          <table:table-cell table:formula="of:=[.I26]/[.B26]" office:value-type="float" office:value="1.17520683758695" calcext:value-type="float">
            <text:p>1.1752068376</text:p>
          </table:table-cell>
          <table:table-cell table:formula="of:=[.J26]*[.O$4]" office:value-type="float" office:value="101.111810543495" calcext:value-type="float">
            <text:p>101.1118105435</text:p>
          </table:table-cell>
          <table:table-cell table:formula="of:=SQRT([.K26]^2*[.O$4]^2+[.P$4]^2*[.J26]^2)" office:value-type="float" office:value="2.09104592228468" calcext:value-type="float">
            <text:p>2.0910459223</text:p>
          </table:table-cell>
          <table:table-cell table:formula="of:=[.L26]*[.O$6]" office:value-type="float" office:value="98.5115089098354" calcext:value-type="float">
            <text:p>98.5115089098</text:p>
          </table:table-cell>
          <table:table-cell table:formula="of:=SQRT([.M26]^2*[.O$6]^2+[.P$6]^2*[.L26]^2)" office:value-type="float" office:value="1.68879113478596" calcext:value-type="float">
            <text:p>1.6887911348</text:p>
          </table:table-cell>
          <table:table-cell table:formula="of:=([.A$15])*(([.J26]-[.P26])*[.L26]+([.L26]-[.R26])*[.J26]+2*[.P26]*[.R26])" office:value-type="float" office:value="0.149709377971667" calcext:value-type="float">
            <text:p>0.149709378</text:p>
          </table:table-cell>
          <table:table-cell/>
          <table:table-cell table:formula="of:=2*[.J26]*[.L26]*[.A$15]" office:value-type="float" office:value="0.174677333333333" calcext:value-type="float">
            <text:p>0.1746773333</text:p>
          </table:table-cell>
          <table:table-cell table:formula="of:=2*[.A$15]*SQRT([.K26]^2*[.L26]^2+[.M26]^2*[.J26]^2)" office:value-type="float" office:value="0.00410635912268331" calcext:value-type="float">
            <text:p>0.0041063591</text:p>
          </table:table-cell>
          <table:table-cell table:formula="of:=[.N26]-[.V26]" office:value-type="float" office:value="41.258656" calcext:value-type="float">
            <text:p>41.258656</text:p>
          </table:table-cell>
          <table:table-cell table:formula="of:=SQRT([.W26]^2+[.O26]^2)" office:value-type="float" office:value="1.17521401170015" calcext:value-type="float">
            <text:p>1.1752140117</text:p>
          </table:table-cell>
          <table:table-cell office:value-type="float" office:value="-2" calcext:value-type="float">
            <text:p>-2</text:p>
          </table:table-cell>
          <table:table-cell table:formula="of:=[.Z26]*[.X26]" office:value-type="float" office:value="-82.517312" calcext:value-type="float">
            <text:p>-82.517312</text:p>
          </table:table-cell>
          <table:table-cell table:formula="of:=([.Z26]-[.AA$44])^2*[.X26]" office:value-type="float" office:value="74.9479358873369" calcext:value-type="float">
            <text:p>74.9479358873</text:p>
          </table:table-cell>
          <table:table-cell table:formula="of:=([.Z26]-[.AA$44])^3*[.X26]" office:value-type="float" office:value="-101.014094828833" calcext:value-type="float">
            <text:p>-101.0140948288</text:p>
          </table:table-cell>
          <table:table-cell table:formula="of:=([.Z26]-[.AA$44])^4*[.X26]" office:value-type="float" office:value="136.145808864263" calcext:value-type="float">
            <text:p>136.1458088643</text:p>
          </table:table-cell>
          <table:table-cell table:number-columns-repeated="3"/>
          <table:table-cell table:style-name="ce25" office:value-type="float" office:value="-1" calcext:value-type="float">
            <text:p>-1</text:p>
          </table:table-cell>
          <table:table-cell table:style-name="ce28" office:value-type="float" office:value="30" calcext:value-type="float">
            <text:p>30</text:p>
          </table:table-cell>
          <table:table-cell table:formula="of:=&quot;$ &quot; &amp;MROUND([.D27];0.01) &amp; &quot; \pm &quot; &amp;MROUND([.E27];1)&amp; &quot; $&quot;" office:value-type="string" office:string-value="$ 3630 \pm 60 $" calcext:value-type="string">
            <text:p>$ 3630 \pm 60 $</text:p>
          </table:table-cell>
          <table:table-cell table:formula="of:=&quot;$ &quot; &amp;MROUND([.F27];0.01) &amp; &quot; \pm &quot; &amp;MROUND([.G27];1)&amp; &quot; $&quot;" office:value-type="string" office:string-value="$ 3404 \pm 58 $" calcext:value-type="string">
            <text:p>$ 3404 \pm 58 $</text:p>
          </table:table-cell>
          <table:table-cell table:formula="of:=&quot;$ &quot; &amp;MROUND([.H27];0.01) &amp; &quot; \pm &quot; &amp;MROUND([.I27];1)&amp; &quot; $&quot;" office:value-type="string" office:string-value="$ 1199 \pm 35 $" calcext:value-type="string">
            <text:p>$ 1199 \pm 35 $</text:p>
          </table:table-cell>
          <table:table-cell table:formula="of:=&quot;$ &quot; &amp;MROUND([.P27];0.01) &amp; &quot; \pm &quot; &amp;MROUND([.Q27];0.01)&amp; &quot; $&quot;" office:value-type="string" office:string-value="$ 99.74 \pm 2.07 $" calcext:value-type="string">
            <text:p>$ 99.74 \pm 2.07 $</text:p>
          </table:table-cell>
          <table:table-cell table:formula="of:=&quot;$ &quot; &amp;MROUND([.R27];0.01) &amp; &quot; \pm &quot; &amp;MROUND([.S27];0.01)&amp; &quot; $&quot;" office:value-type="string" office:string-value="$ 94.19 \pm 1.65 $" calcext:value-type="string">
            <text:p>$ 94.19 \pm 1.65 $</text:p>
          </table:table-cell>
          <table:table-cell table:formula="of:=&quot;$ &quot; &amp;MROUND([.X27];0.01) &amp; &quot; \pm &quot; &amp;MROUND([.Y27];0.01)&amp; &quot; $&quot;" office:value-type="string" office:string-value="$ 39.8 \pm 1.15 $" calcext:value-type="string">
            <text:p>$ 39.8 \pm 1.15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table:style-name="ce7" office:value-type="float" office:value="30" calcext:value-type="float">
            <text:p>30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3630" calcext:value-type="float">
            <text:p>3630</text:p>
          </table:table-cell>
          <table:table-cell table:style-name="ce9" table:formula="of:=SQRT([.D27])" office:value-type="float" office:value="60.2494813255683" calcext:value-type="float">
            <text:p>60.2494813256</text:p>
          </table:table-cell>
          <table:table-cell table:style-name="ce9" office:value-type="float" office:value="3404" calcext:value-type="float">
            <text:p>3404</text:p>
          </table:table-cell>
          <table:table-cell table:style-name="ce9" table:formula="of:=SQRT([.F27])" office:value-type="float" office:value="58.3438085832593" calcext:value-type="float">
            <text:p>58.3438085833</text:p>
          </table:table-cell>
          <table:table-cell table:style-name="ce9" office:value-type="float" office:value="1199" calcext:value-type="float">
            <text:p>1199</text:p>
          </table:table-cell>
          <table:table-cell table:style-name="ce9" table:formula="of:=SQRT([.H27])" office:value-type="float" office:value="34.6265793863616" calcext:value-type="float">
            <text:p>34.6265793864</text:p>
          </table:table-cell>
          <table:table-cell table:style-name="ce9" table:formula="of:=[.D27]/[.B27]" office:value-type="float" office:value="121" calcext:value-type="float">
            <text:p>121</text:p>
          </table:table-cell>
          <table:table-cell table:style-name="ce9" table:formula="of:=[.E27]/[.B27]" office:value-type="float" office:value="2.00831604418561" calcext:value-type="float">
            <text:p>2.0083160442</text:p>
          </table:table-cell>
          <table:table-cell table:style-name="ce9" table:formula="of:=[.F27]/[.B27]" office:value-type="float" office:value="113.466666666667" calcext:value-type="float">
            <text:p>113.4666666667</text:p>
          </table:table-cell>
          <table:table-cell table:style-name="ce9" table:formula="of:=[.G27]/[.B27]" office:value-type="float" office:value="1.94479361944198" calcext:value-type="float">
            <text:p>1.9447936194</text:p>
          </table:table-cell>
          <table:table-cell table:style-name="ce9" table:formula="of:=[.H27]/[.B27]" office:value-type="float" office:value="39.9666666666667" calcext:value-type="float">
            <text:p>39.9666666667</text:p>
          </table:table-cell>
          <table:table-cell table:style-name="ce9" table:formula="of:=[.I27]/[.B27]" office:value-type="float" office:value="1.15421931287872" calcext:value-type="float">
            <text:p>1.1542193129</text:p>
          </table:table-cell>
          <table:table-cell table:style-name="ce14" table:formula="of:=[.J27]*[.O$4]" office:value-type="float" office:value="99.738008769806" calcext:value-type="float">
            <text:p>99.7380087698</text:p>
          </table:table-cell>
          <table:table-cell table:style-name="ce14" table:formula="of:=SQRT([.K27]^2*[.O$4]^2+[.P$4]^2*[.J27]^2)" office:value-type="float" office:value="2.0716410869795" calcext:value-type="float">
            <text:p>2.071641087</text:p>
          </table:table-cell>
          <table:table-cell table:style-name="ce14" table:formula="of:=[.L27]*[.O$6]" office:value-type="float" office:value="94.1947124519887" calcext:value-type="float">
            <text:p>94.194712452</text:p>
          </table:table-cell>
          <table:table-cell table:style-name="ce14" table:formula="of:=SQRT([.M27]^2*[.O$6]^2+[.P$6]^2*[.L27]^2)" office:value-type="float" office:value="1.64977543456943" calcext:value-type="float">
            <text:p>1.6497754346</text:p>
          </table:table-cell>
          <table:table-cell table:style-name="ce9" table:formula="of:=([.A$15])*(([.J27]-[.P27])*[.L27]+([.L27]-[.R27])*[.J27]+2*[.P27]*[.R27])" office:value-type="float" office:value="0.141204119068642" calcext:value-type="float">
            <text:p>0.1412041191</text:p>
          </table:table-cell>
          <table:table-cell table:style-name="ce9"/>
          <table:table-cell table:style-name="ce9" table:formula="of:=2*[.J27]*[.L27]*[.A$15]" office:value-type="float" office:value="0.1647536" calcext:value-type="float">
            <text:p>0.1647536</text:p>
          </table:table-cell>
          <table:table-cell table:style-name="ce9" table:formula="of:=2*[.A$15]*SQRT([.K27]^2*[.L27]^2+[.M27]^2*[.J27]^2)" office:value-type="float" office:value="0.00393086389554934" calcext:value-type="float">
            <text:p>0.0039308639</text:p>
          </table:table-cell>
          <table:table-cell table:style-name="ce14" table:formula="of:=[.N27]-[.V27]" office:value-type="float" office:value="39.8019130666667" calcext:value-type="float">
            <text:p>39.8019130667</text:p>
          </table:table-cell>
          <table:table-cell table:style-name="ce14" table:formula="of:=SQRT([.W27]^2+[.O27]^2)" office:value-type="float" office:value="1.15422600642733" calcext:value-type="float">
            <text:p>1.1542260064</text:p>
          </table:table-cell>
          <table:table-cell table:style-name="ce9" office:value-type="float" office:value="-1" calcext:value-type="float">
            <text:p>-1</text:p>
          </table:table-cell>
          <table:table-cell table:style-name="ce9" table:formula="of:=[.Z27]*[.X27]" office:value-type="float" office:value="-39.8019130666667" calcext:value-type="float">
            <text:p>-39.8019130667</text:p>
          </table:table-cell>
          <table:table-cell table:style-name="ce9" table:formula="of:=([.Z27]-[.AA$44])^2*[.X27]" office:value-type="float" office:value="4.814361215928" calcext:value-type="float">
            <text:p>4.8143612159</text:p>
          </table:table-cell>
          <table:table-cell table:style-name="ce9" table:formula="of:=([.Z27]-[.AA$44])^3*[.X27]" office:value-type="float" office:value="-1.67438773557144" calcext:value-type="float">
            <text:p>-1.6743877356</text:p>
          </table:table-cell>
          <table:table-cell table:style-name="ce9" table:formula="of:=([.Z27]-[.AA$44])^4*[.X27]" office:value-type="float" office:value="0.582335675137257" calcext:value-type="float">
            <text:p>0.58233567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&quot;$ &quot; &amp;MROUND([.D28];0.01) &amp; &quot; \pm &quot; &amp;MROUND([.E28];1)&amp; &quot; $&quot;" office:value-type="string" office:string-value="$ 3685 \pm 61 $" calcext:value-type="string">
            <text:p>$ 3685 \pm 61 $</text:p>
          </table:table-cell>
          <table:table-cell table:formula="of:=&quot;$ &quot; &amp;MROUND([.F28];0.01) &amp; &quot; \pm &quot; &amp;MROUND([.G28];1)&amp; &quot; $&quot;" office:value-type="string" office:string-value="$ 3364 \pm 58 $" calcext:value-type="string">
            <text:p>$ 3364 \pm 58 $</text:p>
          </table:table-cell>
          <table:table-cell table:formula="of:=&quot;$ &quot; &amp;MROUND([.H28];0.01) &amp; &quot; \pm &quot; &amp;MROUND([.I28];1)&amp; &quot; $&quot;" office:value-type="string" office:string-value="$ 1175 \pm 34 $" calcext:value-type="string">
            <text:p>$ 1175 \pm 34 $</text:p>
          </table:table-cell>
          <table:table-cell table:formula="of:=&quot;$ &quot; &amp;MROUND([.P28];0.01) &amp; &quot; \pm &quot; &amp;MROUND([.Q28];0.01)&amp; &quot; $&quot;" office:value-type="string" office:string-value="$ 101.25 \pm 2.09 $" calcext:value-type="string">
            <text:p>$ 101.25 \pm 2.09 $</text:p>
          </table:table-cell>
          <table:table-cell table:formula="of:=&quot;$ &quot; &amp;MROUND([.R28];0.01) &amp; &quot; \pm &quot; &amp;MROUND([.S28];0.01)&amp; &quot; $&quot;" office:value-type="string" office:string-value="$ 93.09 \pm 1.64 $" calcext:value-type="string">
            <text:p>$ 93.09 \pm 1.64 $</text:p>
          </table:table-cell>
          <table:table-cell table:formula="of:=&quot;$ &quot; &amp;MROUND([.X28];0.01) &amp; &quot; \pm &quot; &amp;MROUND([.Y28];0.01)&amp; &quot; $&quot;" office:value-type="string" office:string-value="$ 39 \pm 1.14 $" calcext:value-type="string">
            <text:p>$ 39 \pm 1.14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685" calcext:value-type="float">
            <text:p>3685</text:p>
          </table:table-cell>
          <table:table-cell table:formula="of:=SQRT([.D28])" office:value-type="float" office:value="60.7042008431048" calcext:value-type="float">
            <text:p>60.7042008431</text:p>
          </table:table-cell>
          <table:table-cell office:value-type="float" office:value="3364" calcext:value-type="float">
            <text:p>3364</text:p>
          </table:table-cell>
          <table:table-cell table:formula="of:=SQRT([.F28])" office:value-type="float" office:value="58" calcext:value-type="float">
            <text:p>58</text:p>
          </table:table-cell>
          <table:table-cell office:value-type="float" office:value="1175" calcext:value-type="float">
            <text:p>1175</text:p>
          </table:table-cell>
          <table:table-cell table:formula="of:=SQRT([.H28])" office:value-type="float" office:value="34.2782730020052" calcext:value-type="float">
            <text:p>34.278273002</text:p>
          </table:table-cell>
          <table:table-cell table:formula="of:=[.D28]/[.B28]" office:value-type="float" office:value="122.833333333333" calcext:value-type="float">
            <text:p>122.8333333333</text:p>
          </table:table-cell>
          <table:table-cell table:formula="of:=[.E28]/[.B28]" office:value-type="float" office:value="2.02347336143683" calcext:value-type="float">
            <text:p>2.0234733614</text:p>
          </table:table-cell>
          <table:table-cell table:formula="of:=[.F28]/[.B28]" office:value-type="float" office:value="112.133333333333" calcext:value-type="float">
            <text:p>112.1333333333</text:p>
          </table:table-cell>
          <table:table-cell table:formula="of:=[.G28]/[.B28]" office:value-type="float" office:value="1.93333333333333" calcext:value-type="float">
            <text:p>1.9333333333</text:p>
          </table:table-cell>
          <table:table-cell table:formula="of:=[.H28]/[.B28]" office:value-type="float" office:value="39.1666666666667" calcext:value-type="float">
            <text:p>39.1666666667</text:p>
          </table:table-cell>
          <table:table-cell table:formula="of:=[.I28]/[.B28]" office:value-type="float" office:value="1.14260910006684" calcext:value-type="float">
            <text:p>1.1426091001</text:p>
          </table:table-cell>
          <table:table-cell table:formula="of:=[.J28]*[.O$4]" office:value-type="float" office:value="101.249190720864" calcext:value-type="float">
            <text:p>101.2491907209</text:p>
          </table:table-cell>
          <table:table-cell table:formula="of:=SQRT([.K28]^2*[.O$4]^2+[.P$4]^2*[.J28]^2)" office:value-type="float" office:value="2.09298424502475" calcext:value-type="float">
            <text:p>2.092984245</text:p>
          </table:table-cell>
          <table:table-cell table:formula="of:=[.L28]*[.O$6]" office:value-type="float" office:value="93.0878415653613" calcext:value-type="float">
            <text:p>93.0878415654</text:p>
          </table:table-cell>
          <table:table-cell table:formula="of:=SQRT([.M28]^2*[.O$6]^2+[.P$6]^2*[.L28]^2)" office:value-type="float" office:value="1.63964564478255" calcext:value-type="float">
            <text:p>1.6396456448</text:p>
          </table:table-cell>
          <table:table-cell table:formula="of:=([.A$15])*(([.J28]-[.P28])*[.L28]+([.L28]-[.R28])*[.J28]+2*[.P28]*[.R28])" office:value-type="float" office:value="0.141659162076003" calcext:value-type="float">
            <text:p>0.1416591621</text:p>
          </table:table-cell>
          <table:table-cell/>
          <table:table-cell table:formula="of:=2*[.J28]*[.L28]*[.A$15]" office:value-type="float" office:value="0.165284533333333" calcext:value-type="float">
            <text:p>0.1652845333</text:p>
          </table:table-cell>
          <table:table-cell table:formula="of:=2*[.A$15]*SQRT([.K28]^2*[.L28]^2+[.M28]^2*[.J28]^2)" office:value-type="float" office:value="0.00394138837715285" calcext:value-type="float">
            <text:p>0.0039413884</text:p>
          </table:table-cell>
          <table:table-cell table:formula="of:=[.N28]-[.V28]" office:value-type="float" office:value="39.0013821333333" calcext:value-type="float">
            <text:p>39.0013821333</text:p>
          </table:table-cell>
          <table:table-cell table:formula="of:=SQRT([.W28]^2+[.O28]^2)" office:value-type="float" office:value="1.14261589788428" calcext:value-type="float">
            <text:p>1.1426158979</text:p>
          </table:table-cell>
          <table:table-cell office:value-type="float" office:value="0" calcext:value-type="float">
            <text:p>0</text:p>
          </table:table-cell>
          <table:table-cell table:formula="of:=[.Z28]*[.X28]" office:value-type="float" office:value="0" calcext:value-type="float">
            <text:p>0</text:p>
          </table:table-cell>
          <table:table-cell table:formula="of:=([.Z28]-[.AA$44])^2*[.X28]" office:value-type="float" office:value="16.5903143314591" calcext:value-type="float">
            <text:p>16.5903143315</text:p>
          </table:table-cell>
          <table:table-cell table:formula="of:=([.Z28]-[.AA$44])^3*[.X28]" office:value-type="float" office:value="10.8203652977293" calcext:value-type="float">
            <text:p>10.8203652977</text:p>
          </table:table-cell>
          <table:table-cell table:formula="of:=([.Z28]-[.AA$44])^4*[.X28]" office:value-type="float" office:value="7.0571480947948" calcext:value-type="float">
            <text:p>7.05714809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&quot;$ &quot; &amp;MROUND([.D29];0.01) &amp; &quot; \pm &quot; &amp;MROUND([.E29];1)&amp; &quot; $&quot;" office:value-type="string" office:string-value="$ 3617 \pm 60 $" calcext:value-type="string">
            <text:p>$ 3617 \pm 60 $</text:p>
          </table:table-cell>
          <table:table-cell table:formula="of:=&quot;$ &quot; &amp;MROUND([.F29];0.01) &amp; &quot; \pm &quot; &amp;MROUND([.G29];1)&amp; &quot; $&quot;" office:value-type="string" office:string-value="$ 3323 \pm 58 $" calcext:value-type="string">
            <text:p>$ 3323 \pm 58 $</text:p>
          </table:table-cell>
          <table:table-cell table:formula="of:=&quot;$ &quot; &amp;MROUND([.H29];0.01) &amp; &quot; \pm &quot; &amp;MROUND([.I29];1)&amp; &quot; $&quot;" office:value-type="string" office:string-value="$ 1115 \pm 33 $" calcext:value-type="string">
            <text:p>$ 1115 \pm 33 $</text:p>
          </table:table-cell>
          <table:table-cell table:formula="of:=&quot;$ &quot; &amp;MROUND([.P29];0.01) &amp; &quot; \pm &quot; &amp;MROUND([.Q29];0.01)&amp; &quot; $&quot;" office:value-type="string" office:string-value="$ 99.38 \pm 2.07 $" calcext:value-type="string">
            <text:p>$ 99.38 \pm 2.07 $</text:p>
          </table:table-cell>
          <table:table-cell table:formula="of:=&quot;$ &quot; &amp;MROUND([.R29];0.01) &amp; &quot; \pm &quot; &amp;MROUND([.S29];0.01)&amp; &quot; $&quot;" office:value-type="string" office:string-value="$ 91.95 \pm 1.63 $" calcext:value-type="string">
            <text:p>$ 91.95 \pm 1.63 $</text:p>
          </table:table-cell>
          <table:table-cell table:formula="of:=&quot;$ &quot; &amp;MROUND([.X29];0.01) &amp; &quot; \pm &quot; &amp;MROUND([.Y29];0.01)&amp; &quot; $&quot;" office:value-type="string" office:string-value="$ 37.01 \pm 1.11 $" calcext:value-type="string">
            <text:p>$ 37.01 \pm 1.11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617" calcext:value-type="float">
            <text:p>3617</text:p>
          </table:table-cell>
          <table:table-cell table:formula="of:=SQRT([.D29])" office:value-type="float" office:value="60.1414998150196" calcext:value-type="float">
            <text:p>60.141499815</text:p>
          </table:table-cell>
          <table:table-cell office:value-type="float" office:value="3323" calcext:value-type="float">
            <text:p>3323</text:p>
          </table:table-cell>
          <table:table-cell table:formula="of:=SQRT([.F29])" office:value-type="float" office:value="57.6454681653294" calcext:value-type="float">
            <text:p>57.6454681653</text:p>
          </table:table-cell>
          <table:table-cell office:value-type="float" office:value="1115" calcext:value-type="float">
            <text:p>1115</text:p>
          </table:table-cell>
          <table:table-cell table:formula="of:=SQRT([.H29])" office:value-type="float" office:value="33.391615714128" calcext:value-type="float">
            <text:p>33.3916157141</text:p>
          </table:table-cell>
          <table:table-cell table:formula="of:=[.D29]/[.B29]" office:value-type="float" office:value="120.566666666667" calcext:value-type="float">
            <text:p>120.5666666667</text:p>
          </table:table-cell>
          <table:table-cell table:formula="of:=[.E29]/[.B29]" office:value-type="float" office:value="2.00471666050065" calcext:value-type="float">
            <text:p>2.0047166605</text:p>
          </table:table-cell>
          <table:table-cell table:formula="of:=[.F29]/[.B29]" office:value-type="float" office:value="110.766666666667" calcext:value-type="float">
            <text:p>110.7666666667</text:p>
          </table:table-cell>
          <table:table-cell table:formula="of:=[.G29]/[.B29]" office:value-type="float" office:value="1.92151560551098" calcext:value-type="float">
            <text:p>1.9215156055</text:p>
          </table:table-cell>
          <table:table-cell table:formula="of:=[.H29]/[.B29]" office:value-type="float" office:value="37.1666666666667" calcext:value-type="float">
            <text:p>37.1666666667</text:p>
          </table:table-cell>
          <table:table-cell table:formula="of:=[.I29]/[.B29]" office:value-type="float" office:value="1.1130538571376" calcext:value-type="float">
            <text:p>1.1130538571</text:p>
          </table:table-cell>
          <table:table-cell table:formula="of:=[.J29]*[.O$4]" office:value-type="float" office:value="99.380820308647" calcext:value-type="float">
            <text:p>99.3808203086</text:p>
          </table:table-cell>
          <table:table-cell table:formula="of:=SQRT([.K29]^2*[.O$4]^2+[.P$4]^2*[.J29]^2)" office:value-type="float" office:value="2.06658931238814" calcext:value-type="float">
            <text:p>2.0665893124</text:p>
          </table:table-cell>
          <table:table-cell table:formula="of:=[.L29]*[.O$6]" office:value-type="float" office:value="91.9532989065682" calcext:value-type="float">
            <text:p>91.9532989066</text:p>
          </table:table-cell>
          <table:table-cell table:formula="of:=SQRT([.M29]^2*[.O$6]^2+[.P$6]^2*[.L29]^2)" office:value-type="float" office:value="1.62920738156136" calcext:value-type="float">
            <text:p>1.6292073816</text:p>
          </table:table-cell>
          <table:table-cell table:formula="of:=([.A$15])*(([.J29]-[.P29])*[.L29]+([.L29]-[.R29])*[.J29]+2*[.P29]*[.R29])" office:value-type="float" office:value="0.137350435032247" calcext:value-type="float">
            <text:p>0.137350435</text:p>
          </table:table-cell>
          <table:table-cell/>
          <table:table-cell table:formula="of:=2*[.J29]*[.L29]*[.A$15]" office:value-type="float" office:value="0.160257213333333" calcext:value-type="float">
            <text:p>0.1602572133</text:p>
          </table:table-cell>
          <table:table-cell table:formula="of:=2*[.A$15]*SQRT([.K29]^2*[.L29]^2+[.M29]^2*[.J29]^2)" office:value-type="float" office:value="0.0038508614802982" calcext:value-type="float">
            <text:p>0.0038508615</text:p>
          </table:table-cell>
          <table:table-cell table:formula="of:=[.N29]-[.V29]" office:value-type="float" office:value="37.0064094533333" calcext:value-type="float">
            <text:p>37.0064094533</text:p>
          </table:table-cell>
          <table:table-cell table:formula="of:=SQRT([.W29]^2+[.O29]^2)" office:value-type="float" office:value="1.11306051858065" calcext:value-type="float">
            <text:p>1.1130605186</text:p>
          </table:table-cell>
          <table:table-cell office:value-type="float" office:value="1" calcext:value-type="float">
            <text:p>1</text:p>
          </table:table-cell>
          <table:table-cell table:formula="of:=[.Z29]*[.X29]" office:value-type="float" office:value="37.0064094533333" calcext:value-type="float">
            <text:p>37.0064094533</text:p>
          </table:table-cell>
          <table:table-cell table:formula="of:=([.Z29]-[.AA$44])^2*[.X29]" office:value-type="float" office:value="101.019991597452" calcext:value-type="float">
            <text:p>101.0199915975</text:p>
          </table:table-cell>
          <table:table-cell table:formula="of:=([.Z29]-[.AA$44])^3*[.X29]" office:value-type="float" office:value="166.906218321032" calcext:value-type="float">
            <text:p>166.906218321</text:p>
          </table:table-cell>
          <table:table-cell table:formula="of:=([.Z29]-[.AA$44])^4*[.X29]" office:value-type="float" office:value="275.764086629864" calcext:value-type="float">
            <text:p>275.764086629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float" office:value="30" calcext:value-type="float">
            <text:p>30</text:p>
          </table:table-cell>
          <table:table-cell table:formula="of:=&quot;$ &quot; &amp;MROUND([.D30];0.01) &amp; &quot; \pm &quot; &amp;MROUND([.E30];1)&amp; &quot; $&quot;" office:value-type="string" office:string-value="$ 3803 \pm 62 $" calcext:value-type="string">
            <text:p>$ 3803 \pm 62 $</text:p>
          </table:table-cell>
          <table:table-cell table:formula="of:=&quot;$ &quot; &amp;MROUND([.F30];0.01) &amp; &quot; \pm &quot; &amp;MROUND([.G30];1)&amp; &quot; $&quot;" office:value-type="string" office:string-value="$ 3343 \pm 58 $" calcext:value-type="string">
            <text:p>$ 3343 \pm 58 $</text:p>
          </table:table-cell>
          <table:table-cell table:formula="of:=&quot;$ &quot; &amp;MROUND([.H30];0.01) &amp; &quot; \pm &quot; &amp;MROUND([.I30];1)&amp; &quot; $&quot;" office:value-type="string" office:string-value="$ 1063 \pm 33 $" calcext:value-type="string">
            <text:p>$ 1063 \pm 33 $</text:p>
          </table:table-cell>
          <table:table-cell table:formula="of:=&quot;$ &quot; &amp;MROUND([.P30];0.01) &amp; &quot; \pm &quot; &amp;MROUND([.Q30];0.01)&amp; &quot; $&quot;" office:value-type="string" office:string-value="$ 104.49 \pm 2.14 $" calcext:value-type="string">
            <text:p>$ 104.49 \pm 2.14 $</text:p>
          </table:table-cell>
          <table:table-cell table:formula="of:=&quot;$ &quot; &amp;MROUND([.R30];0.01) &amp; &quot; \pm &quot; &amp;MROUND([.S30];0.01)&amp; &quot; $&quot;" office:value-type="string" office:string-value="$ 92.51 \pm 1.63 $" calcext:value-type="string">
            <text:p>$ 92.51 \pm 1.63 $</text:p>
          </table:table-cell>
          <table:table-cell table:formula="of:=&quot;$ &quot; &amp;MROUND([.X30];0.01) &amp; &quot; \pm &quot; &amp;MROUND([.Y30];0.01)&amp; &quot; $&quot;" office:value-type="string" office:string-value="$ 35.26 \pm 1.09 $" calcext:value-type="string">
            <text:p>$ 35.26 \pm 1.09 $</text:p>
          </table:table-cell>
          <table:table-cell table:number-columns-repeated="2"/>
          <table:table-cell table:style-name="ce33" table:number-columns-repeated="2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803" calcext:value-type="float">
            <text:p>3803</text:p>
          </table:table-cell>
          <table:table-cell table:formula="of:=SQRT([.D30])" office:value-type="float" office:value="61.6684684421464" calcext:value-type="float">
            <text:p>61.6684684421</text:p>
          </table:table-cell>
          <table:table-cell office:value-type="float" office:value="3343" calcext:value-type="float">
            <text:p>3343</text:p>
          </table:table-cell>
          <table:table-cell table:formula="of:=SQRT([.F30])" office:value-type="float" office:value="57.8186821018951" calcext:value-type="float">
            <text:p>57.8186821019</text:p>
          </table:table-cell>
          <table:table-cell office:value-type="float" office:value="1063" calcext:value-type="float">
            <text:p>1063</text:p>
          </table:table-cell>
          <table:table-cell table:formula="of:=SQRT([.H30])" office:value-type="float" office:value="32.6036807738022" calcext:value-type="float">
            <text:p>32.6036807738</text:p>
          </table:table-cell>
          <table:table-cell table:formula="of:=[.D30]/[.B30]" office:value-type="float" office:value="126.766666666667" calcext:value-type="float">
            <text:p>126.7666666667</text:p>
          </table:table-cell>
          <table:table-cell table:formula="of:=[.E30]/[.B30]" office:value-type="float" office:value="2.05561561473821" calcext:value-type="float">
            <text:p>2.0556156147</text:p>
          </table:table-cell>
          <table:table-cell table:formula="of:=[.F30]/[.B30]" office:value-type="float" office:value="111.433333333333" calcext:value-type="float">
            <text:p>111.4333333333</text:p>
          </table:table-cell>
          <table:table-cell table:formula="of:=[.G30]/[.B30]" office:value-type="float" office:value="1.9272894033965" calcext:value-type="float">
            <text:p>1.9272894034</text:p>
          </table:table-cell>
          <table:table-cell table:formula="of:=[.H30]/[.B30]" office:value-type="float" office:value="35.4333333333333" calcext:value-type="float">
            <text:p>35.4333333333</text:p>
          </table:table-cell>
          <table:table-cell table:formula="of:=[.I30]/[.B30]" office:value-type="float" office:value="1.08678935912674" calcext:value-type="float">
            <text:p>1.0867893591</text:p>
          </table:table-cell>
          <table:table-cell table:formula="of:=[.J30]*[.O$4]" office:value-type="float" office:value="104.491362906769" calcext:value-type="float">
            <text:p>104.4913629068</text:p>
          </table:table-cell>
          <table:table-cell table:formula="of:=SQRT([.K30]^2*[.O$4]^2+[.P$4]^2*[.J30]^2)" office:value-type="float" office:value="2.13861819295529" calcext:value-type="float">
            <text:p>2.138618193</text:p>
          </table:table-cell>
          <table:table-cell table:formula="of:=[.L30]*[.O$6]" office:value-type="float" office:value="92.5067343498819" calcext:value-type="float">
            <text:p>92.5067343499</text:p>
          </table:table-cell>
          <table:table-cell table:formula="of:=SQRT([.M30]^2*[.O$6]^2+[.P$6]^2*[.L30]^2)" office:value-type="float" office:value="1.63430626817924" calcext:value-type="float">
            <text:p>1.6343062682</text:p>
          </table:table-cell>
          <table:table-cell table:formula="of:=([.A$15])*(([.J30]-[.P30])*[.L30]+([.L30]-[.R30])*[.J30]+2*[.P30]*[.R30])" office:value-type="float" office:value="0.145282696283964" calcext:value-type="float">
            <text:p>0.1452826963</text:p>
          </table:table-cell>
          <table:table-cell/>
          <table:table-cell table:formula="of:=2*[.J30]*[.L30]*[.A$15]" office:value-type="float" office:value="0.169512386666667" calcext:value-type="float">
            <text:p>0.1695123867</text:p>
          </table:table-cell>
          <table:table-cell table:formula="of:=2*[.A$15]*SQRT([.K30]^2*[.L30]^2+[.M30]^2*[.J30]^2)" office:value-type="float" office:value="0.00401884811875244" calcext:value-type="float">
            <text:p>0.0040188481</text:p>
          </table:table-cell>
          <table:table-cell table:formula="of:=[.N30]-[.V30]" office:value-type="float" office:value="35.2638209466667" calcext:value-type="float">
            <text:p>35.2638209467</text:p>
          </table:table-cell>
          <table:table-cell table:formula="of:=SQRT([.W30]^2+[.O30]^2)" office:value-type="float" office:value="1.08679678976859" calcext:value-type="float">
            <text:p>1.0867967898</text:p>
          </table:table-cell>
          <table:table-cell office:value-type="float" office:value="2" calcext:value-type="float">
            <text:p>2</text:p>
          </table:table-cell>
          <table:table-cell table:formula="of:=[.Z30]*[.X30]" office:value-type="float" office:value="70.5276418933333" calcext:value-type="float">
            <text:p>70.5276418933</text:p>
          </table:table-cell>
          <table:table-cell table:formula="of:=([.Z30]-[.AA$44])^2*[.X30]" office:value-type="float" office:value="248.053359235393" calcext:value-type="float">
            <text:p>248.0533592354</text:p>
          </table:table-cell>
          <table:table-cell table:formula="of:=([.Z30]-[.AA$44])^3*[.X30]" office:value-type="float" office:value="657.889545886316" calcext:value-type="float">
            <text:p>657.8895458863</text:p>
          </table:table-cell>
          <table:table-cell table:formula="of:=([.Z30]-[.AA$44])^4*[.X30]" office:value-type="float" office:value="1744.86108924561" calcext:value-type="float">
            <text:p>1744.86108924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&quot;$ &quot; &amp;MROUND([.D31];0.01) &amp; &quot; \pm &quot; &amp;MROUND([.E31];1)&amp; &quot; $&quot;" office:value-type="string" office:string-value="$ 3599 \pm 60 $" calcext:value-type="string">
            <text:p>$ 3599 \pm 60 $</text:p>
          </table:table-cell>
          <table:table-cell table:formula="of:=&quot;$ &quot; &amp;MROUND([.F31];0.01) &amp; &quot; \pm &quot; &amp;MROUND([.G31];1)&amp; &quot; $&quot;" office:value-type="string" office:string-value="$ 3322 \pm 58 $" calcext:value-type="string">
            <text:p>$ 3322 \pm 58 $</text:p>
          </table:table-cell>
          <table:table-cell table:formula="of:=&quot;$ &quot; &amp;MROUND([.H31];0.01) &amp; &quot; \pm &quot; &amp;MROUND([.I31];1)&amp; &quot; $&quot;" office:value-type="string" office:string-value="$ 981 \pm 31 $" calcext:value-type="string">
            <text:p>$ 981 \pm 31 $</text:p>
          </table:table-cell>
          <table:table-cell table:formula="of:=&quot;$ &quot; &amp;MROUND([.P31];0.01) &amp; &quot; \pm &quot; &amp;MROUND([.Q31];0.01)&amp; &quot; $&quot;" office:value-type="string" office:string-value="$ 98.89 \pm 2.06 $" calcext:value-type="string">
            <text:p>$ 98.89 \pm 2.06 $</text:p>
          </table:table-cell>
          <table:table-cell table:formula="of:=&quot;$ &quot; &amp;MROUND([.R31];0.01) &amp; &quot; \pm &quot; &amp;MROUND([.S31];0.01)&amp; &quot; $&quot;" office:value-type="string" office:string-value="$ 91.93 \pm 1.63 $" calcext:value-type="string">
            <text:p>$ 91.93 \pm 1.63 $</text:p>
          </table:table-cell>
          <table:table-cell table:formula="of:=&quot;$ &quot; &amp;MROUND([.X31];0.01) &amp; &quot; \pm &quot; &amp;MROUND([.Y31];0.01)&amp; &quot; $&quot;" office:value-type="string" office:string-value="$ 32.54 \pm 1.04 $" calcext:value-type="string">
            <text:p>$ 32.54 \pm 1.04 $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599" calcext:value-type="float">
            <text:p>3599</text:p>
          </table:table-cell>
          <table:table-cell table:formula="of:=SQRT([.D31])" office:value-type="float" office:value="59.9916660878826" calcext:value-type="float">
            <text:p>59.9916660879</text:p>
          </table:table-cell>
          <table:table-cell office:value-type="float" office:value="3322" calcext:value-type="float">
            <text:p>3322</text:p>
          </table:table-cell>
          <table:table-cell table:formula="of:=SQRT([.F31])" office:value-type="float" office:value="57.6367938039583" calcext:value-type="float">
            <text:p>57.636793804</text:p>
          </table:table-cell>
          <table:table-cell office:value-type="float" office:value="981" calcext:value-type="float">
            <text:p>981</text:p>
          </table:table-cell>
          <table:table-cell table:formula="of:=SQRT([.H31])" office:value-type="float" office:value="31.3209195267317" calcext:value-type="float">
            <text:p>31.3209195267</text:p>
          </table:table-cell>
          <table:table-cell table:formula="of:=[.D31]/[.B31]" office:value-type="float" office:value="119.966666666667" calcext:value-type="float">
            <text:p>119.9666666667</text:p>
          </table:table-cell>
          <table:table-cell table:formula="of:=[.E31]/[.B31]" office:value-type="float" office:value="1.99972220292942" calcext:value-type="float">
            <text:p>1.9997222029</text:p>
          </table:table-cell>
          <table:table-cell table:formula="of:=[.F31]/[.B31]" office:value-type="float" office:value="110.733333333333" calcext:value-type="float">
            <text:p>110.7333333333</text:p>
          </table:table-cell>
          <table:table-cell table:formula="of:=[.G31]/[.B31]" office:value-type="float" office:value="1.92122646013194" calcext:value-type="float">
            <text:p>1.9212264601</text:p>
          </table:table-cell>
          <table:table-cell table:formula="of:=[.H31]/[.B31]" office:value-type="float" office:value="32.7" calcext:value-type="float">
            <text:p>32.7</text:p>
          </table:table-cell>
          <table:table-cell table:formula="of:=[.I31]/[.B31]" office:value-type="float" office:value="1.04403065089106" calcext:value-type="float">
            <text:p>1.0440306509</text:p>
          </table:table-cell>
          <table:table-cell table:formula="of:=[.J31]*[.O$4]" office:value-type="float" office:value="98.886251670119" calcext:value-type="float">
            <text:p>98.8862516701</text:p>
          </table:table-cell>
          <table:table-cell table:formula="of:=SQRT([.K31]^2*[.O$4]^2+[.P$4]^2*[.J31]^2)" office:value-type="float" office:value="2.05959003929443" calcext:value-type="float">
            <text:p>2.0595900393</text:p>
          </table:table-cell>
          <table:table-cell table:formula="of:=[.L31]*[.O$6]" office:value-type="float" office:value="91.9256271344026" calcext:value-type="float">
            <text:p>91.9256271344</text:p>
          </table:table-cell>
          <table:table-cell table:formula="of:=SQRT([.M31]^2*[.O$6]^2+[.P$6]^2*[.L31]^2)" office:value-type="float" office:value="1.62895208236958" calcext:value-type="float">
            <text:p>1.6289520824</text:p>
          </table:table-cell>
          <table:table-cell table:formula="of:=([.A$15])*(([.J31]-[.P31])*[.L31]+([.L31]-[.R31])*[.J31]+2*[.P31]*[.R31])" office:value-type="float" office:value="0.136625783042649" calcext:value-type="float">
            <text:p>0.136625783</text:p>
          </table:table-cell>
          <table:table-cell/>
          <table:table-cell table:formula="of:=2*[.J31]*[.L31]*[.A$15]" office:value-type="float" office:value="0.159411706666667" calcext:value-type="float">
            <text:p>0.1594117067</text:p>
          </table:table-cell>
          <table:table-cell table:formula="of:=2*[.A$15]*SQRT([.K31]^2*[.L31]^2+[.M31]^2*[.J31]^2)" office:value-type="float" office:value="0.00383542856682275" calcext:value-type="float">
            <text:p>0.0038354286</text:p>
          </table:table-cell>
          <table:table-cell table:formula="of:=[.N31]-[.V31]" office:value-type="float" office:value="32.5405882933333" calcext:value-type="float">
            <text:p>32.5405882933</text:p>
          </table:table-cell>
          <table:table-cell table:formula="of:=SQRT([.W31]^2+[.O31]^2)" office:value-type="float" office:value="1.04403769592496" calcext:value-type="float">
            <text:p>1.0440376959</text:p>
          </table:table-cell>
          <table:table-cell office:value-type="float" office:value="3" calcext:value-type="float">
            <text:p>3</text:p>
          </table:table-cell>
          <table:table-cell table:formula="of:=[.Z31]*[.X31]" office:value-type="float" office:value="97.62176488" calcext:value-type="float">
            <text:p>97.62176488</text:p>
          </table:table-cell>
          <table:table-cell table:formula="of:=([.Z31]-[.AA$44])^2*[.X31]" office:value-type="float" office:value="434.047072025473" calcext:value-type="float">
            <text:p>434.0470720255</text:p>
          </table:table-cell>
          <table:table-cell table:formula="of:=([.Z31]-[.AA$44])^3*[.X31]" office:value-type="float" office:value="1585.23096241231" calcext:value-type="float">
            <text:p>1585.2309624123</text:p>
          </table:table-cell>
          <table:table-cell table:formula="of:=([.Z31]-[.AA$44])^4*[.X31]" office:value-type="float" office:value="5789.59602806207" calcext:value-type="float">
            <text:p>5789.59602806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&quot;$ &quot; &amp;MROUND([.D32];0.01) &amp; &quot; \pm &quot; &amp;MROUND([.E32];1)&amp; &quot; $&quot;" office:value-type="string" office:string-value="$ 3661 \pm 61 $" calcext:value-type="string">
            <text:p>$ 3661 \pm 61 $</text:p>
          </table:table-cell>
          <table:table-cell table:formula="of:=&quot;$ &quot; &amp;MROUND([.F32];0.01) &amp; &quot; \pm &quot; &amp;MROUND([.G32];1)&amp; &quot; $&quot;" office:value-type="string" office:string-value="$ 3326 \pm 58 $" calcext:value-type="string">
            <text:p>$ 3326 \pm 58 $</text:p>
          </table:table-cell>
          <table:table-cell table:formula="of:=&quot;$ &quot; &amp;MROUND([.H32];0.01) &amp; &quot; \pm &quot; &amp;MROUND([.I32];1)&amp; &quot; $&quot;" office:value-type="string" office:string-value="$ 895 \pm 30 $" calcext:value-type="string">
            <text:p>$ 895 \pm 30 $</text:p>
          </table:table-cell>
          <table:table-cell table:formula="of:=&quot;$ &quot; &amp;MROUND([.P32];0.01) &amp; &quot; \pm &quot; &amp;MROUND([.Q32];0.01)&amp; &quot; $&quot;" office:value-type="string" office:string-value="$ 100.59 \pm 2.08 $" calcext:value-type="string">
            <text:p>$ 100.59 \pm 2.08 $</text:p>
          </table:table-cell>
          <table:table-cell table:formula="of:=&quot;$ &quot; &amp;MROUND([.R32];0.01) &amp; &quot; \pm &quot; &amp;MROUND([.S32];0.01)&amp; &quot; $&quot;" office:value-type="string" office:string-value="$ 92.04 \pm 1.63 $" calcext:value-type="string">
            <text:p>$ 92.04 \pm 1.63 $</text:p>
          </table:table-cell>
          <table:table-cell table:formula="of:=&quot;$ &quot; &amp;MROUND([.X32];0.01) &amp; &quot; \pm &quot; &amp;MROUND([.Y32];0.01)&amp; &quot; $&quot;" office:value-type="string" office:string-value="$ 29.67 \pm 1 $" calcext:value-type="string">
            <text:p>$ 29.67 \pm 1 $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661" calcext:value-type="float">
            <text:p>3661</text:p>
          </table:table-cell>
          <table:table-cell table:formula="of:=SQRT([.D32])" office:value-type="float" office:value="60.5061980296234" calcext:value-type="float">
            <text:p>60.5061980296</text:p>
          </table:table-cell>
          <table:table-cell office:value-type="float" office:value="3326" calcext:value-type="float">
            <text:p>3326</text:p>
          </table:table-cell>
          <table:table-cell table:formula="of:=SQRT([.F32])" office:value-type="float" office:value="57.6714834211849" calcext:value-type="float">
            <text:p>57.6714834212</text:p>
          </table:table-cell>
          <table:table-cell office:value-type="float" office:value="895" calcext:value-type="float">
            <text:p>895</text:p>
          </table:table-cell>
          <table:table-cell table:formula="of:=SQRT([.H32])" office:value-type="float" office:value="29.9165506033032" calcext:value-type="float">
            <text:p>29.9165506033</text:p>
          </table:table-cell>
          <table:table-cell table:formula="of:=[.D32]/[.B32]" office:value-type="float" office:value="122.033333333333" calcext:value-type="float">
            <text:p>122.0333333333</text:p>
          </table:table-cell>
          <table:table-cell table:formula="of:=[.E32]/[.B32]" office:value-type="float" office:value="2.01687326765411" calcext:value-type="float">
            <text:p>2.0168732677</text:p>
          </table:table-cell>
          <table:table-cell table:formula="of:=[.F32]/[.B32]" office:value-type="float" office:value="110.866666666667" calcext:value-type="float">
            <text:p>110.8666666667</text:p>
          </table:table-cell>
          <table:table-cell table:formula="of:=[.G32]/[.B32]" office:value-type="float" office:value="1.92238278070616" calcext:value-type="float">
            <text:p>1.9223827807</text:p>
          </table:table-cell>
          <table:table-cell table:formula="of:=[.H32]/[.B32]" office:value-type="float" office:value="29.8333333333333" calcext:value-type="float">
            <text:p>29.8333333333</text:p>
          </table:table-cell>
          <table:table-cell table:formula="of:=[.I32]/[.B32]" office:value-type="float" office:value="0.99721835344344" calcext:value-type="float">
            <text:p>0.9972183534</text:p>
          </table:table-cell>
          <table:table-cell table:formula="of:=[.J32]*[.O$4]" office:value-type="float" office:value="100.589765869493" calcext:value-type="float">
            <text:p>100.5897658695</text:p>
          </table:table-cell>
          <table:table-cell table:formula="of:=SQRT([.K32]^2*[.O$4]^2+[.P$4]^2*[.J32]^2)" office:value-type="float" office:value="2.08367673356931" calcext:value-type="float">
            <text:p>2.0836767336</text:p>
          </table:table-cell>
          <table:table-cell table:formula="of:=[.L32]*[.O$6]" office:value-type="float" office:value="92.0363142230653" calcext:value-type="float">
            <text:p>92.0363142231</text:p>
          </table:table-cell>
          <table:table-cell table:formula="of:=SQRT([.M32]^2*[.O$6]^2+[.P$6]^2*[.L32]^2)" office:value-type="float" office:value="1.62997307581955" calcext:value-type="float">
            <text:p>1.6299730758</text:p>
          </table:table-cell>
          <table:table-cell table:formula="of:=([.A$15])*(([.J32]-[.P32])*[.L32]+([.L32]-[.R32])*[.J32]+2*[.P32]*[.R32])" office:value-type="float" office:value="0.139146780726422" calcext:value-type="float">
            <text:p>0.1391467807</text:p>
          </table:table-cell>
          <table:table-cell/>
          <table:table-cell table:formula="of:=2*[.J32]*[.L32]*[.A$15]" office:value-type="float" office:value="0.162353146666667" calcext:value-type="float">
            <text:p>0.1623531467</text:p>
          </table:table-cell>
          <table:table-cell table:formula="of:=2*[.A$15]*SQRT([.K32]^2*[.L32]^2+[.M32]^2*[.J32]^2)" office:value-type="float" office:value="0.00388906404465993" calcext:value-type="float">
            <text:p>0.003889064</text:p>
          </table:table-cell>
          <table:table-cell table:formula="of:=[.N32]-[.V32]" office:value-type="float" office:value="29.6709801866667" calcext:value-type="float">
            <text:p>29.6709801867</text:p>
          </table:table-cell>
          <table:table-cell table:formula="of:=SQRT([.W32]^2+[.O32]^2)" office:value-type="float" office:value="0.997225936918805" calcext:value-type="float">
            <text:p>0.9972259369</text:p>
          </table:table-cell>
          <table:table-cell office:value-type="float" office:value="4" calcext:value-type="float">
            <text:p>4</text:p>
          </table:table-cell>
          <table:table-cell table:formula="of:=[.Z32]*[.X32]" office:value-type="float" office:value="118.683920746667" calcext:value-type="float">
            <text:p>118.6839207467</text:p>
          </table:table-cell>
          <table:table-cell table:formula="of:=([.Z32]-[.AA$44])^2*[.X32]" office:value-type="float" office:value="642.170681545979" calcext:value-type="float">
            <text:p>642.170681546</text:p>
          </table:table-cell>
          <table:table-cell table:formula="of:=([.Z32]-[.AA$44])^3*[.X32]" office:value-type="float" office:value="2987.51272656813" calcext:value-type="float">
            <text:p>2987.5127265681</text:p>
          </table:table-cell>
          <table:table-cell table:formula="of:=([.Z32]-[.AA$44])^4*[.X32]" office:value-type="float" office:value="13898.5359311635" calcext:value-type="float">
            <text:p>13898.535931163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7" office:value-type="float" office:value="30" calcext:value-type="float">
            <text:p>30</text:p>
          </table:table-cell>
          <table:table-cell table:formula="of:=&quot;$ &quot; &amp;MROUND([.D33];0.01) &amp; &quot; \pm &quot; &amp;MROUND([.E33];1)&amp; &quot; $&quot;" office:value-type="string" office:string-value="$ 3725 \pm 61 $" calcext:value-type="string">
            <text:p>$ 3725 \pm 61 $</text:p>
          </table:table-cell>
          <table:table-cell table:formula="of:=&quot;$ &quot; &amp;MROUND([.F33];0.01) &amp; &quot; \pm &quot; &amp;MROUND([.G33];1)&amp; &quot; $&quot;" office:value-type="string" office:string-value="$ 3564 \pm 60 $" calcext:value-type="string">
            <text:p>$ 3564 \pm 60 $</text:p>
          </table:table-cell>
          <table:table-cell table:formula="of:=&quot;$ &quot; &amp;MROUND([.H33];0.01) &amp; &quot; \pm &quot; &amp;MROUND([.I33];1)&amp; &quot; $&quot;" office:value-type="string" office:string-value="$ 881 \pm 30 $" calcext:value-type="string">
            <text:p>$ 881 \pm 30 $</text:p>
          </table:table-cell>
          <table:table-cell table:formula="of:=&quot;$ &quot; &amp;MROUND([.P33];0.01) &amp; &quot; \pm &quot; &amp;MROUND([.Q33];0.01)&amp; &quot; $&quot;" office:value-type="string" office:string-value="$ 102.35 \pm 2.11 $" calcext:value-type="string">
            <text:p>$ 102.35 \pm 2.11 $</text:p>
          </table:table-cell>
          <table:table-cell table:formula="of:=&quot;$ &quot; &amp;MROUND([.R33];0.01) &amp; &quot; \pm &quot; &amp;MROUND([.S33];0.01)&amp; &quot; $&quot;" office:value-type="string" office:string-value="$ 98.62 \pm 1.69 $" calcext:value-type="string">
            <text:p>$ 98.62 \pm 1.69 $</text:p>
          </table:table-cell>
          <table:table-cell table:formula="of:=&quot;$ &quot; &amp;MROUND([.X33];0.01) &amp; &quot; \pm &quot; &amp;MROUND([.Y33];0.01)&amp; &quot; $&quot;" office:value-type="string" office:string-value="$ 29.19 \pm 0.99 $" calcext:value-type="string">
            <text:p>$ 29.19 \pm 0.99 $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725" calcext:value-type="float">
            <text:p>3725</text:p>
          </table:table-cell>
          <table:table-cell table:formula="of:=SQRT([.D33])" office:value-type="float" office:value="61.0327780786685" calcext:value-type="float">
            <text:p>61.0327780787</text:p>
          </table:table-cell>
          <table:table-cell office:value-type="float" office:value="3564" calcext:value-type="float">
            <text:p>3564</text:p>
          </table:table-cell>
          <table:table-cell table:formula="of:=SQRT([.F33])" office:value-type="float" office:value="59.6992462263972" calcext:value-type="float">
            <text:p>59.6992462264</text:p>
          </table:table-cell>
          <table:table-cell office:value-type="float" office:value="881" calcext:value-type="float">
            <text:p>881</text:p>
          </table:table-cell>
          <table:table-cell table:formula="of:=SQRT([.H33])" office:value-type="float" office:value="29.6816441593117" calcext:value-type="float">
            <text:p>29.6816441593</text:p>
          </table:table-cell>
          <table:table-cell table:formula="of:=[.D33]/[.B33]" office:value-type="float" office:value="124.166666666667" calcext:value-type="float">
            <text:p>124.1666666667</text:p>
          </table:table-cell>
          <table:table-cell table:formula="of:=[.E33]/[.B33]" office:value-type="float" office:value="2.03442593595562" calcext:value-type="float">
            <text:p>2.034425936</text:p>
          </table:table-cell>
          <table:table-cell table:formula="of:=[.F33]/[.B33]" office:value-type="float" office:value="118.8" calcext:value-type="float">
            <text:p>118.8</text:p>
          </table:table-cell>
          <table:table-cell table:formula="of:=[.G33]/[.B33]" office:value-type="float" office:value="1.98997487421324" calcext:value-type="float">
            <text:p>1.9899748742</text:p>
          </table:table-cell>
          <table:table-cell table:formula="of:=[.H33]/[.B33]" office:value-type="float" office:value="29.3666666666667" calcext:value-type="float">
            <text:p>29.3666666667</text:p>
          </table:table-cell>
          <table:table-cell table:formula="of:=[.I33]/[.B33]" office:value-type="float" office:value="0.989388138643722" calcext:value-type="float">
            <text:p>0.9893881386</text:p>
          </table:table-cell>
          <table:table-cell table:formula="of:=[.J33]*[.O$4]" office:value-type="float" office:value="102.348232139815" calcext:value-type="float">
            <text:p>102.3482321398</text:p>
          </table:table-cell>
          <table:table-cell table:formula="of:=SQRT([.K33]^2*[.O$4]^2+[.P$4]^2*[.J33]^2)" office:value-type="float" office:value="2.10847693065255" calcext:value-type="float">
            <text:p>2.1084769307</text:p>
          </table:table-cell>
          <table:table-cell table:formula="of:=[.L33]*[.O$6]" office:value-type="float" office:value="98.6221959984981" calcext:value-type="float">
            <text:p>98.6221959985</text:p>
          </table:table-cell>
          <table:table-cell table:formula="of:=SQRT([.M33]^2*[.O$6]^2+[.P$6]^2*[.L33]^2)" office:value-type="float" office:value="1.68978157515301" calcext:value-type="float">
            <text:p>1.6897815752</text:p>
          </table:table-cell>
          <table:table-cell table:formula="of:=([.A$15])*(([.J33]-[.P33])*[.L33]+([.L33]-[.R33])*[.J33]+2*[.P33]*[.R33])" office:value-type="float" office:value="0.15171033303417" calcext:value-type="float">
            <text:p>0.151710333</text:p>
          </table:table-cell>
          <table:table-cell/>
          <table:table-cell table:formula="of:=2*[.J33]*[.L33]*[.A$15]" office:value-type="float" office:value="0.177012" calcext:value-type="float">
            <text:p>0.177012</text:p>
          </table:table-cell>
          <table:table-cell table:formula="of:=2*[.A$15]*SQRT([.K33]^2*[.L33]^2+[.M33]^2*[.J33]^2)" office:value-type="float" office:value="0.00414767479920979" calcext:value-type="float">
            <text:p>0.0041476748</text:p>
          </table:table-cell>
          <table:table-cell table:formula="of:=[.N33]-[.V33]" office:value-type="float" office:value="29.1896546666667" calcext:value-type="float">
            <text:p>29.1896546667</text:p>
          </table:table-cell>
          <table:table-cell table:formula="of:=SQRT([.W33]^2+[.O33]^2)" office:value-type="float" office:value="0.989396832466695" calcext:value-type="float">
            <text:p>0.9893968325</text:p>
          </table:table-cell>
          <table:table-cell office:value-type="float" office:value="5" calcext:value-type="float">
            <text:p>5</text:p>
          </table:table-cell>
          <table:table-cell table:formula="of:=[.Z33]*[.X33]" office:value-type="float" office:value="145.948273333333" calcext:value-type="float">
            <text:p>145.9482733333</text:p>
          </table:table-cell>
          <table:table-cell table:formula="of:=([.Z33]-[.AA$44])^2*[.X33]" office:value-type="float" office:value="932.535775059391" calcext:value-type="float">
            <text:p>932.5357750594</text:p>
          </table:table-cell>
          <table:table-cell table:formula="of:=([.Z33]-[.AA$44])^3*[.X33]" office:value-type="float" office:value="5270.88783009717" calcext:value-type="float">
            <text:p>5270.8878300972</text:p>
          </table:table-cell>
          <table:table-cell table:formula="of:=([.Z33]-[.AA$44])^4*[.X33]" office:value-type="float" office:value="29792.1637544651" calcext:value-type="float">
            <text:p>29792.16375446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&quot;$ &quot; &amp;MROUND([.D34];0.01) &amp; &quot; \pm &quot; &amp;MROUND([.E34];1)&amp; &quot; $&quot;" office:value-type="string" office:string-value="$ 3677 \pm 61 $" calcext:value-type="string">
            <text:p>$ 3677 \pm 61 $</text:p>
          </table:table-cell>
          <table:table-cell table:formula="of:=&quot;$ &quot; &amp;MROUND([.F34];0.01) &amp; &quot; \pm &quot; &amp;MROUND([.G34];1)&amp; &quot; $&quot;" office:value-type="string" office:string-value="$ 3355 \pm 58 $" calcext:value-type="string">
            <text:p>$ 3355 \pm 58 $</text:p>
          </table:table-cell>
          <table:table-cell table:formula="of:=&quot;$ &quot; &amp;MROUND([.H34];0.01) &amp; &quot; \pm &quot; &amp;MROUND([.I34];1)&amp; &quot; $&quot;" office:value-type="string" office:string-value="$ 772 \pm 28 $" calcext:value-type="string">
            <text:p>$ 772 \pm 28 $</text:p>
          </table:table-cell>
          <table:table-cell table:formula="of:=&quot;$ &quot; &amp;MROUND([.P34];0.01) &amp; &quot; \pm &quot; &amp;MROUND([.Q34];0.01)&amp; &quot; $&quot;" office:value-type="string" office:string-value="$ 101.03 \pm 2.09 $" calcext:value-type="string">
            <text:p>$ 101.03 \pm 2.09 $</text:p>
          </table:table-cell>
          <table:table-cell table:formula="of:=&quot;$ &quot; &amp;MROUND([.R34];0.01) &amp; &quot; \pm &quot; &amp;MROUND([.S34];0.01)&amp; &quot; $&quot;" office:value-type="string" office:string-value="$ 92.84 \pm 1.64 $" calcext:value-type="string">
            <text:p>$ 92.84 \pm 1.64 $</text:p>
          </table:table-cell>
          <table:table-cell table:formula="of:=&quot;$ &quot; &amp;MROUND([.X34];0.01) &amp; &quot; \pm &quot; &amp;MROUND([.Y34];0.01)&amp; &quot; $&quot;" office:value-type="string" office:string-value="$ 25.57 \pm 0.93 $" calcext:value-type="string">
            <text:p>$ 25.57 \pm 0.93 $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677" calcext:value-type="float">
            <text:p>3677</text:p>
          </table:table-cell>
          <table:table-cell table:formula="of:=SQRT([.D34])" office:value-type="float" office:value="60.6382717431821" calcext:value-type="float">
            <text:p>60.6382717432</text:p>
          </table:table-cell>
          <table:table-cell office:value-type="float" office:value="3355" calcext:value-type="float">
            <text:p>3355</text:p>
          </table:table-cell>
          <table:table-cell table:formula="of:=SQRT([.F34])" office:value-type="float" office:value="57.9223618302983" calcext:value-type="float">
            <text:p>57.9223618303</text:p>
          </table:table-cell>
          <table:table-cell office:value-type="float" office:value="772" calcext:value-type="float">
            <text:p>772</text:p>
          </table:table-cell>
          <table:table-cell table:formula="of:=SQRT([.H34])" office:value-type="float" office:value="27.7848879788996" calcext:value-type="float">
            <text:p>27.7848879789</text:p>
          </table:table-cell>
          <table:table-cell table:formula="of:=[.D34]/[.B34]" office:value-type="float" office:value="122.566666666667" calcext:value-type="float">
            <text:p>122.5666666667</text:p>
          </table:table-cell>
          <table:table-cell table:formula="of:=[.E34]/[.B34]" office:value-type="float" office:value="2.02127572477274" calcext:value-type="float">
            <text:p>2.0212757248</text:p>
          </table:table-cell>
          <table:table-cell table:formula="of:=[.F34]/[.B34]" office:value-type="float" office:value="111.833333333333" calcext:value-type="float">
            <text:p>111.8333333333</text:p>
          </table:table-cell>
          <table:table-cell table:formula="of:=[.G34]/[.B34]" office:value-type="float" office:value="1.93074539434328" calcext:value-type="float">
            <text:p>1.9307453943</text:p>
          </table:table-cell>
          <table:table-cell table:formula="of:=[.H34]/[.B34]" office:value-type="float" office:value="25.7333333333333" calcext:value-type="float">
            <text:p>25.7333333333</text:p>
          </table:table-cell>
          <table:table-cell table:formula="of:=[.I34]/[.B34]" office:value-type="float" office:value="0.926162932629987" calcext:value-type="float">
            <text:p>0.9261629326</text:p>
          </table:table-cell>
          <table:table-cell table:formula="of:=[.J34]*[.O$4]" office:value-type="float" office:value="101.029382437074" calcext:value-type="float">
            <text:p>101.0293824371</text:p>
          </table:table-cell>
          <table:table-cell table:formula="of:=SQRT([.K34]^2*[.O$4]^2+[.P$4]^2*[.J34]^2)" office:value-type="float" office:value="2.0898827417076" calcext:value-type="float">
            <text:p>2.0898827417</text:p>
          </table:table-cell>
          <table:table-cell table:formula="of:=[.L34]*[.O$6]" office:value-type="float" office:value="92.8387956158701" calcext:value-type="float">
            <text:p>92.8387956159</text:p>
          </table:table-cell>
          <table:table-cell table:formula="of:=SQRT([.M34]^2*[.O$6]^2+[.P$6]^2*[.L34]^2)" office:value-type="float" office:value="1.63735914459458" calcext:value-type="float">
            <text:p>1.6373591446</text:p>
          </table:table-cell>
          <table:table-cell table:formula="of:=([.A$15])*(([.J34]-[.P34])*[.L34]+([.L34]-[.R34])*[.J34]+2*[.P34]*[.R34])" office:value-type="float" office:value="0.140973455002756" calcext:value-type="float">
            <text:p>0.140973455</text:p>
          </table:table-cell>
          <table:table-cell/>
          <table:table-cell table:formula="of:=2*[.J34]*[.L34]*[.A$15]" office:value-type="float" office:value="0.164484466666667" calcext:value-type="float">
            <text:p>0.1644844667</text:p>
          </table:table-cell>
          <table:table-cell table:formula="of:=2*[.A$15]*SQRT([.K34]^2*[.L34]^2+[.M34]^2*[.J34]^2)" office:value-type="float" office:value="0.00392709353016536" calcext:value-type="float">
            <text:p>0.0039270935</text:p>
          </table:table-cell>
          <table:table-cell table:formula="of:=[.N34]-[.V34]" office:value-type="float" office:value="25.5688488666667" calcext:value-type="float">
            <text:p>25.5688488667</text:p>
          </table:table-cell>
          <table:table-cell table:formula="of:=SQRT([.W34]^2+[.O34]^2)" office:value-type="float" office:value="0.926171258375778" calcext:value-type="float">
            <text:p>0.9261712584</text:p>
          </table:table-cell>
          <table:table-cell office:value-type="float" office:value="6" calcext:value-type="float">
            <text:p>6</text:p>
          </table:table-cell>
          <table:table-cell table:formula="of:=[.Z34]*[.X34]" office:value-type="float" office:value="153.4130932" calcext:value-type="float">
            <text:p>153.4130932</text:p>
          </table:table-cell>
          <table:table-cell table:formula="of:=([.Z34]-[.AA$44])^2*[.X34]" office:value-type="float" office:value="1131.47001499087" calcext:value-type="float">
            <text:p>1131.4700149909</text:p>
          </table:table-cell>
          <table:table-cell table:formula="of:=([.Z34]-[.AA$44])^3*[.X34]" office:value-type="float" office:value="7526.77590205499" calcext:value-type="float">
            <text:p>7526.775902055</text:p>
          </table:table-cell>
          <table:table-cell table:formula="of:=([.Z34]-[.AA$44])^4*[.X34]" office:value-type="float" office:value="50069.6922845215" calcext:value-type="float">
            <text:p>50069.69228452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&quot;$ &quot; &amp;MROUND([.D35];0.01) &amp; &quot; \pm &quot; &amp;MROUND([.E35];1)&amp; &quot; $&quot;" office:value-type="string" office:string-value="$ 3754 \pm 61 $" calcext:value-type="string">
            <text:p>$ 3754 \pm 61 $</text:p>
          </table:table-cell>
          <table:table-cell table:formula="of:=&quot;$ &quot; &amp;MROUND([.F35];0.01) &amp; &quot; \pm &quot; &amp;MROUND([.G35];1)&amp; &quot; $&quot;" office:value-type="string" office:string-value="$ 3347 \pm 58 $" calcext:value-type="string">
            <text:p>$ 3347 \pm 58 $</text:p>
          </table:table-cell>
          <table:table-cell table:formula="of:=&quot;$ &quot; &amp;MROUND([.H35];0.01) &amp; &quot; \pm &quot; &amp;MROUND([.I35];1)&amp; &quot; $&quot;" office:value-type="string" office:string-value="$ 671 \pm 26 $" calcext:value-type="string">
            <text:p>$ 671 \pm 26 $</text:p>
          </table:table-cell>
          <table:table-cell table:formula="of:=&quot;$ &quot; &amp;MROUND([.P35];0.01) &amp; &quot; \pm &quot; &amp;MROUND([.Q35];0.01)&amp; &quot; $&quot;" office:value-type="string" office:string-value="$ 103.15 \pm 2.12 $" calcext:value-type="string">
            <text:p>$ 103.15 \pm 2.12 $</text:p>
          </table:table-cell>
          <table:table-cell table:formula="of:=&quot;$ &quot; &amp;MROUND([.R35];0.01) &amp; &quot; \pm &quot; &amp;MROUND([.S35];0.01)&amp; &quot; $&quot;" office:value-type="string" office:string-value="$ 92.62 \pm 1.64 $" calcext:value-type="string">
            <text:p>$ 92.62 \pm 1.64 $</text:p>
          </table:table-cell>
          <table:table-cell table:formula="of:=&quot;$ &quot; &amp;MROUND([.X35];0.01) &amp; &quot; \pm &quot; &amp;MROUND([.Y35];0.01)&amp; &quot; $&quot;" office:value-type="string" office:string-value="$ 22.2 \pm 0.86 $" calcext:value-type="string">
            <text:p>$ 22.2 \pm 0.86 $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754" calcext:value-type="float">
            <text:p>3754</text:p>
          </table:table-cell>
          <table:table-cell table:formula="of:=SQRT([.D35])" office:value-type="float" office:value="61.2698947281616" calcext:value-type="float">
            <text:p>61.2698947282</text:p>
          </table:table-cell>
          <table:table-cell office:value-type="float" office:value="3347" calcext:value-type="float">
            <text:p>3347</text:p>
          </table:table-cell>
          <table:table-cell table:formula="of:=SQRT([.F35])" office:value-type="float" office:value="57.8532626564829" calcext:value-type="float">
            <text:p>57.8532626565</text:p>
          </table:table-cell>
          <table:table-cell office:value-type="float" office:value="671" calcext:value-type="float">
            <text:p>671</text:p>
          </table:table-cell>
          <table:table-cell table:formula="of:=SQRT([.H35])" office:value-type="float" office:value="25.9036676939772" calcext:value-type="float">
            <text:p>25.903667694</text:p>
          </table:table-cell>
          <table:table-cell table:formula="of:=[.D35]/[.B35]" office:value-type="float" office:value="125.133333333333" calcext:value-type="float">
            <text:p>125.1333333333</text:p>
          </table:table-cell>
          <table:table-cell table:formula="of:=[.E35]/[.B35]" office:value-type="float" office:value="2.04232982427205" calcext:value-type="float">
            <text:p>2.0423298243</text:p>
          </table:table-cell>
          <table:table-cell table:formula="of:=[.F35]/[.B35]" office:value-type="float" office:value="111.566666666667" calcext:value-type="float">
            <text:p>111.5666666667</text:p>
          </table:table-cell>
          <table:table-cell table:formula="of:=[.G35]/[.B35]" office:value-type="float" office:value="1.92844208854943" calcext:value-type="float">
            <text:p>1.9284420885</text:p>
          </table:table-cell>
          <table:table-cell table:formula="of:=[.H35]/[.B35]" office:value-type="float" office:value="22.3666666666667" calcext:value-type="float">
            <text:p>22.3666666667</text:p>
          </table:table-cell>
          <table:table-cell table:formula="of:=[.I35]/[.B35]" office:value-type="float" office:value="0.863455589799241" calcext:value-type="float">
            <text:p>0.8634555898</text:p>
          </table:table-cell>
          <table:table-cell table:formula="of:=[.J35]*[.O$4]" office:value-type="float" office:value="103.145037168554" calcext:value-type="float">
            <text:p>103.1450371686</text:p>
          </table:table-cell>
          <table:table-cell table:formula="of:=SQRT([.K35]^2*[.O$4]^2+[.P$4]^2*[.J35]^2)" office:value-type="float" office:value="2.11969388851818" calcext:value-type="float">
            <text:p>2.1196938885</text:p>
          </table:table-cell>
          <table:table-cell table:formula="of:=[.L35]*[.O$6]" office:value-type="float" office:value="92.6174214385447" calcext:value-type="float">
            <text:p>92.6174214385</text:p>
          </table:table-cell>
          <table:table-cell table:formula="of:=SQRT([.M35]^2*[.O$6]^2+[.P$6]^2*[.L35]^2)" office:value-type="float" office:value="1.63532442960354" calcext:value-type="float">
            <text:p>1.6353244296</text:p>
          </table:table-cell>
          <table:table-cell table:formula="of:=([.A$15])*(([.J35]-[.P35])*[.L35]+([.L35]-[.R35])*[.J35]+2*[.P35]*[.R35])" office:value-type="float" office:value="0.143582387290789" calcext:value-type="float">
            <text:p>0.1435823873</text:p>
          </table:table-cell>
          <table:table-cell/>
          <table:table-cell table:formula="of:=2*[.J35]*[.L35]*[.A$15]" office:value-type="float" office:value="0.167528506666667" calcext:value-type="float">
            <text:p>0.1675285067</text:p>
          </table:table-cell>
          <table:table-cell table:formula="of:=2*[.A$15]*SQRT([.K35]^2*[.L35]^2+[.M35]^2*[.J35]^2)" office:value-type="float" office:value="0.0039826623019282" calcext:value-type="float">
            <text:p>0.0039826623</text:p>
          </table:table-cell>
          <table:table-cell table:formula="of:=[.N35]-[.V35]" office:value-type="float" office:value="22.19913816" calcext:value-type="float">
            <text:p>22.19913816</text:p>
          </table:table-cell>
          <table:table-cell table:formula="of:=SQRT([.W35]^2+[.O35]^2)" office:value-type="float" office:value="0.863464774703964" calcext:value-type="float">
            <text:p>0.8634647747</text:p>
          </table:table-cell>
          <table:table-cell office:value-type="float" office:value="7" calcext:value-type="float">
            <text:p>7</text:p>
          </table:table-cell>
          <table:table-cell table:formula="of:=[.Z35]*[.X35]" office:value-type="float" office:value="155.39396712" calcext:value-type="float">
            <text:p>155.39396712</text:p>
          </table:table-cell>
          <table:table-cell table:formula="of:=([.Z35]-[.AA$44])^2*[.X35]" office:value-type="float" office:value="1299.89971687361" calcext:value-type="float">
            <text:p>1299.8997168736</text:p>
          </table:table-cell>
          <table:table-cell table:formula="of:=([.Z35]-[.AA$44])^3*[.X35]" office:value-type="float" office:value="9947.10532941596" calcext:value-type="float">
            <text:p>9947.105329416</text:p>
          </table:table-cell>
          <table:table-cell table:formula="of:=([.Z35]-[.AA$44])^4*[.X35]" office:value-type="float" office:value="76117.3367069174" calcext:value-type="float">
            <text:p>76117.336706917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7" office:value-type="float" office:value="30" calcext:value-type="float">
            <text:p>30</text:p>
          </table:table-cell>
          <table:table-cell table:formula="of:=&quot;$ &quot; &amp;MROUND([.D36];0.01) &amp; &quot; \pm &quot; &amp;MROUND([.E36];1)&amp; &quot; $&quot;" office:value-type="string" office:string-value="$ 3693 \pm 61 $" calcext:value-type="string">
            <text:p>$ 3693 \pm 61 $</text:p>
          </table:table-cell>
          <table:table-cell table:formula="of:=&quot;$ &quot; &amp;MROUND([.F36];0.01) &amp; &quot; \pm &quot; &amp;MROUND([.G36];1)&amp; &quot; $&quot;" office:value-type="string" office:string-value="$ 3447 \pm 59 $" calcext:value-type="string">
            <text:p>$ 3447 \pm 59 $</text:p>
          </table:table-cell>
          <table:table-cell table:formula="of:=&quot;$ &quot; &amp;MROUND([.H36];0.01) &amp; &quot; \pm &quot; &amp;MROUND([.I36];1)&amp; &quot; $&quot;" office:value-type="string" office:string-value="$ 650 \pm 25 $" calcext:value-type="string">
            <text:p>$ 650 \pm 25 $</text:p>
          </table:table-cell>
          <table:table-cell table:formula="of:=&quot;$ &quot; &amp;MROUND([.P36];0.01) &amp; &quot; \pm &quot; &amp;MROUND([.Q36];0.01)&amp; &quot; $&quot;" office:value-type="string" office:string-value="$ 101.47 \pm 2.1 $" calcext:value-type="string">
            <text:p>$ 101.47 \pm 2.1 $</text:p>
          </table:table-cell>
          <table:table-cell table:formula="of:=&quot;$ &quot; &amp;MROUND([.R36];0.01) &amp; &quot; \pm &quot; &amp;MROUND([.S36];0.01)&amp; &quot; $&quot;" office:value-type="string" office:string-value="$ 95.38 \pm 1.66 $" calcext:value-type="string">
            <text:p>$ 95.38 \pm 1.66 $</text:p>
          </table:table-cell>
          <table:table-cell table:formula="of:=&quot;$ &quot; &amp;MROUND([.X36];0.01) &amp; &quot; \pm &quot; &amp;MROUND([.Y36];0.01)&amp; &quot; $&quot;" office:value-type="string" office:string-value="$ 21.5 \pm 0.85 $" calcext:value-type="string">
            <text:p>$ 21.5 \pm 0.85 $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693" calcext:value-type="float">
            <text:p>3693</text:p>
          </table:table-cell>
          <table:table-cell table:formula="of:=SQRT([.D36])" office:value-type="float" office:value="60.770058416954" calcext:value-type="float">
            <text:p>60.770058417</text:p>
          </table:table-cell>
          <table:table-cell office:value-type="float" office:value="3447" calcext:value-type="float">
            <text:p>3447</text:p>
          </table:table-cell>
          <table:table-cell table:formula="of:=SQRT([.F36])" office:value-type="float" office:value="58.7111573723428" calcext:value-type="float">
            <text:p>58.7111573723</text:p>
          </table:table-cell>
          <table:table-cell office:value-type="float" office:value="650" calcext:value-type="float">
            <text:p>650</text:p>
          </table:table-cell>
          <table:table-cell table:formula="of:=SQRT([.H36])" office:value-type="float" office:value="25.4950975679639" calcext:value-type="float">
            <text:p>25.495097568</text:p>
          </table:table-cell>
          <table:table-cell table:formula="of:=[.D36]/[.B36]" office:value-type="float" office:value="123.1" calcext:value-type="float">
            <text:p>123.1</text:p>
          </table:table-cell>
          <table:table-cell table:formula="of:=[.E36]/[.B36]" office:value-type="float" office:value="2.02566861389847" calcext:value-type="float">
            <text:p>2.0256686139</text:p>
          </table:table-cell>
          <table:table-cell table:formula="of:=[.F36]/[.B36]" office:value-type="float" office:value="114.9" calcext:value-type="float">
            <text:p>114.9</text:p>
          </table:table-cell>
          <table:table-cell table:formula="of:=[.G36]/[.B36]" office:value-type="float" office:value="1.95703857907809" calcext:value-type="float">
            <text:p>1.9570385791</text:p>
          </table:table-cell>
          <table:table-cell table:formula="of:=[.H36]/[.B36]" office:value-type="float" office:value="21.6666666666667" calcext:value-type="float">
            <text:p>21.6666666667</text:p>
          </table:table-cell>
          <table:table-cell table:formula="of:=[.I36]/[.B36]" office:value-type="float" office:value="0.849836585598797" calcext:value-type="float">
            <text:p>0.8498365856</text:p>
          </table:table-cell>
          <table:table-cell table:formula="of:=[.J36]*[.O$4]" office:value-type="float" office:value="101.468999004654" calcext:value-type="float">
            <text:p>101.4689990047</text:p>
          </table:table-cell>
          <table:table-cell table:formula="of:=SQRT([.K36]^2*[.O$4]^2+[.P$4]^2*[.J36]^2)" office:value-type="float" office:value="2.09608475376268" calcext:value-type="float">
            <text:p>2.0960847538</text:p>
          </table:table-cell>
          <table:table-cell table:formula="of:=[.L36]*[.O$6]" office:value-type="float" office:value="95.3845986551131" calcext:value-type="float">
            <text:p>95.3845986551</text:p>
          </table:table-cell>
          <table:table-cell table:formula="of:=SQRT([.M36]^2*[.O$6]^2+[.P$6]^2*[.L36]^2)" office:value-type="float" office:value="1.66060672792743" calcext:value-type="float">
            <text:p>1.6606067279</text:p>
          </table:table-cell>
          <table:table-cell table:formula="of:=([.A$15])*(([.J36]-[.P36])*[.L36]+([.L36]-[.R36])*[.J36]+2*[.P36]*[.R36])" office:value-type="float" office:value="0.145469444471465" calcext:value-type="float">
            <text:p>0.1454694445</text:p>
          </table:table-cell>
          <table:table-cell/>
          <table:table-cell table:formula="of:=2*[.J36]*[.L36]*[.A$15]" office:value-type="float" office:value="0.16973028" calcext:value-type="float">
            <text:p>0.16973028</text:p>
          </table:table-cell>
          <table:table-cell table:formula="of:=2*[.A$15]*SQRT([.K36]^2*[.L36]^2+[.M36]^2*[.J36]^2)" office:value-type="float" office:value="0.0040197416155768" calcext:value-type="float">
            <text:p>0.0040197416</text:p>
          </table:table-cell>
          <table:table-cell table:formula="of:=[.N36]-[.V36]" office:value-type="float" office:value="21.4969363866667" calcext:value-type="float">
            <text:p>21.4969363867</text:p>
          </table:table-cell>
          <table:table-cell table:formula="of:=SQRT([.W36]^2+[.O36]^2)" office:value-type="float" office:value="0.849846092268993" calcext:value-type="float">
            <text:p>0.8498460923</text:p>
          </table:table-cell>
          <table:table-cell office:value-type="float" office:value="8" calcext:value-type="float">
            <text:p>8</text:p>
          </table:table-cell>
          <table:table-cell table:formula="of:=[.Z36]*[.X36]" office:value-type="float" office:value="171.975491093333" calcext:value-type="float">
            <text:p>171.9754910933</text:p>
          </table:table-cell>
          <table:table-cell table:formula="of:=([.Z36]-[.AA$44])^2*[.X36]" office:value-type="float" office:value="1609.27643915551" calcext:value-type="float">
            <text:p>1609.2764391555</text:p>
          </table:table-cell>
          <table:table-cell table:formula="of:=([.Z36]-[.AA$44])^3*[.X36]" office:value-type="float" office:value="13923.7973492202" calcext:value-type="float">
            <text:p>13923.7973492202</text:p>
          </table:table-cell>
          <table:table-cell table:formula="of:=([.Z36]-[.AA$44])^4*[.X36]" office:value-type="float" office:value="120471.615631115" calcext:value-type="float">
            <text:p>120471.6156311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&quot;$ &quot; &amp;MROUND([.D37];0.01) &amp; &quot; \pm &quot; &amp;MROUND([.E37];1)&amp; &quot; $&quot;" office:value-type="string" office:string-value="$ 3641 \pm 60 $" calcext:value-type="string">
            <text:p>$ 3641 \pm 60 $</text:p>
          </table:table-cell>
          <table:table-cell table:formula="of:=&quot;$ &quot; &amp;MROUND([.F37];0.01) &amp; &quot; \pm &quot; &amp;MROUND([.G37];1)&amp; &quot; $&quot;" office:value-type="string" office:string-value="$ 3271 \pm 57 $" calcext:value-type="string">
            <text:p>$ 3271 \pm 57 $</text:p>
          </table:table-cell>
          <table:table-cell table:formula="of:=&quot;$ &quot; &amp;MROUND([.H37];0.01) &amp; &quot; \pm &quot; &amp;MROUND([.I37];1)&amp; &quot; $&quot;" office:value-type="string" office:string-value="$ 515 \pm 23 $" calcext:value-type="string">
            <text:p>$ 515 \pm 23 $</text:p>
          </table:table-cell>
          <table:table-cell table:formula="of:=&quot;$ &quot; &amp;MROUND([.P37];0.01) &amp; &quot; \pm &quot; &amp;MROUND([.Q37];0.01)&amp; &quot; $&quot;" office:value-type="string" office:string-value="$ 100.04 \pm 2.08 $" calcext:value-type="string">
            <text:p>$ 100.04 \pm 2.08 $</text:p>
          </table:table-cell>
          <table:table-cell table:formula="of:=&quot;$ &quot; &amp;MROUND([.R37];0.01) &amp; &quot; \pm &quot; &amp;MROUND([.S37];0.01)&amp; &quot; $&quot;" office:value-type="string" office:string-value="$ 90.51 \pm 1.62 $" calcext:value-type="string">
            <text:p>$ 90.51 \pm 1.62 $</text:p>
          </table:table-cell>
          <table:table-cell table:formula="of:=&quot;$ &quot; &amp;MROUND([.X37];0.01) &amp; &quot; \pm &quot; &amp;MROUND([.Y37];0.01)&amp; &quot; $&quot;" office:value-type="string" office:string-value="$ 17.01 \pm 0.76 $" calcext:value-type="string">
            <text:p>$ 17.01 \pm 0.76 $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641" calcext:value-type="float">
            <text:p>3641</text:p>
          </table:table-cell>
          <table:table-cell table:formula="of:=SQRT([.D37])" office:value-type="float" office:value="60.3406993661824" calcext:value-type="float">
            <text:p>60.3406993662</text:p>
          </table:table-cell>
          <table:table-cell office:value-type="float" office:value="3271" calcext:value-type="float">
            <text:p>3271</text:p>
          </table:table-cell>
          <table:table-cell table:formula="of:=SQRT([.F37])" office:value-type="float" office:value="57.1926568713152" calcext:value-type="float">
            <text:p>57.1926568713</text:p>
          </table:table-cell>
          <table:table-cell office:value-type="float" office:value="515" calcext:value-type="float">
            <text:p>515</text:p>
          </table:table-cell>
          <table:table-cell table:formula="of:=SQRT([.H37])" office:value-type="float" office:value="22.6936114358204" calcext:value-type="float">
            <text:p>22.6936114358</text:p>
          </table:table-cell>
          <table:table-cell table:formula="of:=[.D37]/[.B37]" office:value-type="float" office:value="121.366666666667" calcext:value-type="float">
            <text:p>121.3666666667</text:p>
          </table:table-cell>
          <table:table-cell table:formula="of:=[.E37]/[.B37]" office:value-type="float" office:value="2.01135664553941" calcext:value-type="float">
            <text:p>2.0113566455</text:p>
          </table:table-cell>
          <table:table-cell table:formula="of:=[.F37]/[.B37]" office:value-type="float" office:value="109.033333333333" calcext:value-type="float">
            <text:p>109.0333333333</text:p>
          </table:table-cell>
          <table:table-cell table:formula="of:=[.G37]/[.B37]" office:value-type="float" office:value="1.90642189571051" calcext:value-type="float">
            <text:p>1.9064218957</text:p>
          </table:table-cell>
          <table:table-cell table:formula="of:=[.H37]/[.B37]" office:value-type="float" office:value="17.1666666666667" calcext:value-type="float">
            <text:p>17.1666666667</text:p>
          </table:table-cell>
          <table:table-cell table:formula="of:=[.I37]/[.B37]" office:value-type="float" office:value="0.756453714527348" calcext:value-type="float">
            <text:p>0.7564537145</text:p>
          </table:table-cell>
          <table:table-cell table:formula="of:=[.J37]*[.O$4]" office:value-type="float" office:value="100.040245160018" calcext:value-type="float">
            <text:p>100.04024516</text:p>
          </table:table-cell>
          <table:table-cell table:formula="of:=SQRT([.K37]^2*[.O$4]^2+[.P$4]^2*[.J37]^2)" office:value-type="float" office:value="2.07591354930337" calcext:value-type="float">
            <text:p>2.0759135493</text:p>
          </table:table-cell>
          <table:table-cell table:formula="of:=[.L37]*[.O$6]" office:value-type="float" office:value="90.5143667539527" calcext:value-type="float">
            <text:p>90.514366754</text:p>
          </table:table-cell>
          <table:table-cell table:formula="of:=SQRT([.M37]^2*[.O$6]^2+[.P$6]^2*[.L37]^2)" office:value-type="float" office:value="1.61588649942491" calcext:value-type="float">
            <text:p>1.6158864994</text:p>
          </table:table-cell>
          <table:table-cell table:formula="of:=([.A$15])*(([.J37]-[.P37])*[.L37]+([.L37]-[.R37])*[.J37]+2*[.P37]*[.R37])" office:value-type="float" office:value="0.136098209699585" calcext:value-type="float">
            <text:p>0.1360982097</text:p>
          </table:table-cell>
          <table:table-cell/>
          <table:table-cell table:formula="of:=2*[.J37]*[.L37]*[.A$15]" office:value-type="float" office:value="0.158796146666667" calcext:value-type="float">
            <text:p>0.1587961467</text:p>
          </table:table-cell>
          <table:table-cell table:formula="of:=2*[.A$15]*SQRT([.K37]^2*[.L37]^2+[.M37]^2*[.J37]^2)" office:value-type="float" office:value="0.0038255264836098" calcext:value-type="float">
            <text:p>0.0038255265</text:p>
          </table:table-cell>
          <table:table-cell table:formula="of:=[.N37]-[.V37]" office:value-type="float" office:value="17.00787052" calcext:value-type="float">
            <text:p>17.00787052</text:p>
          </table:table-cell>
          <table:table-cell table:formula="of:=SQRT([.W37]^2+[.O37]^2)" office:value-type="float" office:value="0.756463387663342" calcext:value-type="float">
            <text:p>0.7564633877</text:p>
          </table:table-cell>
          <table:table-cell office:value-type="float" office:value="9" calcext:value-type="float">
            <text:p>9</text:p>
          </table:table-cell>
          <table:table-cell table:formula="of:=[.Z37]*[.X37]" office:value-type="float" office:value="153.07083468" calcext:value-type="float">
            <text:p>153.07083468</text:p>
          </table:table-cell>
          <table:table-cell table:formula="of:=([.Z37]-[.AA$44])^2*[.X37]" office:value-type="float" office:value="1584.54087077786" calcext:value-type="float">
            <text:p>1584.5408707779</text:p>
          </table:table-cell>
          <table:table-cell table:formula="of:=([.Z37]-[.AA$44])^3*[.X37]" office:value-type="float" office:value="15294.3208933113" calcext:value-type="float">
            <text:p>15294.3208933113</text:p>
          </table:table-cell>
          <table:table-cell table:formula="of:=([.Z37]-[.AA$44])^4*[.X37]" office:value-type="float" office:value="147623.993739427" calcext:value-type="float">
            <text:p>147623.9937394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&quot;$ &quot; &amp;MROUND([.D38];0.01) &amp; &quot; \pm &quot; &amp;MROUND([.E38];1)&amp; &quot; $&quot;" office:value-type="string" office:string-value="$ 3637 \pm 60 $" calcext:value-type="string">
            <text:p>$ 3637 \pm 60 $</text:p>
          </table:table-cell>
          <table:table-cell table:formula="of:=&quot;$ &quot; &amp;MROUND([.F38];0.01) &amp; &quot; \pm &quot; &amp;MROUND([.G38];1)&amp; &quot; $&quot;" office:value-type="string" office:string-value="$ 3345 \pm 58 $" calcext:value-type="string">
            <text:p>$ 3345 \pm 58 $</text:p>
          </table:table-cell>
          <table:table-cell table:formula="of:=&quot;$ &quot; &amp;MROUND([.H38];0.01) &amp; &quot; \pm &quot; &amp;MROUND([.I38];1)&amp; &quot; $&quot;" office:value-type="string" office:string-value="$ 433 \pm 21 $" calcext:value-type="string">
            <text:p>$ 433 \pm 21 $</text:p>
          </table:table-cell>
          <table:table-cell table:formula="of:=&quot;$ &quot; &amp;MROUND([.P38];0.01) &amp; &quot; \pm &quot; &amp;MROUND([.Q38];0.01)&amp; &quot; $&quot;" office:value-type="string" office:string-value="$ 99.93 \pm 2.07 $" calcext:value-type="string">
            <text:p>$ 99.93 \pm 2.07 $</text:p>
          </table:table-cell>
          <table:table-cell table:formula="of:=&quot;$ &quot; &amp;MROUND([.R38];0.01) &amp; &quot; \pm &quot; &amp;MROUND([.S38];0.01)&amp; &quot; $&quot;" office:value-type="string" office:string-value="$ 92.56 \pm 1.63 $" calcext:value-type="string">
            <text:p>$ 92.56 \pm 1.63 $</text:p>
          </table:table-cell>
          <table:table-cell table:formula="of:=&quot;$ &quot; &amp;MROUND([.X38];0.01) &amp; &quot; \pm &quot; &amp;MROUND([.Y38];0.01)&amp; &quot; $&quot;" office:value-type="string" office:string-value="$ 14.27 \pm 0.69 $" calcext:value-type="string">
            <text:p>$ 14.27 \pm 0.69 $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637" calcext:value-type="float">
            <text:p>3637</text:p>
          </table:table-cell>
          <table:table-cell table:formula="of:=SQRT([.D38])" office:value-type="float" office:value="60.3075451332584" calcext:value-type="float">
            <text:p>60.3075451333</text:p>
          </table:table-cell>
          <table:table-cell office:value-type="float" office:value="3345" calcext:value-type="float">
            <text:p>3345</text:p>
          </table:table-cell>
          <table:table-cell table:formula="of:=SQRT([.F38])" office:value-type="float" office:value="57.835974963685" calcext:value-type="float">
            <text:p>57.8359749637</text:p>
          </table:table-cell>
          <table:table-cell office:value-type="float" office:value="433" calcext:value-type="float">
            <text:p>433</text:p>
          </table:table-cell>
          <table:table-cell table:formula="of:=SQRT([.H38])" office:value-type="float" office:value="20.8086520466848" calcext:value-type="float">
            <text:p>20.8086520467</text:p>
          </table:table-cell>
          <table:table-cell table:formula="of:=[.D38]/[.B38]" office:value-type="float" office:value="121.233333333333" calcext:value-type="float">
            <text:p>121.2333333333</text:p>
          </table:table-cell>
          <table:table-cell table:formula="of:=[.E38]/[.B38]" office:value-type="float" office:value="2.01025150444195" calcext:value-type="float">
            <text:p>2.0102515044</text:p>
          </table:table-cell>
          <table:table-cell table:formula="of:=[.F38]/[.B38]" office:value-type="float" office:value="111.5" calcext:value-type="float">
            <text:p>111.5</text:p>
          </table:table-cell>
          <table:table-cell table:formula="of:=[.G38]/[.B38]" office:value-type="float" office:value="1.92786583212283" calcext:value-type="float">
            <text:p>1.9278658321</text:p>
          </table:table-cell>
          <table:table-cell table:formula="of:=[.H38]/[.B38]" office:value-type="float" office:value="14.4333333333333" calcext:value-type="float">
            <text:p>14.4333333333</text:p>
          </table:table-cell>
          <table:table-cell table:formula="of:=[.I38]/[.B38]" office:value-type="float" office:value="0.693621734889494" calcext:value-type="float">
            <text:p>0.6936217349</text:p>
          </table:table-cell>
          <table:table-cell table:formula="of:=[.J38]*[.O$4]" office:value-type="float" office:value="99.9303410181225" calcext:value-type="float">
            <text:p>99.9303410181</text:p>
          </table:table-cell>
          <table:table-cell table:formula="of:=SQRT([.K38]^2*[.O$4]^2+[.P$4]^2*[.J38]^2)" office:value-type="float" office:value="2.07436015024246" calcext:value-type="float">
            <text:p>2.0743601502</text:p>
          </table:table-cell>
          <table:table-cell table:formula="of:=[.L38]*[.O$6]" office:value-type="float" office:value="92.5620778942133" calcext:value-type="float">
            <text:p>92.5620778942</text:p>
          </table:table-cell>
          <table:table-cell table:formula="of:=SQRT([.M38]^2*[.O$6]^2+[.P$6]^2*[.L38]^2)" office:value-type="float" office:value="1.63481541598973" calcext:value-type="float">
            <text:p>1.634815416</text:p>
          </table:table-cell>
          <table:table-cell table:formula="of:=([.A$15])*(([.J38]-[.P38])*[.L38]+([.L38]-[.R38])*[.J38]+2*[.P38]*[.R38])" office:value-type="float" office:value="0.139024266510402" calcext:value-type="float">
            <text:p>0.1390242665</text:p>
          </table:table-cell>
          <table:table-cell/>
          <table:table-cell table:formula="of:=2*[.J38]*[.L38]*[.A$15]" office:value-type="float" office:value="0.1622102" calcext:value-type="float">
            <text:p>0.1622102</text:p>
          </table:table-cell>
          <table:table-cell table:formula="of:=2*[.A$15]*SQRT([.K38]^2*[.L38]^2+[.M38]^2*[.J38]^2)" office:value-type="float" office:value="0.00388596039849439" calcext:value-type="float">
            <text:p>0.0038859604</text:p>
          </table:table-cell>
          <table:table-cell table:formula="of:=[.N38]-[.V38]" office:value-type="float" office:value="14.2711231333333" calcext:value-type="float">
            <text:p>14.2711231333</text:p>
          </table:table-cell>
          <table:table-cell table:formula="of:=SQRT([.W38]^2+[.O38]^2)" office:value-type="float" office:value="0.69363262019554" calcext:value-type="float">
            <text:p>0.6936326202</text:p>
          </table:table-cell>
          <table:table-cell office:value-type="float" office:value="10" calcext:value-type="float">
            <text:p>10</text:p>
          </table:table-cell>
          <table:table-cell table:formula="of:=[.Z38]*[.X38]" office:value-type="float" office:value="142.711231333333" calcext:value-type="float">
            <text:p>142.7112313333</text:p>
          </table:table-cell>
          <table:table-cell table:formula="of:=([.Z38]-[.AA$44])^2*[.X38]" office:value-type="float" office:value="1619.33825166981" calcext:value-type="float">
            <text:p>1619.3382516698</text:p>
          </table:table-cell>
          <table:table-cell table:formula="of:=([.Z38]-[.AA$44])^3*[.X38]" office:value-type="float" office:value="17249.5307652233" calcext:value-type="float">
            <text:p>17249.5307652233</text:p>
          </table:table-cell>
          <table:table-cell table:formula="of:=([.Z38]-[.AA$44])^4*[.X38]" office:value-type="float" office:value="183745.620356689" calcext:value-type="float">
            <text:p>183745.62035668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&quot;$ &quot; &amp;MROUND([.D39];0.01) &amp; &quot; \pm &quot; &amp;MROUND([.E39];1)&amp; &quot; $&quot;" office:value-type="string" office:string-value="$ 7375 \pm 86 $" calcext:value-type="string">
            <text:p>$ 7375 \pm 86 $</text:p>
          </table:table-cell>
          <table:table-cell table:formula="of:=&quot;$ &quot; &amp;MROUND([.F39];0.01) &amp; &quot; \pm &quot; &amp;MROUND([.G39];1)&amp; &quot; $&quot;" office:value-type="string" office:string-value="$ 6548 \pm 81 $" calcext:value-type="string">
            <text:p>$ 6548 \pm 81 $</text:p>
          </table:table-cell>
          <table:table-cell table:formula="of:=&quot;$ &quot; &amp;MROUND([.H39];0.01) &amp; &quot; \pm &quot; &amp;MROUND([.I39];1)&amp; &quot; $&quot;" office:value-type="string" office:string-value="$ 558 \pm 24 $" calcext:value-type="string">
            <text:p>$ 558 \pm 24 $</text:p>
          </table:table-cell>
          <table:table-cell table:formula="of:=&quot;$ &quot; &amp;MROUND([.P39];0.01) &amp; &quot; \pm &quot; &amp;MROUND([.Q39];0.01)&amp; &quot; $&quot;" office:value-type="string" office:string-value="$ 101.32 \pm 1.73 $" calcext:value-type="string">
            <text:p>$ 101.32 \pm 1.73 $</text:p>
          </table:table-cell>
          <table:table-cell table:formula="of:=&quot;$ &quot; &amp;MROUND([.R39];0.01) &amp; &quot; \pm &quot; &amp;MROUND([.S39];0.01)&amp; &quot; $&quot;" office:value-type="string" office:string-value="$ 90.6 \pm 1.17 $" calcext:value-type="string">
            <text:p>$ 90.6 \pm 1.17 $</text:p>
          </table:table-cell>
          <table:table-cell table:formula="of:=&quot;$ &quot; &amp;MROUND([.X39];0.01) &amp; &quot; \pm &quot; &amp;MROUND([.Y39];0.01)&amp; &quot; $&quot;" office:value-type="string" office:string-value="$ 9.14 \pm 0.39 $" calcext:value-type="string">
            <text:p>$ 9.14 \pm 0.39 $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7375" calcext:value-type="float">
            <text:p>7375</text:p>
          </table:table-cell>
          <table:table-cell table:formula="of:=SQRT([.D39])" office:value-type="float" office:value="85.8778201865883" calcext:value-type="float">
            <text:p>85.8778201866</text:p>
          </table:table-cell>
          <table:table-cell office:value-type="float" office:value="6548" calcext:value-type="float">
            <text:p>6548</text:p>
          </table:table-cell>
          <table:table-cell table:formula="of:=SQRT([.F39])" office:value-type="float" office:value="80.9197132965756" calcext:value-type="float">
            <text:p>80.9197132966</text:p>
          </table:table-cell>
          <table:table-cell office:value-type="float" office:value="558" calcext:value-type="float">
            <text:p>558</text:p>
          </table:table-cell>
          <table:table-cell table:formula="of:=SQRT([.H39])" office:value-type="float" office:value="23.6220236220354" calcext:value-type="float">
            <text:p>23.622023622</text:p>
          </table:table-cell>
          <table:table-cell table:formula="of:=[.D39]/[.B39]" office:value-type="float" office:value="122.916666666667" calcext:value-type="float">
            <text:p>122.9166666667</text:p>
          </table:table-cell>
          <table:table-cell table:formula="of:=[.E39]/[.B39]" office:value-type="float" office:value="1.43129700310981" calcext:value-type="float">
            <text:p>1.4312970031</text:p>
          </table:table-cell>
          <table:table-cell table:formula="of:=[.F39]/[.B39]" office:value-type="float" office:value="109.133333333333" calcext:value-type="float">
            <text:p>109.1333333333</text:p>
          </table:table-cell>
          <table:table-cell table:formula="of:=[.G39]/[.B39]" office:value-type="float" office:value="1.34866188827626" calcext:value-type="float">
            <text:p>1.3486618883</text:p>
          </table:table-cell>
          <table:table-cell table:formula="of:=[.H39]/[.B39]" office:value-type="float" office:value="9.3" calcext:value-type="float">
            <text:p>9.3</text:p>
          </table:table-cell>
          <table:table-cell table:formula="of:=[.I39]/[.B39]" office:value-type="float" office:value="0.393700393700591" calcext:value-type="float">
            <text:p>0.3937003937</text:p>
          </table:table-cell>
          <table:table-cell table:formula="of:=[.J39]*[.O$4]" office:value-type="float" office:value="101.317880809548" calcext:value-type="float">
            <text:p>101.3178808095</text:p>
          </table:table-cell>
          <table:table-cell table:formula="of:=SQRT([.K39]^2*[.O$4]^2+[.P$4]^2*[.J39]^2)" office:value-type="float" office:value="1.72995185311845" calcext:value-type="float">
            <text:p>1.7299518531</text:p>
          </table:table-cell>
          <table:table-cell table:formula="of:=[.L39]*[.O$6]" office:value-type="float" office:value="90.5973820704497" calcext:value-type="float">
            <text:p>90.5973820704</text:p>
          </table:table-cell>
          <table:table-cell table:formula="of:=SQRT([.M39]^2*[.O$6]^2+[.P$6]^2*[.L39]^2)" office:value-type="float" office:value="1.16622748831374" calcext:value-type="float">
            <text:p>1.1662274883</text:p>
          </table:table-cell>
          <table:table-cell table:formula="of:=([.A$15])*(([.J39]-[.P39])*[.L39]+([.L39]-[.R39])*[.J39]+2*[.P39]*[.R39])" office:value-type="float" office:value="0.137962766134869" calcext:value-type="float">
            <text:p>0.1379627661</text:p>
          </table:table-cell>
          <table:table-cell/>
          <table:table-cell table:formula="of:=2*[.J39]*[.L39]*[.A$15]" office:value-type="float" office:value="0.160971666666667" calcext:value-type="float">
            <text:p>0.1609716667</text:p>
          </table:table-cell>
          <table:table-cell table:formula="of:=2*[.A$15]*SQRT([.K39]^2*[.L39]^2+[.M39]^2*[.J39]^2)" office:value-type="float" office:value="0.00273325722353386" calcext:value-type="float">
            <text:p>0.0027332572</text:p>
          </table:table-cell>
          <table:table-cell table:formula="of:=[.N39]-[.V39]" office:value-type="float" office:value="9.13902833333333" calcext:value-type="float">
            <text:p>9.1390283333</text:p>
          </table:table-cell>
          <table:table-cell table:formula="of:=SQRT([.W39]^2+[.O39]^2)" office:value-type="float" office:value="0.393709881378471" calcext:value-type="float">
            <text:p>0.3937098814</text:p>
          </table:table-cell>
          <table:table-cell office:value-type="float" office:value="12" calcext:value-type="float">
            <text:p>12</text:p>
          </table:table-cell>
          <table:table-cell table:formula="of:=[.Z39]*[.X39]" office:value-type="float" office:value="109.66834" calcext:value-type="float">
            <text:p>109.66834</text:p>
          </table:table-cell>
          <table:table-cell table:formula="of:=([.Z39]-[.AA$44])^2*[.X39]" office:value-type="float" office:value="1462.96114624366" calcext:value-type="float">
            <text:p>1462.9611462437</text:p>
          </table:table-cell>
          <table:table-cell table:formula="of:=([.Z39]-[.AA$44])^3*[.X39]" office:value-type="float" office:value="18509.6913255688" calcext:value-type="float">
            <text:p>18509.6913255688</text:p>
          </table:table-cell>
          <table:table-cell table:formula="of:=([.Z39]-[.AA$44])^4*[.X39]" office:value-type="float" office:value="234188.497655956" calcext:value-type="float">
            <text:p>234188.49765595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formula="of:=&quot;$ &quot; &amp;MROUND([.D40];0.01) &amp; &quot; \pm &quot; &amp;MROUND([.E40];1)&amp; &quot; $&quot;" office:value-type="string" office:string-value="$ 11059 \pm 105 $" calcext:value-type="string">
            <text:p>$ 11059 \pm 105 $</text:p>
          </table:table-cell>
          <table:table-cell table:formula="of:=&quot;$ &quot; &amp;MROUND([.F40];0.01) &amp; &quot; \pm &quot; &amp;MROUND([.G40];1)&amp; &quot; $&quot;" office:value-type="string" office:string-value="$ 10049 \pm 100 $" calcext:value-type="string">
            <text:p>$ 10049 \pm 100 $</text:p>
          </table:table-cell>
          <table:table-cell table:formula="of:=&quot;$ &quot; &amp;MROUND([.H40];0.01) &amp; &quot; \pm &quot; &amp;MROUND([.I40];1)&amp; &quot; $&quot;" office:value-type="string" office:string-value="$ 400 \pm 20 $" calcext:value-type="string">
            <text:p>$ 400 \pm 20 $</text:p>
          </table:table-cell>
          <table:table-cell table:formula="of:=&quot;$ &quot; &amp;MROUND([.P40];0.01) &amp; &quot; \pm &quot; &amp;MROUND([.Q40];0.01)&amp; &quot; $&quot;" office:value-type="string" office:string-value="$ 101.29 \pm 1.59 $" calcext:value-type="string">
            <text:p>$ 101.29 \pm 1.59 $</text:p>
          </table:table-cell>
          <table:table-cell table:formula="of:=&quot;$ &quot; &amp;MROUND([.R40];0.01) &amp; &quot; \pm &quot; &amp;MROUND([.S40];0.01)&amp; &quot; $&quot;" office:value-type="string" office:string-value="$ 92.69 \pm 0.98 $" calcext:value-type="string">
            <text:p>$ 92.69 \pm 0.98 $</text:p>
          </table:table-cell>
          <table:table-cell table:formula="of:=&quot;$ &quot; &amp;MROUND([.X40];0.01) &amp; &quot; \pm &quot; &amp;MROUND([.Y40];0.01)&amp; &quot; $&quot;" office:value-type="string" office:string-value="$ 4.28 \pm 0.22 $" calcext:value-type="string">
            <text:p>$ 4.28 \pm 0.22 $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1059" calcext:value-type="float">
            <text:p>11059</text:p>
          </table:table-cell>
          <table:table-cell table:formula="of:=SQRT([.D40])" office:value-type="float" office:value="105.161780129475" calcext:value-type="float">
            <text:p>105.1617801295</text:p>
          </table:table-cell>
          <table:table-cell office:value-type="float" office:value="10049" calcext:value-type="float">
            <text:p>10049</text:p>
          </table:table-cell>
          <table:table-cell table:formula="of:=SQRT([.F40])" office:value-type="float" office:value="100.244700608062" calcext:value-type="float">
            <text:p>100.2447006081</text:p>
          </table:table-cell>
          <table:table-cell office:value-type="float" office:value="400" calcext:value-type="float">
            <text:p>400</text:p>
          </table:table-cell>
          <table:table-cell table:formula="of:=SQRT([.H40])" office:value-type="float" office:value="20" calcext:value-type="float">
            <text:p>20</text:p>
          </table:table-cell>
          <table:table-cell table:formula="of:=[.D40]/[.B40]" office:value-type="float" office:value="122.877777777778" calcext:value-type="float">
            <text:p>122.8777777778</text:p>
          </table:table-cell>
          <table:table-cell table:formula="of:=[.E40]/[.B40]" office:value-type="float" office:value="1.16846422366083" calcext:value-type="float">
            <text:p>1.1684642237</text:p>
          </table:table-cell>
          <table:table-cell table:formula="of:=[.F40]/[.B40]" office:value-type="float" office:value="111.655555555556" calcext:value-type="float">
            <text:p>111.6555555556</text:p>
          </table:table-cell>
          <table:table-cell table:formula="of:=[.G40]/[.B40]" office:value-type="float" office:value="1.11383000675625" calcext:value-type="float">
            <text:p>1.1138300068</text:p>
          </table:table-cell>
          <table:table-cell table:formula="of:=[.H40]/[.B40]" office:value-type="float" office:value="4.44444444444444" calcext:value-type="float">
            <text:p>4.4444444444</text:p>
          </table:table-cell>
          <table:table-cell table:formula="of:=[.I40]/[.B40]" office:value-type="float" office:value="0.222222222222222" calcext:value-type="float">
            <text:p>0.2222222222</text:p>
          </table:table-cell>
          <table:table-cell table:formula="of:=[.J40]*[.O$4]" office:value-type="float" office:value="101.285825434829" calcext:value-type="float">
            <text:p>101.2858254348</text:p>
          </table:table-cell>
          <table:table-cell table:formula="of:=SQRT([.K40]^2*[.O$4]^2+[.P$4]^2*[.J40]^2)" office:value-type="float" office:value="1.58979812844169" calcext:value-type="float">
            <text:p>1.5897981284</text:p>
          </table:table-cell>
          <table:table-cell table:formula="of:=[.L40]*[.O$6]" office:value-type="float" office:value="92.6912128309865" calcext:value-type="float">
            <text:p>92.691212831</text:p>
          </table:table-cell>
          <table:table-cell table:formula="of:=SQRT([.M40]^2*[.O$6]^2+[.P$6]^2*[.L40]^2)" office:value-type="float" office:value="0.98313381215079" calcext:value-type="float">
            <text:p>0.9831338122</text:p>
          </table:table-cell>
          <table:table-cell table:formula="of:=([.A$15])*(([.J40]-[.P40])*[.L40]+([.L40]-[.R40])*[.J40]+2*[.P40]*[.R40])" office:value-type="float" office:value="0.141106618378056" calcext:value-type="float">
            <text:p>0.1411066184</text:p>
          </table:table-cell>
          <table:table-cell/>
          <table:table-cell table:formula="of:=2*[.J40]*[.L40]*[.A$15]" office:value-type="float" office:value="0.164639838518519" calcext:value-type="float">
            <text:p>0.1646398385</text:p>
          </table:table-cell>
          <table:table-cell table:formula="of:=2*[.A$15]*SQRT([.K40]^2*[.L40]^2+[.M40]^2*[.J40]^2)" office:value-type="float" office:value="0.00226902416990829" calcext:value-type="float">
            <text:p>0.0022690242</text:p>
          </table:table-cell>
          <table:table-cell table:formula="of:=[.N40]-[.V40]" office:value-type="float" office:value="4.27980460592593" calcext:value-type="float">
            <text:p>4.2798046059</text:p>
          </table:table-cell>
          <table:table-cell table:formula="of:=SQRT([.W40]^2+[.O40]^2)" office:value-type="float" office:value="0.222233805979348" calcext:value-type="float">
            <text:p>0.222233806</text:p>
          </table:table-cell>
          <table:table-cell office:value-type="float" office:value="15" calcext:value-type="float">
            <text:p>15</text:p>
          </table:table-cell>
          <table:table-cell table:formula="of:=[.Z40]*[.X40]" office:value-type="float" office:value="64.1970690888889" calcext:value-type="float">
            <text:p>64.1970690889</text:p>
          </table:table-cell>
          <table:table-cell table:formula="of:=([.Z40]-[.AA$44])^2*[.X40]" office:value-type="float" office:value="1048.51648224965" calcext:value-type="float">
            <text:p>1048.5164822497</text:p>
          </table:table-cell>
          <table:table-cell table:formula="of:=([.Z40]-[.AA$44])^3*[.X40]" office:value-type="float" office:value="16411.5999403278" calcext:value-type="float">
            <text:p>16411.5999403278</text:p>
          </table:table-cell>
          <table:table-cell table:formula="of:=([.Z40]-[.AA$44])^4*[.X40]" office:value-type="float" office:value="256877.805128519" calcext:value-type="float">
            <text:p>256877.80512851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formula="of:=&quot;$ &quot; &amp;MROUND([.D41];0.01) &amp; &quot; \pm &quot; &amp;MROUND([.E41];1)&amp; &quot; $&quot;" office:value-type="string" office:string-value="$ 14704 \pm 121 $" calcext:value-type="string">
            <text:p>$ 14704 \pm 121 $</text:p>
          </table:table-cell>
          <table:table-cell table:formula="of:=&quot;$ &quot; &amp;MROUND([.F41];0.01) &amp; &quot; \pm &quot; &amp;MROUND([.G41];1)&amp; &quot; $&quot;" office:value-type="string" office:string-value="$ 13274 \pm 115 $" calcext:value-type="string">
            <text:p>$ 13274 \pm 115 $</text:p>
          </table:table-cell>
          <table:table-cell table:formula="of:=&quot;$ &quot; &amp;MROUND([.H41];0.01) &amp; &quot; \pm &quot; &amp;MROUND([.I41];1)&amp; &quot; $&quot;" office:value-type="string" office:string-value="$ 62 \pm 8 $" calcext:value-type="string">
            <text:p>$ 62 \pm 8 $</text:p>
          </table:table-cell>
          <table:table-cell table:formula="of:=&quot;$ &quot; &amp;MROUND([.P41];0.01) &amp; &quot; \pm &quot; &amp;MROUND([.Q41];0.01)&amp; &quot; $&quot;" office:value-type="string" office:string-value="$ 101 \pm 1.51 $" calcext:value-type="string">
            <text:p>$ 101 \pm 1.51 $</text:p>
          </table:table-cell>
          <table:table-cell table:formula="of:=&quot;$ &quot; &amp;MROUND([.R41];0.01) &amp; &quot; \pm &quot; &amp;MROUND([.S41];0.01)&amp; &quot; $&quot;" office:value-type="string" office:string-value="$ 91.83 \pm 0.86 $" calcext:value-type="string">
            <text:p>$ 91.83 \pm 0.86 $</text:p>
          </table:table-cell>
          <table:table-cell table:formula="of:=&quot;$ &quot; &amp;MROUND([.X41];0.01) &amp; &quot; \pm &quot; &amp;MROUND([.Y41];0.01)&amp; &quot; $&quot;" office:value-type="string" office:string-value="$ 0.35 \pm 0.07 $" calcext:value-type="string">
            <text:p>$ 0.35 \pm 0.07 $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4704" calcext:value-type="float">
            <text:p>14704</text:p>
          </table:table-cell>
          <table:table-cell table:formula="of:=SQRT([.D41])" office:value-type="float" office:value="121.260051129793" calcext:value-type="float">
            <text:p>121.2600511298</text:p>
          </table:table-cell>
          <table:table-cell office:value-type="float" office:value="13274" calcext:value-type="float">
            <text:p>13274</text:p>
          </table:table-cell>
          <table:table-cell table:formula="of:=SQRT([.F41])" office:value-type="float" office:value="115.212846505934" calcext:value-type="float">
            <text:p>115.2128465059</text:p>
          </table:table-cell>
          <table:table-cell office:value-type="float" office:value="62" calcext:value-type="float">
            <text:p>62</text:p>
          </table:table-cell>
          <table:table-cell table:formula="of:=SQRT([.H41])" office:value-type="float" office:value="7.87400787401181" calcext:value-type="float">
            <text:p>7.874007874</text:p>
          </table:table-cell>
          <table:table-cell table:formula="of:=[.D41]/[.B41]" office:value-type="float" office:value="122.533333333333" calcext:value-type="float">
            <text:p>122.5333333333</text:p>
          </table:table-cell>
          <table:table-cell table:formula="of:=[.E41]/[.B41]" office:value-type="float" office:value="1.01050042608161" calcext:value-type="float">
            <text:p>1.0105004261</text:p>
          </table:table-cell>
          <table:table-cell table:formula="of:=[.F41]/[.B41]" office:value-type="float" office:value="110.616666666667" calcext:value-type="float">
            <text:p>110.6166666667</text:p>
          </table:table-cell>
          <table:table-cell table:formula="of:=[.G41]/[.B41]" office:value-type="float" office:value="0.96010705421612" calcext:value-type="float">
            <text:p>0.9601070542</text:p>
          </table:table-cell>
          <table:table-cell table:formula="of:=[.H41]/[.B41]" office:value-type="float" office:value="0.516666666666667" calcext:value-type="float">
            <text:p>0.5166666667</text:p>
          </table:table-cell>
          <table:table-cell table:formula="of:=[.I41]/[.B41]" office:value-type="float" office:value="0.0656167322834318" calcext:value-type="float">
            <text:p>0.0656167323</text:p>
          </table:table-cell>
          <table:table-cell table:formula="of:=[.J41]*[.O$4]" office:value-type="float" office:value="101.0019064016" calcext:value-type="float">
            <text:p>101.0019064016</text:p>
          </table:table-cell>
          <table:table-cell table:formula="of:=SQRT([.K41]^2*[.O$4]^2+[.P$4]^2*[.J41]^2)" office:value-type="float" office:value="1.51150266763049" calcext:value-type="float">
            <text:p>1.5115026676</text:p>
          </table:table-cell>
          <table:table-cell table:formula="of:=[.L41]*[.O$6]" office:value-type="float" office:value="91.8287759318227" calcext:value-type="float">
            <text:p>91.8287759318</text:p>
          </table:table-cell>
          <table:table-cell table:formula="of:=SQRT([.M41]^2*[.O$6]^2+[.P$6]^2*[.L41]^2)" office:value-type="float" office:value="0.863003476078742" calcext:value-type="float">
            <text:p>0.8630034761</text:p>
          </table:table-cell>
          <table:table-cell table:formula="of:=([.A$15])*(([.J41]-[.P41])*[.L41]+([.L41]-[.R41])*[.J41]+2*[.P41]*[.R41])" office:value-type="float" office:value="0.139401842502522" calcext:value-type="float">
            <text:p>0.1394018425</text:p>
          </table:table-cell>
          <table:table-cell/>
          <table:table-cell table:formula="of:=2*[.J41]*[.L41]*[.A$15]" office:value-type="float" office:value="0.162650746666667" calcext:value-type="float">
            <text:p>0.1626507467</text:p>
          </table:table-cell>
          <table:table-cell table:formula="of:=2*[.A$15]*SQRT([.K41]^2*[.L41]^2+[.M41]^2*[.J41]^2)" office:value-type="float" office:value="0.001947357737688" calcext:value-type="float">
            <text:p>0.0019473577</text:p>
          </table:table-cell>
          <table:table-cell table:formula="of:=[.N41]-[.V41]" office:value-type="float" office:value="0.35401592" calcext:value-type="float">
            <text:p>0.35401592</text:p>
          </table:table-cell>
          <table:table-cell table:formula="of:=SQRT([.W41]^2+[.O41]^2)" office:value-type="float" office:value="0.0656456225327637" calcext:value-type="float">
            <text:p>0.0656456225</text:p>
          </table:table-cell>
          <table:table-cell office:value-type="float" office:value="20" calcext:value-type="float">
            <text:p>20</text:p>
          </table:table-cell>
          <table:table-cell table:formula="of:=[.Z41]*[.X41]" office:value-type="float" office:value="7.0803184" calcext:value-type="float">
            <text:p>7.0803184</text:p>
          </table:table-cell>
          <table:table-cell table:formula="of:=([.Z41]-[.AA$44])^2*[.X41]" office:value-type="float" office:value="150.992664286414" calcext:value-type="float">
            <text:p>150.9926642864</text:p>
          </table:table-cell>
          <table:table-cell table:formula="of:=([.Z41]-[.AA$44])^3*[.X41]" office:value-type="float" office:value="3118.33217842524" calcext:value-type="float">
            <text:p>3118.3321784252</text:p>
          </table:table-cell>
          <table:table-cell table:formula="of:=([.Z41]-[.AA$44])^4*[.X41]" office:value-type="float" office:value="64400.4503196067" calcext:value-type="float">
            <text:p>64400.4503196067</text:p>
          </table:table-cell>
          <table:table-cell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TOTAL</text:p>
          </table:table-cell>
          <table:table-cell table:formula="of:=SUM([.D15:.D41])" office:value-type="float" office:value="144204" calcext:value-type="float">
            <text:p>144204</text:p>
          </table:table-cell>
          <table:table-cell/>
          <table:table-cell table:formula="of:=SUM([.F15:.F41])" office:value-type="float" office:value="132257" calcext:value-type="float">
            <text:p>132257</text:p>
          </table:table-cell>
          <table:table-cell/>
          <table:table-cell table:formula="of:=SUM([.H15:.H41])" office:value-type="float" office:value="21354" calcext:value-type="float">
            <text:p>21354</text:p>
          </table:table-cell>
          <table:table-cell table:number-columns-repeated="11"/>
          <table:table-cell table:style-name="Default" table:number-columns-repeated="2"/>
          <table:table-cell table:number-columns-repeated="2"/>
          <table:table-cell table:formula="of:=SUM([.X15:.X41])" office:value-type="float" office:value="653.831888122963" calcext:value-type="float">
            <text:p>653.831888123</text:p>
          </table:table-cell>
          <table:table-cell table:number-columns-repeated="9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5"/>
          <table:table-cell table:style-name="ce21" office:value-type="string" calcext:value-type="string">
            <text:p>1º Momento</text:p>
          </table:table-cell>
          <table:table-cell table:style-name="ce21" office:value-type="string" calcext:value-type="string">
            <text:p>2º Momento</text:p>
          </table:table-cell>
          <table:table-cell table:style-name="ce21" office:value-type="string" calcext:value-type="string">
            <text:p>3º Momento</text:p>
          </table:table-cell>
          <table:table-cell table:style-name="ce21" office:value-type="string" calcext:value-type="string">
            <text:p>4º Momento</text:p>
          </table:table-cell>
          <table:table-cell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5"/>
          <table:table-cell table:formula="of:=SUM([.AA15:.AA41])/[.X42]" office:value-type="float" office:value="-0.652209782258997" calcext:value-type="float">
            <text:p>-0.6522097823</text:p>
          </table:table-cell>
          <table:table-cell table:formula="of:=SUM([.AB15:.AB41])/[.X42]" office:value-type="float" office:value="37.208165139196" calcext:value-type="float">
            <text:p>37.2081651392</text:p>
          </table:table-cell>
          <table:table-cell table:formula="of:=SUM([.AC15:.AC41])/[.X42]" office:value-type="float" office:value="4.7237237260775" calcext:value-type="float">
            <text:p>4.7237237261</text:p>
          </table:table-cell>
          <table:table-cell table:formula="of:=SUM([.AD15:.AD41])/[.X42]" office:value-type="float" office:value="3584.16055111432" calcext:value-type="float">
            <text:p>3584.1605511143</text:p>
          </table:table-cell>
          <table:table-cell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12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6"/>
          <table:table-cell table:style-name="ce21" office:value-type="string" calcext:value-type="string">
            <text:p>Desvio Padrão</text:p>
          </table:table-cell>
          <table:table-cell table:style-name="ce21" office:value-type="string" calcext:value-type="string">
            <text:p>Assimetria</text:p>
          </table:table-cell>
          <table:table-cell table:style-name="ce21" office:value-type="string" calcext:value-type="string">
            <text:p>Kurtosis</text:p>
          </table:table-cell>
          <table:table-cell table:number-columns-repeated="3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6"/>
          <table:table-cell table:formula="of:=SQRT([.AB44])" office:value-type="float" office:value="6.09984959971932" calcext:value-type="float">
            <text:p>6.0998495997</text:p>
          </table:table-cell>
          <table:table-cell table:formula="of:=[.AC44]/[.AB47]^3" office:value-type="float" office:value="0.0208126369371856" calcext:value-type="float">
            <text:p>0.0208126369</text:p>
          </table:table-cell>
          <table:table-cell table:formula="of:=[.AD44]/[.AB47]^4" office:value-type="float" office:value="2.58887419987938" calcext:value-type="float">
            <text:p>2.5888741999</text:p>
          </table:table-cell>
          <table:table-cell table:number-columns-repeated="3"/>
          <table:table-cell table:style-name="Default" table:number-columns-repeated="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23:24:49.567488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3:08:06.604413721</meta:creation-date>
    <dc:date>2015-05-04T00:51:20.729465994</dc:date>
    <meta:editing-duration>PT8H47M38S</meta:editing-duration>
    <meta:editing-cycles>20</meta:editing-cycles>
    <meta:generator>LibreOffice/4.2.7.2$Linux_X86_64 LibreOffice_project/420m0$Build-2</meta:generator>
    <dc:creator>André Melo</dc:creator>
    <meta:document-statistic meta:table-count="1" meta:cell-count="1140" meta:object-count="0"/>
  </office:meta>
</office:document-meta>
</file>